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A000001CD31B1BA971389D1FD.png" manifest:media-type="image/png"/>
  <manifest:file-entry manifest:full-path="Pictures/10000201000005840000023E05259CFEDF17A4D0.png" manifest:media-type="image/png"/>
  <manifest:file-entry manifest:full-path="Pictures/10000201000004540000031E5B850C621990C2F0.png" manifest:media-type="image/png"/>
  <manifest:file-entry manifest:full-path="Pictures/100002010000022E0000021B12EECA050F20B08C.png" manifest:media-type="image/png"/>
  <manifest:file-entry manifest:full-path="Pictures/10000201000002990000018A81B4E8C43592F32B.png" manifest:media-type="image/png"/>
  <manifest:file-entry manifest:full-path="Pictures/10000201000003BB000001E0D76811843B54219B.png" manifest:media-type="image/png"/>
  <manifest:file-entry manifest:full-path="Pictures/100002010000020F00000185A971DCC6738208D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4*"/>
    </style:style>
    <style:style style:name="Table1.B" style:family="table-column">
      <style:table-column-properties style:column-width="3.679cm" style:rel-column-width="13708*"/>
    </style:style>
    <style:style style:name="Table1.C" style:family="table-column">
      <style:table-column-properties style:column-width="3.357cm" style:rel-column-width="12506*"/>
    </style:style>
    <style:style style:name="Table1.D" style:family="table-column">
      <style:table-column-properties style:column-width="3.519cm" style:rel-column-width="13110*"/>
    </style:style>
    <style:style style:name="Table1.E" style:family="table-column">
      <style:table-column-properties style:column-width="3.517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413f" officeooo:paragraph-rsid="001f413f"/>
    </style:style>
    <style:style style:name="P2" style:family="paragraph" style:parent-style-name="Standard">
      <style:text-properties officeooo:rsid="00239be8" officeooo:paragraph-rsid="00239be8"/>
    </style:style>
    <style:style style:name="P3" style:family="paragraph" style:parent-style-name="Standard">
      <style:text-properties officeooo:rsid="002654b8" officeooo:paragraph-rsid="002654b8"/>
    </style:style>
    <style:style style:name="P4" style:family="paragraph" style:parent-style-name="Standard">
      <style:text-properties officeooo:rsid="002755be" officeooo:paragraph-rsid="002755be"/>
    </style:style>
    <style:style style:name="P5" style:family="paragraph" style:parent-style-name="Standard">
      <style:text-properties officeooo:rsid="002755be" officeooo:paragraph-rsid="008e743d"/>
    </style:style>
    <style:style style:name="P6" style:family="paragraph" style:parent-style-name="Standard">
      <style:text-properties officeooo:rsid="0028e893" officeooo:paragraph-rsid="0028e893"/>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134da66" officeooo:paragraph-rsid="0134088f" style:font-weight-asian="normal" style:font-weight-complex="normal"/>
    </style:style>
    <style:style style:name="P9" style:family="paragraph" style:parent-style-name="Standard">
      <style:text-properties fo:font-weight="normal" officeooo:rsid="014437d2" officeooo:paragraph-rsid="01445cbd" style:font-weight-asian="normal" style:font-weight-complex="normal"/>
    </style:style>
    <style:style style:name="P10" style:family="paragraph" style:parent-style-name="Standard">
      <style:text-properties fo:font-weight="normal" officeooo:rsid="01445cbd" officeooo:paragraph-rsid="01445cbd" style:font-weight-asian="normal" style:font-weight-complex="normal"/>
    </style:style>
    <style:style style:name="P11" style:family="paragraph" style:parent-style-name="Standard">
      <style:text-properties fo:font-weight="normal" officeooo:rsid="014a84c1" officeooo:paragraph-rsid="014a84c1" style:font-weight-asian="normal" style:font-weight-complex="normal"/>
    </style:style>
    <style:style style:name="P12" style:family="paragraph" style:parent-style-name="Standard">
      <style:text-properties fo:font-weight="normal" officeooo:rsid="014be96b" officeooo:paragraph-rsid="014be96b" style:font-weight-asian="normal" style:font-weight-complex="normal"/>
    </style:style>
    <style:style style:name="P13" style:family="paragraph" style:parent-style-name="Standard">
      <style:text-properties fo:font-weight="normal" officeooo:rsid="014c8a27" officeooo:paragraph-rsid="014c8a27" style:font-weight-asian="normal" style:font-weight-complex="normal"/>
    </style:style>
    <style:style style:name="P14" style:family="paragraph" style:parent-style-name="Standard">
      <style:text-properties fo:font-weight="normal" officeooo:rsid="014d220d" officeooo:paragraph-rsid="014d220d" style:font-weight-asian="normal" style:font-weight-complex="normal"/>
    </style:style>
    <style:style style:name="P15" style:family="paragraph" style:parent-style-name="Standard">
      <style:text-properties fo:font-weight="normal" officeooo:rsid="01513269" officeooo:paragraph-rsid="01513269" style:font-weight-asian="normal" style:font-weight-complex="normal"/>
    </style:style>
    <style:style style:name="P16" style:family="paragraph" style:parent-style-name="Standard">
      <style:text-properties fo:font-weight="normal" officeooo:rsid="01369913" officeooo:paragraph-rsid="0140c40d" style:font-weight-asian="normal" style:font-weight-complex="normal"/>
    </style:style>
    <style:style style:name="P17" style:family="paragraph" style:parent-style-name="Standard">
      <style:text-properties fo:font-weight="normal" officeooo:rsid="018d6858" officeooo:paragraph-rsid="018d6858" style:font-weight-asian="normal" style:font-weight-complex="normal"/>
    </style:style>
    <style:style style:name="P18" style:family="paragraph" style:parent-style-name="Standard">
      <style:text-properties fo:font-weight="normal" officeooo:rsid="02479a45" officeooo:paragraph-rsid="0248d3be" style:font-weight-asian="normal" style:font-weight-complex="normal"/>
    </style:style>
    <style:style style:name="P19" style:family="paragraph" style:parent-style-name="Standard">
      <style:text-properties fo:font-weight="normal" officeooo:rsid="01233de3" officeooo:paragraph-rsid="01233de3" style:font-weight-asian="normal" style:font-weight-complex="normal"/>
    </style:style>
    <style:style style:name="P20" style:family="paragraph" style:parent-style-name="Standard">
      <style:text-properties fo:font-weight="normal" officeooo:rsid="026fe1c0" officeooo:paragraph-rsid="026fe1c0" style:font-weight-asian="normal" style:font-weight-complex="normal"/>
    </style:style>
    <style:style style:name="P21" style:family="paragraph" style:parent-style-name="Standard">
      <style:text-properties fo:font-weight="normal" officeooo:rsid="026fe1c0" officeooo:paragraph-rsid="0277fe05" style:font-weight-asian="normal" style:font-weight-complex="normal"/>
    </style:style>
    <style:style style:name="P22" style:family="paragraph" style:parent-style-name="Standard">
      <style:text-properties fo:font-weight="normal" officeooo:rsid="026fe1c0" officeooo:paragraph-rsid="027c7a0d" style:font-weight-asian="normal" style:font-weight-complex="normal"/>
    </style:style>
    <style:style style:name="P23" style:family="paragraph" style:parent-style-name="Standard">
      <style:text-properties fo:font-weight="normal" officeooo:rsid="02704e0e" style:font-weight-asian="normal" style:font-weight-complex="normal"/>
    </style:style>
    <style:style style:name="P24" style:family="paragraph" style:parent-style-name="Standard">
      <style:text-properties fo:font-weight="normal" officeooo:rsid="0271b8dd" officeooo:paragraph-rsid="0271b8dd" style:font-weight-asian="normal" style:font-weight-complex="normal"/>
    </style:style>
    <style:style style:name="P25" style:family="paragraph" style:parent-style-name="Standard">
      <style:text-properties fo:font-weight="normal" officeooo:rsid="02746371" officeooo:paragraph-rsid="02819ca4" style:font-weight-asian="normal" style:font-weight-complex="normal"/>
    </style:style>
    <style:style style:name="P26" style:family="paragraph" style:parent-style-name="Standard">
      <style:text-properties fo:font-weight="normal" officeooo:rsid="02746371" officeooo:paragraph-rsid="02746371" style:font-weight-asian="normal" style:font-weight-complex="normal"/>
    </style:style>
    <style:style style:name="P27" style:family="paragraph" style:parent-style-name="Standard">
      <style:text-properties fo:font-weight="normal" officeooo:rsid="0277fe05" officeooo:paragraph-rsid="0277fe05" style:font-weight-asian="normal" style:font-weight-complex="normal"/>
    </style:style>
    <style:style style:name="P28" style:family="paragraph" style:parent-style-name="Standard">
      <style:text-properties fo:font-weight="normal" officeooo:rsid="027b27e6" officeooo:paragraph-rsid="027b27e6" style:font-weight-asian="normal" style:font-weight-complex="normal"/>
    </style:style>
    <style:style style:name="P29" style:family="paragraph" style:parent-style-name="Standard">
      <style:text-properties fo:font-weight="normal" officeooo:rsid="027bdefc" officeooo:paragraph-rsid="027bdefc" style:font-weight-asian="normal" style:font-weight-complex="normal"/>
    </style:style>
    <style:style style:name="P30" style:family="paragraph" style:parent-style-name="Standard">
      <style:text-properties fo:font-weight="normal" officeooo:rsid="027ce9e6" officeooo:paragraph-rsid="027ce9e6" style:font-weight-asian="normal" style:font-weight-complex="normal"/>
    </style:style>
    <style:style style:name="P31" style:family="paragraph" style:parent-style-name="Standard">
      <style:text-properties fo:font-weight="normal" officeooo:rsid="02861911" officeooo:paragraph-rsid="02861911" style:font-weight-asian="normal" style:font-weight-complex="normal"/>
    </style:style>
    <style:style style:name="P32" style:family="paragraph" style:parent-style-name="Standard">
      <style:text-properties fo:font-weight="normal" officeooo:rsid="028795fa" officeooo:paragraph-rsid="028795fa" style:font-weight-asian="normal" style:font-weight-complex="normal"/>
    </style:style>
    <style:style style:name="P33" style:family="paragraph" style:parent-style-name="Standard">
      <style:text-properties fo:font-weight="normal" officeooo:rsid="028a59d8" officeooo:paragraph-rsid="028a59d8" style:font-weight-asian="normal" style:font-weight-complex="normal"/>
    </style:style>
    <style:style style:name="P34" style:family="paragraph" style:parent-style-name="Standard">
      <style:text-properties fo:font-weight="normal" officeooo:rsid="028d1e96" officeooo:paragraph-rsid="028d1e96" style:font-weight-asian="normal" style:font-weight-complex="normal"/>
    </style:style>
    <style:style style:name="P35" style:family="paragraph" style:parent-style-name="Standard">
      <style:text-properties fo:font-weight="normal" officeooo:rsid="02a73b56" officeooo:paragraph-rsid="02a73b56" style:font-weight-asian="normal" style:font-weight-complex="normal"/>
    </style:style>
    <style:style style:name="P36" style:family="paragraph" style:parent-style-name="Standard">
      <style:text-properties fo:font-weight="normal" officeooo:rsid="02a9c325" officeooo:paragraph-rsid="02a9c325" style:font-weight-asian="normal" style:font-weight-complex="normal"/>
    </style:style>
    <style:style style:name="P37" style:family="paragraph" style:parent-style-name="Standard">
      <style:text-properties fo:font-weight="normal" officeooo:rsid="02ab5f7e" officeooo:paragraph-rsid="02ab5f7e" style:font-weight-asian="normal" style:font-weight-complex="normal"/>
    </style:style>
    <style:style style:name="P38" style:family="paragraph" style:parent-style-name="Standard">
      <style:text-properties fo:font-weight="normal" officeooo:rsid="0283f7d0" officeooo:paragraph-rsid="02854c86" style:font-weight-asian="normal" style:font-weight-complex="normal"/>
    </style:style>
    <style:style style:name="P39" style:family="paragraph" style:parent-style-name="Standard">
      <style:text-properties fo:font-weight="normal" officeooo:rsid="02819ca4" officeooo:paragraph-rsid="02819ca4" style:font-weight-asian="normal" style:font-weight-complex="normal"/>
    </style:style>
    <style:style style:name="P40" style:family="paragraph" style:parent-style-name="Standard">
      <style:text-properties fo:font-weight="normal" officeooo:rsid="02acbba5" officeooo:paragraph-rsid="02acbba5" style:font-weight-asian="normal" style:font-weight-complex="normal"/>
    </style:style>
    <style:style style:name="P41" style:family="paragraph" style:parent-style-name="Standard">
      <style:text-properties officeooo:rsid="002f4d90" officeooo:paragraph-rsid="002f4d90"/>
    </style:style>
    <style:style style:name="P42" style:family="paragraph" style:parent-style-name="Standard">
      <style:text-properties style:text-underline-style="none" officeooo:rsid="00225991" officeooo:paragraph-rsid="00210963"/>
    </style:style>
    <style:style style:name="P43" style:family="paragraph" style:parent-style-name="Standard">
      <style:text-properties style:text-underline-style="none" officeooo:rsid="0028e893" officeooo:paragraph-rsid="0028e893"/>
    </style:style>
    <style:style style:name="P44" style:family="paragraph" style:parent-style-name="Standard">
      <style:text-properties style:text-underline-style="none" officeooo:rsid="0028e893" officeooo:paragraph-rsid="00854169"/>
    </style:style>
    <style:style style:name="P45" style:family="paragraph" style:parent-style-name="Standard">
      <style:text-properties style:text-underline-style="none" officeooo:rsid="0028e893" officeooo:paragraph-rsid="00b83a58"/>
    </style:style>
    <style:style style:name="P46" style:family="paragraph" style:parent-style-name="Standard">
      <style:text-properties style:text-underline-style="none" officeooo:rsid="0028e893" officeooo:paragraph-rsid="00dbc581"/>
    </style:style>
    <style:style style:name="P47" style:family="paragraph" style:parent-style-name="Standard">
      <style:text-properties style:text-underline-style="none" officeooo:rsid="0028e893" officeooo:paragraph-rsid="017dfe70"/>
    </style:style>
    <style:style style:name="P48" style:family="paragraph" style:parent-style-name="Standard">
      <style:text-properties style:text-underline-style="none" fo:font-weight="bold" officeooo:rsid="007ce167" officeooo:paragraph-rsid="007ce167" style:font-weight-asian="bold" style:font-weight-complex="bold"/>
    </style:style>
    <style:style style:name="P49" style:family="paragraph" style:parent-style-name="Standard">
      <style:text-properties style:text-underline-style="none" fo:font-weight="bold" officeooo:rsid="007b948e" officeooo:paragraph-rsid="0028e893" style:font-weight-asian="bold" style:font-weight-complex="bold"/>
    </style:style>
    <style:style style:name="P50" style:family="paragraph" style:parent-style-name="Standard">
      <style:text-properties style:text-underline-style="none" fo:font-weight="bold" officeooo:rsid="00b123d3" officeooo:paragraph-rsid="00b123d3" style:font-weight-asian="bold" style:font-weight-complex="bold"/>
    </style:style>
    <style:style style:name="P51" style:family="paragraph" style:parent-style-name="Standard">
      <style:text-properties style:text-underline-style="none" fo:font-weight="bold" officeooo:rsid="0111c602" officeooo:paragraph-rsid="0111c602" style:font-weight-asian="bold" style:font-weight-complex="bold"/>
    </style:style>
    <style:style style:name="P52" style:family="paragraph" style:parent-style-name="Standard">
      <style:text-properties style:text-underline-style="none" fo:font-weight="bold" officeooo:rsid="015f6ced" officeooo:paragraph-rsid="015f6ced" style:font-weight-asian="bold" style:font-weight-complex="bold"/>
    </style:style>
    <style:style style:name="P53" style:family="paragraph" style:parent-style-name="Standard">
      <style:text-properties style:text-underline-style="none" fo:font-weight="bold" officeooo:rsid="017dfe70" officeooo:paragraph-rsid="017dfe70" style:font-weight-asian="bold" style:font-weight-complex="bold"/>
    </style:style>
    <style:style style:name="P54" style:family="paragraph" style:parent-style-name="Standard">
      <style:text-properties style:text-underline-style="none" fo:font-weight="bold" officeooo:rsid="018e8f78" officeooo:paragraph-rsid="018e8f78" style:font-weight-asian="bold" style:font-weight-complex="bold"/>
    </style:style>
    <style:style style:name="P55" style:family="paragraph" style:parent-style-name="Standard">
      <style:text-properties style:text-underline-style="none" fo:font-weight="bold" officeooo:rsid="0116155f" officeooo:paragraph-rsid="0116155f" style:font-weight-asian="bold" style:font-weight-complex="bold"/>
    </style:style>
    <style:style style:name="P56" style:family="paragraph" style:parent-style-name="Standard">
      <style:text-properties style:text-underline-style="none" fo:font-weight="bold" officeooo:rsid="0205beca" officeooo:paragraph-rsid="0205beca" style:font-weight-asian="bold" style:font-weight-complex="bold"/>
    </style:style>
    <style:style style:name="P57" style:family="paragraph" style:parent-style-name="Standard">
      <style:text-properties style:text-underline-style="none" fo:font-weight="bold" officeooo:rsid="0223f811" officeooo:paragraph-rsid="0223f811" style:font-weight-asian="bold" style:font-weight-complex="bold"/>
    </style:style>
    <style:style style:name="P58" style:family="paragraph" style:parent-style-name="Standard">
      <style:text-properties style:text-underline-style="none" fo:font-weight="bold" officeooo:rsid="0229a95c" officeooo:paragraph-rsid="0229a95c" style:font-weight-asian="bold" style:font-weight-complex="bold"/>
    </style:style>
    <style:style style:name="P59" style:family="paragraph" style:parent-style-name="Standard">
      <style:text-properties style:text-underline-style="none" fo:font-weight="bold" officeooo:rsid="02207ebf" officeooo:paragraph-rsid="02207ebf" style:font-weight-asian="bold" style:font-weight-complex="bold"/>
    </style:style>
    <style:style style:name="P60" style:family="paragraph" style:parent-style-name="Standard">
      <style:text-properties style:text-underline-style="none" officeooo:rsid="007ee7bf" officeooo:paragraph-rsid="007ee7bf"/>
    </style:style>
    <style:style style:name="P61" style:family="paragraph" style:parent-style-name="Standard">
      <style:text-properties style:text-underline-style="none" officeooo:rsid="00803ae2" officeooo:paragraph-rsid="00803ae2"/>
    </style:style>
    <style:style style:name="P62" style:family="paragraph" style:parent-style-name="Standard">
      <style:text-properties style:text-underline-style="none" officeooo:rsid="0084205b" officeooo:paragraph-rsid="0084205b"/>
    </style:style>
    <style:style style:name="P63" style:family="paragraph" style:parent-style-name="Standard">
      <style:text-properties style:text-underline-style="none" officeooo:rsid="008d104a" officeooo:paragraph-rsid="008d104a"/>
    </style:style>
    <style:style style:name="P64" style:family="paragraph" style:parent-style-name="Standard">
      <style:text-properties style:text-underline-style="none" officeooo:rsid="008d104a" officeooo:paragraph-rsid="00b5de35"/>
    </style:style>
    <style:style style:name="P65" style:family="paragraph" style:parent-style-name="Standard">
      <style:text-properties style:text-underline-style="none" officeooo:rsid="008d104a" officeooo:paragraph-rsid="00b63894"/>
    </style:style>
    <style:style style:name="P66" style:family="paragraph" style:parent-style-name="Standard">
      <style:text-properties style:text-underline-style="none" officeooo:rsid="00b123d3" officeooo:paragraph-rsid="00b123d3"/>
    </style:style>
    <style:style style:name="P67" style:family="paragraph" style:parent-style-name="Standard">
      <style:text-properties style:text-underline-style="none" officeooo:rsid="00be0648" officeooo:paragraph-rsid="00be0648"/>
    </style:style>
    <style:style style:name="P68" style:family="paragraph" style:parent-style-name="Standard">
      <style:text-properties style:text-underline-style="none" officeooo:rsid="00be0648" officeooo:paragraph-rsid="0159e387"/>
    </style:style>
    <style:style style:name="P69" style:family="paragraph" style:parent-style-name="Standard">
      <style:text-properties style:text-underline-style="none" officeooo:rsid="00c20678" officeooo:paragraph-rsid="00c20678"/>
    </style:style>
    <style:style style:name="P70" style:family="paragraph" style:parent-style-name="Standard">
      <style:text-properties style:text-underline-style="none" officeooo:rsid="00c3bf34" officeooo:paragraph-rsid="00c3bf34"/>
    </style:style>
    <style:style style:name="P71" style:family="paragraph" style:parent-style-name="Standard">
      <style:text-properties style:text-underline-style="none" officeooo:rsid="00ec481a" officeooo:paragraph-rsid="00ec481a"/>
    </style:style>
    <style:style style:name="P72" style:family="paragraph" style:parent-style-name="Standard">
      <style:text-properties style:text-underline-style="none" officeooo:rsid="0111c602" officeooo:paragraph-rsid="0111c602"/>
    </style:style>
    <style:style style:name="P73" style:family="paragraph" style:parent-style-name="Standard">
      <style:text-properties style:text-underline-style="none" officeooo:rsid="0116155f" officeooo:paragraph-rsid="0116155f"/>
    </style:style>
    <style:style style:name="P74" style:family="paragraph" style:parent-style-name="Standard">
      <style:text-properties style:text-underline-style="none" officeooo:rsid="016c95cd" officeooo:paragraph-rsid="016c95cd"/>
    </style:style>
    <style:style style:name="P75" style:family="paragraph" style:parent-style-name="Standard">
      <style:text-properties style:text-underline-style="none" officeooo:rsid="0176c422" officeooo:paragraph-rsid="0176c422"/>
    </style:style>
    <style:style style:name="P76" style:family="paragraph" style:parent-style-name="Standard">
      <style:text-properties style:text-underline-style="none" officeooo:rsid="007fd3fa" officeooo:paragraph-rsid="007fd3fa"/>
    </style:style>
    <style:style style:name="P77" style:family="paragraph" style:parent-style-name="Standard">
      <style:text-properties style:text-underline-style="none" officeooo:rsid="0179ad3a" officeooo:paragraph-rsid="0179ad3a"/>
    </style:style>
    <style:style style:name="P78" style:family="paragraph" style:parent-style-name="Standard">
      <style:text-properties style:text-underline-style="none" officeooo:rsid="01765019" officeooo:paragraph-rsid="0187bf35"/>
    </style:style>
    <style:style style:name="P79" style:family="paragraph" style:parent-style-name="Standard">
      <style:text-properties style:text-underline-style="none" officeooo:rsid="0187bf35" officeooo:paragraph-rsid="0187bf35"/>
    </style:style>
    <style:style style:name="P80" style:family="paragraph" style:parent-style-name="Standard">
      <style:text-properties style:text-underline-style="none" officeooo:rsid="018a6848" officeooo:paragraph-rsid="018a6848"/>
    </style:style>
    <style:style style:name="P81" style:family="paragraph" style:parent-style-name="Standard">
      <style:text-properties style:text-underline-style="none" officeooo:rsid="018e8f78" officeooo:paragraph-rsid="018e8f78"/>
    </style:style>
    <style:style style:name="P82" style:family="paragraph" style:parent-style-name="Standard">
      <style:text-properties style:text-underline-style="none" officeooo:rsid="00b8fa46" officeooo:paragraph-rsid="00b8fa46"/>
    </style:style>
    <style:style style:name="P83" style:family="paragraph" style:parent-style-name="Standard">
      <style:text-properties style:text-underline-style="none" officeooo:rsid="01a0c81c" officeooo:paragraph-rsid="01a0c81c"/>
    </style:style>
    <style:style style:name="P84" style:family="paragraph" style:parent-style-name="Standard">
      <style:text-properties style:text-underline-style="none" officeooo:rsid="0205beca" officeooo:paragraph-rsid="0205beca"/>
    </style:style>
    <style:style style:name="P85" style:family="paragraph" style:parent-style-name="Standard">
      <style:text-properties style:text-underline-style="none" officeooo:rsid="02073ff6" officeooo:paragraph-rsid="02073ff6"/>
    </style:style>
    <style:style style:name="P86" style:family="paragraph" style:parent-style-name="Standard">
      <style:text-properties style:text-underline-style="none" officeooo:rsid="0209e84e" officeooo:paragraph-rsid="0209e84e"/>
    </style:style>
    <style:style style:name="P87" style:family="paragraph" style:parent-style-name="Standard">
      <style:text-properties style:text-underline-style="none" officeooo:rsid="0218b255" officeooo:paragraph-rsid="0218b255"/>
    </style:style>
    <style:style style:name="P88" style:family="paragraph" style:parent-style-name="Standard">
      <style:text-properties style:text-underline-style="none" officeooo:rsid="0221744b" officeooo:paragraph-rsid="0221744b"/>
    </style:style>
    <style:style style:name="P89" style:family="paragraph" style:parent-style-name="Standard">
      <style:text-properties style:text-underline-style="none" officeooo:rsid="0223f811" officeooo:paragraph-rsid="0223f811"/>
    </style:style>
    <style:style style:name="P90" style:family="paragraph" style:parent-style-name="Standard">
      <style:text-properties style:text-underline-style="none" officeooo:rsid="0229a95c" officeooo:paragraph-rsid="0229a95c"/>
    </style:style>
    <style:style style:name="P91" style:family="paragraph" style:parent-style-name="Standard">
      <style:text-properties style:text-underline-style="none" officeooo:rsid="022aa332" officeooo:paragraph-rsid="022aa332"/>
    </style:style>
    <style:style style:name="P92" style:family="paragraph" style:parent-style-name="Standard">
      <style:text-properties style:text-underline-style="none" fo:font-weight="normal" officeooo:rsid="0223f811" officeooo:paragraph-rsid="0223f811" style:font-weight-asian="normal" style:font-weight-complex="normal"/>
    </style:style>
    <style:style style:name="P93" style:family="paragraph" style:parent-style-name="Standard">
      <style:text-properties style:text-underline-style="none" fo:font-weight="normal" officeooo:rsid="030eb450" officeooo:paragraph-rsid="030eb450" style:font-weight-asian="normal" style:font-weight-complex="normal"/>
    </style:style>
    <style:style style:name="P94" style:family="paragraph" style:parent-style-name="Standard">
      <style:text-properties fo:font-size="14pt" style:text-underline-style="none" fo:font-weight="bold" officeooo:rsid="00dbc581" officeooo:paragraph-rsid="00dbc581" style:font-size-asian="14pt" style:font-weight-asian="bold" style:font-size-complex="14pt" style:font-weight-complex="bold"/>
    </style:style>
    <style:style style:name="P95" style:family="paragraph" style:parent-style-name="Standard">
      <style:paragraph-properties fo:text-align="center" style:justify-single-word="false"/>
      <style:text-properties fo:font-size="14pt" style:text-underline-style="none" fo:font-weight="bold" officeooo:rsid="00dbc581" officeooo:paragraph-rsid="00dbc581" style:font-size-asian="14pt" style:font-weight-asian="bold" style:font-size-complex="14pt" style:font-weight-complex="bold"/>
    </style:style>
    <style:style style:name="P96" style:family="paragraph" style:parent-style-name="Standard">
      <style:paragraph-properties fo:text-align="center" style:justify-single-word="false"/>
      <style:text-properties fo:font-size="14pt" style:text-underline-style="none" fo:font-weight="bold" officeooo:rsid="00f44b6b" officeooo:paragraph-rsid="00f44b6b" style:font-size-asian="14pt" style:font-weight-asian="bold" style:font-size-complex="14pt" style:font-weight-complex="bold"/>
    </style:style>
    <style:style style:name="P97" style:family="paragraph" style:parent-style-name="Standard">
      <style:paragraph-properties fo:text-align="start" style:justify-single-word="false"/>
      <style:text-properties fo:font-size="14pt" style:text-underline-style="none" fo:font-weight="bold" officeooo:rsid="0170eafe" officeooo:paragraph-rsid="0170eafe" style:font-size-asian="14pt" style:font-weight-asian="bold" style:font-size-complex="14pt" style:font-weight-complex="bold"/>
    </style:style>
    <style:style style:name="P98" style:family="paragraph" style:parent-style-name="Standard">
      <style:text-properties fo:font-size="14pt" style:text-underline-style="none" fo:font-weight="bold" officeooo:rsid="018fc939" officeooo:paragraph-rsid="018fc939" style:font-size-asian="14pt" style:font-weight-asian="bold" style:font-size-complex="14pt" style:font-weight-complex="bold"/>
    </style:style>
    <style:style style:name="P99" style:family="paragraph" style:parent-style-name="Standard">
      <style:text-properties fo:font-size="14pt" style:text-underline-style="none" fo:font-weight="bold" officeooo:rsid="00e8477a" officeooo:paragraph-rsid="00e8477a" style:font-size-asian="14pt" style:font-weight-asian="bold" style:font-size-complex="14pt" style:font-weight-complex="bold"/>
    </style:style>
    <style:style style:name="P100" style:family="paragraph" style:parent-style-name="Standard">
      <style:text-properties fo:font-size="14pt" style:text-underline-style="none" fo:font-weight="bold" officeooo:rsid="016f2586" officeooo:paragraph-rsid="016f2586" style:font-size-asian="14pt" style:font-weight-asian="bold" style:font-size-complex="14pt" style:font-weight-complex="bold"/>
    </style:style>
    <style:style style:name="P101" style:family="paragraph" style:parent-style-name="Standard">
      <style:text-properties fo:font-size="14pt" style:text-underline-style="none" fo:font-weight="bold" officeooo:rsid="0222fff6" officeooo:paragraph-rsid="0222fff6" style:font-size-asian="14pt" style:font-weight-asian="bold" style:font-size-complex="14pt" style:font-weight-complex="bold"/>
    </style:style>
    <style:style style:name="P102" style:family="paragraph" style:parent-style-name="Standard">
      <style:text-properties fo:font-size="14pt" fo:font-weight="bold" style:font-size-asian="14pt" style:font-weight-asian="bold" style:font-size-complex="14pt" style:font-weight-complex="bold"/>
    </style:style>
    <style:style style:name="P103" style:family="paragraph" style:parent-style-name="Standard">
      <style:text-properties fo:font-size="14pt" fo:font-weight="bold" officeooo:rsid="003a2ff2" officeooo:paragraph-rsid="001f413f" style:font-size-asian="14pt" style:font-weight-asian="bold" style:font-size-complex="14pt" style:font-weight-complex="bold"/>
    </style:style>
    <style:style style:name="P104" style:family="paragraph" style:parent-style-name="Standard">
      <style:text-properties fo:font-size="14pt" fo:font-weight="bold" officeooo:rsid="01252edc" officeooo:paragraph-rsid="01252edc" style:font-size-asian="14pt" style:font-weight-asian="bold" style:font-size-complex="14pt" style:font-weight-complex="bold"/>
    </style:style>
    <style:style style:name="P105" style:family="paragraph" style:parent-style-name="Standard">
      <style:text-properties fo:font-size="14pt" fo:font-weight="normal" officeooo:rsid="003a2ff2" officeooo:paragraph-rsid="001f413f" style:font-size-asian="14pt" style:font-weight-asian="normal" style:font-size-complex="14pt" style:font-weight-complex="normal"/>
    </style:style>
    <style:style style:name="P106" style:family="paragraph" style:parent-style-name="Standard">
      <style:text-properties officeooo:rsid="003cea09" officeooo:paragraph-rsid="003cea09"/>
    </style:style>
    <style:style style:name="P107" style:family="paragraph" style:parent-style-name="Standard">
      <style:text-properties fo:font-size="10pt" style:text-underline-style="none" fo:font-weight="normal" officeooo:rsid="0103abec" officeooo:paragraph-rsid="0103abec" style:font-size-asian="10pt" style:font-weight-asian="normal" style:font-size-complex="10pt" style:font-weight-complex="normal"/>
    </style:style>
    <style:style style:name="P108" style:family="paragraph" style:parent-style-name="Standard">
      <style:text-properties fo:font-size="10pt" style:text-underline-style="none" fo:font-weight="normal" officeooo:rsid="00fea9bb" officeooo:paragraph-rsid="00fea9bb" style:font-size-asian="10pt" style:font-weight-asian="normal" style:font-size-complex="10pt" style:font-weight-complex="normal"/>
    </style:style>
    <style:style style:name="P109" style:family="paragraph" style:parent-style-name="Standard">
      <style:text-properties fo:font-size="10pt" style:text-underline-style="none" fo:font-weight="bold" officeooo:rsid="0103abec" officeooo:paragraph-rsid="0103abec" style:font-size-asian="10pt" style:font-weight-asian="bold" style:font-size-complex="10pt" style:font-weight-complex="bold"/>
    </style:style>
    <style:style style:name="P110" style:family="paragraph" style:parent-style-name="Standard">
      <style:text-properties fo:font-size="10pt" style:font-size-asian="10pt" style:font-size-complex="10pt"/>
    </style:style>
    <style:style style:name="P111" style:family="paragraph" style:parent-style-name="Standard">
      <style:text-properties fo:font-size="10pt" officeooo:paragraph-rsid="0121853c" style:font-size-asian="10pt" style:font-size-complex="10pt"/>
    </style:style>
    <style:style style:name="P112" style:family="paragraph" style:parent-style-name="Standard">
      <style:text-properties fo:font-size="10pt" officeooo:rsid="02a093df" officeooo:paragraph-rsid="02a093df" style:font-size-asian="10pt" style:font-size-complex="10pt"/>
    </style:style>
    <style:style style:name="P113" style:family="paragraph" style:parent-style-name="Standard">
      <style:text-properties fo:font-size="10pt" fo:font-weight="bold" style:font-size-asian="10pt" style:font-weight-asian="bold" style:font-size-complex="10pt" style:font-weight-complex="bold"/>
    </style:style>
    <style:style style:name="P114" style:family="paragraph" style:parent-style-name="Standard">
      <style:text-properties fo:font-size="12pt" style:text-underline-style="none" fo:font-weight="normal" officeooo:rsid="0070a5a8" officeooo:paragraph-rsid="0084205b"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075793b" officeooo:paragraph-rsid="00b83a58"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075793b" officeooo:paragraph-rsid="00854169"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075793b" officeooo:paragraph-rsid="017dfe70"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0b20bfb" officeooo:paragraph-rsid="00854169"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0d4cdf9" officeooo:paragraph-rsid="00d4cdf9"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0d7dc26" officeooo:paragraph-rsid="010e4a2f"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0f5c73b" officeooo:paragraph-rsid="00f5c73b"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0f7fd79" officeooo:paragraph-rsid="00f7fd79"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f8d27d" officeooo:paragraph-rsid="00f8d27d"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fb7a99" officeooo:paragraph-rsid="00fb7a99"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fcd965" officeooo:paragraph-rsid="00fcd965"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0fea9bb" officeooo:paragraph-rsid="00fea9bb"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1010e99" officeooo:paragraph-rsid="01010e99"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103abec" officeooo:paragraph-rsid="0103abec"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103abec" officeooo:paragraph-rsid="01085a46"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103abec" officeooo:paragraph-rsid="0109be20" style:font-size-asian="10.5pt" style:font-weight-asian="normal" style:font-size-complex="12pt" style:font-weight-complex="normal"/>
    </style:style>
    <style:style style:name="P131" style:family="paragraph" style:parent-style-name="Standard">
      <style:text-properties fo:font-size="12pt" style:text-underline-style="none" fo:font-weight="normal" officeooo:rsid="0109be20" officeooo:paragraph-rsid="0109be20" style:font-size-asian="10.5pt" style:font-weight-asian="normal" style:font-size-complex="12pt" style:font-weight-complex="normal"/>
    </style:style>
    <style:style style:name="P132" style:family="paragraph" style:parent-style-name="Standard">
      <style:text-properties fo:font-size="12pt" style:text-underline-style="none" fo:font-weight="normal" officeooo:rsid="0118f193" style:font-size-asian="10.5pt" style:font-weight-asian="normal" style:font-size-complex="12pt" style:font-weight-complex="normal"/>
    </style:style>
    <style:style style:name="P133" style:family="paragraph" style:parent-style-name="Standard">
      <style:text-properties fo:font-size="12pt" style:text-underline-style="none" fo:font-weight="normal" officeooo:rsid="0118f193" officeooo:paragraph-rsid="01db6d47" style:font-size-asian="10.5pt" style:font-weight-asian="normal" style:font-size-complex="12pt" style:font-weight-complex="normal"/>
    </style:style>
    <style:style style:name="P134" style:family="paragraph" style:parent-style-name="Standard">
      <style:text-properties fo:font-size="12pt" style:text-underline-style="none" fo:font-weight="normal" officeooo:rsid="0195c29e" officeooo:paragraph-rsid="0195c29e" style:font-size-asian="10.5pt" style:font-weight-asian="normal" style:font-size-complex="12pt" style:font-weight-complex="normal"/>
    </style:style>
    <style:style style:name="P135" style:family="paragraph" style:parent-style-name="Standard">
      <style:text-properties fo:font-size="12pt" style:text-underline-style="none" fo:font-weight="normal" officeooo:rsid="0197f092" officeooo:paragraph-rsid="0197f092" style:font-size-asian="10.5pt" style:font-weight-asian="normal" style:font-size-complex="12pt" style:font-weight-complex="normal"/>
    </style:style>
    <style:style style:name="P136" style:family="paragraph" style:parent-style-name="Standard">
      <style:text-properties fo:font-size="12pt" style:text-underline-style="none" fo:font-weight="normal" officeooo:rsid="019a4283" officeooo:paragraph-rsid="0197f092" style:font-size-asian="10.5pt" style:font-weight-asian="normal" style:font-size-complex="12pt" style:font-weight-complex="normal"/>
    </style:style>
    <style:style style:name="P137" style:family="paragraph" style:parent-style-name="Standard">
      <style:text-properties fo:font-size="12pt" style:text-underline-style="none" fo:font-weight="normal" officeooo:rsid="019c146f" officeooo:paragraph-rsid="019c146f" style:font-size-asian="10.5pt" style:font-weight-asian="normal" style:font-size-complex="12pt" style:font-weight-complex="normal"/>
    </style:style>
    <style:style style:name="P138" style:family="paragraph" style:parent-style-name="Standard">
      <style:text-properties fo:font-size="12pt" style:text-underline-style="none" fo:font-weight="normal" officeooo:rsid="019d5dca" officeooo:paragraph-rsid="019d5dca" style:font-size-asian="10.5pt" style:font-weight-asian="normal" style:font-size-complex="12pt" style:font-weight-complex="normal"/>
    </style:style>
    <style:style style:name="P139" style:family="paragraph" style:parent-style-name="Standard">
      <style:text-properties fo:font-size="12pt" style:text-underline-style="none" fo:font-weight="normal" officeooo:rsid="019da30b" officeooo:paragraph-rsid="019da30b" style:font-size-asian="10.5pt" style:font-weight-asian="normal" style:font-size-complex="12pt" style:font-weight-complex="normal"/>
    </style:style>
    <style:style style:name="P140" style:family="paragraph" style:parent-style-name="Standard">
      <style:text-properties fo:font-size="12pt" style:text-underline-style="none" fo:font-weight="normal" officeooo:rsid="01a2d19c" officeooo:paragraph-rsid="01a2d19c" style:font-size-asian="10.5pt" style:font-weight-asian="normal" style:font-size-complex="12pt" style:font-weight-complex="normal"/>
    </style:style>
    <style:style style:name="P141" style:family="paragraph" style:parent-style-name="Standard">
      <style:text-properties fo:font-size="12pt" style:text-underline-style="none" fo:font-weight="normal" officeooo:rsid="01a2d19c" officeooo:paragraph-rsid="01b83906" style:font-size-asian="10.5pt" style:font-weight-asian="normal" style:font-size-complex="12pt" style:font-weight-complex="normal"/>
    </style:style>
    <style:style style:name="P142" style:family="paragraph" style:parent-style-name="Standard">
      <style:text-properties fo:font-size="12pt" style:text-underline-style="none" fo:font-weight="normal" officeooo:rsid="01a3cf41" officeooo:paragraph-rsid="01a3cf41" style:font-size-asian="10.5pt" style:font-weight-asian="normal" style:font-size-complex="12pt" style:font-weight-complex="normal"/>
    </style:style>
    <style:style style:name="P143" style:family="paragraph" style:parent-style-name="Standard">
      <style:text-properties fo:font-size="12pt" style:text-underline-style="none" fo:font-weight="normal" officeooo:rsid="01a58485" officeooo:paragraph-rsid="01a58485" style:font-size-asian="10.5pt" style:font-weight-asian="normal" style:font-size-complex="12pt" style:font-weight-complex="normal"/>
    </style:style>
    <style:style style:name="P144" style:family="paragraph" style:parent-style-name="Standard">
      <style:text-properties fo:font-size="12pt" style:text-underline-style="none" fo:font-weight="normal" officeooo:rsid="01a7c67a" officeooo:paragraph-rsid="01a7c67a" style:font-size-asian="10.5pt" style:font-weight-asian="normal" style:font-size-complex="12pt" style:font-weight-complex="normal"/>
    </style:style>
    <style:style style:name="P145" style:family="paragraph" style:parent-style-name="Standard">
      <style:text-properties fo:font-size="12pt" style:text-underline-style="none" fo:font-weight="normal" officeooo:rsid="01a9a0e1" officeooo:paragraph-rsid="01a9a0e1" style:font-size-asian="10.5pt" style:font-weight-asian="normal" style:font-size-complex="12pt" style:font-weight-complex="normal"/>
    </style:style>
    <style:style style:name="P146" style:family="paragraph" style:parent-style-name="Standard">
      <style:text-properties fo:font-size="12pt" style:text-underline-style="none" fo:font-weight="normal" officeooo:rsid="01ab6dd6" officeooo:paragraph-rsid="01ab6dd6" style:font-size-asian="10.5pt" style:font-weight-asian="normal" style:font-size-complex="12pt" style:font-weight-complex="normal"/>
    </style:style>
    <style:style style:name="P147" style:family="paragraph" style:parent-style-name="Standard">
      <style:text-properties fo:font-size="12pt" style:text-underline-style="none" fo:font-weight="normal" officeooo:rsid="01aee58f" officeooo:paragraph-rsid="01aee58f" style:font-size-asian="10.5pt" style:font-weight-asian="normal" style:font-size-complex="12pt" style:font-weight-complex="normal"/>
    </style:style>
    <style:style style:name="P148" style:family="paragraph" style:parent-style-name="Standard">
      <style:text-properties fo:font-size="12pt" style:text-underline-style="none" fo:font-weight="normal" officeooo:rsid="01afc4aa" officeooo:paragraph-rsid="01afc4aa" style:font-size-asian="10.5pt" style:font-weight-asian="normal" style:font-size-complex="12pt" style:font-weight-complex="normal"/>
    </style:style>
    <style:style style:name="P149" style:family="paragraph" style:parent-style-name="Standard">
      <style:text-properties fo:font-size="12pt" style:text-underline-style="none" fo:font-weight="normal" officeooo:rsid="01b07dca" officeooo:paragraph-rsid="01b07dca" style:font-size-asian="10.5pt" style:font-weight-asian="normal" style:font-size-complex="12pt" style:font-weight-complex="normal"/>
    </style:style>
    <style:style style:name="P150" style:family="paragraph" style:parent-style-name="Standard">
      <style:text-properties fo:font-size="12pt" style:text-underline-style="none" fo:font-weight="normal" officeooo:rsid="01b3049d" officeooo:paragraph-rsid="01b3049d" style:font-size-asian="10.5pt" style:font-weight-asian="normal" style:font-size-complex="12pt" style:font-weight-complex="normal"/>
    </style:style>
    <style:style style:name="P151" style:family="paragraph" style:parent-style-name="Standard">
      <style:text-properties fo:font-size="12pt" style:text-underline-style="none" fo:font-weight="normal" officeooo:rsid="01b32b97" officeooo:paragraph-rsid="01b32b97" style:font-size-asian="10.5pt" style:font-weight-asian="normal" style:font-size-complex="12pt" style:font-weight-complex="normal"/>
    </style:style>
    <style:style style:name="P152" style:family="paragraph" style:parent-style-name="Standard">
      <style:text-properties fo:font-size="12pt" style:text-underline-style="none" fo:font-weight="normal" officeooo:rsid="01b59e34" officeooo:paragraph-rsid="01b59e34" style:font-size-asian="10.5pt" style:font-weight-asian="normal" style:font-size-complex="12pt" style:font-weight-complex="normal"/>
    </style:style>
    <style:style style:name="P153" style:family="paragraph" style:parent-style-name="Standard">
      <style:text-properties fo:font-size="12pt" style:text-underline-style="none" fo:font-weight="normal" officeooo:rsid="01d18ef3" officeooo:paragraph-rsid="01d18ef3" style:font-size-asian="10.5pt" style:font-weight-asian="normal" style:font-size-complex="12pt" style:font-weight-complex="normal"/>
    </style:style>
    <style:style style:name="P154" style:family="paragraph" style:parent-style-name="Standard">
      <style:text-properties fo:font-size="12pt" style:text-underline-style="none" fo:font-weight="normal" officeooo:rsid="01d54fc2" officeooo:paragraph-rsid="01d54fc2" style:font-size-asian="10.5pt" style:font-weight-asian="normal" style:font-size-complex="12pt" style:font-weight-complex="normal"/>
    </style:style>
    <style:style style:name="P155" style:family="paragraph" style:parent-style-name="Standard">
      <style:text-properties fo:font-size="12pt" style:text-underline-style="none" fo:font-weight="normal" officeooo:rsid="01db6d47" officeooo:paragraph-rsid="01db6d47" style:font-size-asian="10.5pt" style:font-weight-asian="normal" style:font-size-complex="12pt" style:font-weight-complex="normal"/>
    </style:style>
    <style:style style:name="P156" style:family="paragraph" style:parent-style-name="Standard">
      <style:text-properties fo:font-size="12pt" style:text-underline-style="none" fo:font-weight="normal" officeooo:rsid="01dc355b" officeooo:paragraph-rsid="01dc355b" style:font-size-asian="10.5pt" style:font-weight-asian="normal" style:font-size-complex="12pt" style:font-weight-complex="normal"/>
    </style:style>
    <style:style style:name="P157" style:family="paragraph" style:parent-style-name="Standard">
      <style:text-properties fo:font-size="12pt" style:text-underline-style="none" fo:font-weight="normal" officeooo:rsid="01e40f4b" officeooo:paragraph-rsid="01e40f4b" style:font-size-asian="10.5pt" style:font-weight-asian="normal" style:font-size-complex="12pt" style:font-weight-complex="normal"/>
    </style:style>
    <style:style style:name="P158" style:family="paragraph" style:parent-style-name="Standard">
      <style:text-properties fo:font-size="12pt" style:text-underline-style="none" fo:font-weight="normal" officeooo:rsid="01e56169" officeooo:paragraph-rsid="01e56169" style:font-size-asian="10.5pt" style:font-weight-asian="normal" style:font-size-complex="12pt" style:font-weight-complex="normal"/>
    </style:style>
    <style:style style:name="P159" style:family="paragraph" style:parent-style-name="Standard">
      <style:text-properties fo:font-size="12pt" style:text-underline-style="none" fo:font-weight="normal" officeooo:rsid="01e58b06" officeooo:paragraph-rsid="01e58b06" style:font-size-asian="10.5pt" style:font-weight-asian="normal" style:font-size-complex="12pt" style:font-weight-complex="normal"/>
    </style:style>
    <style:style style:name="P160" style:family="paragraph" style:parent-style-name="Standard">
      <style:text-properties fo:font-size="12pt" style:text-underline-style="none" fo:font-weight="normal" officeooo:rsid="01cd14c0" officeooo:paragraph-rsid="01cd14c0" style:font-size-asian="10.5pt" style:font-weight-asian="normal" style:font-size-complex="12pt" style:font-weight-complex="normal"/>
    </style:style>
    <style:style style:name="P161" style:family="paragraph" style:parent-style-name="Standard">
      <style:text-properties fo:font-size="12pt" style:text-underline-style="none" fo:font-weight="normal" officeooo:rsid="01b6fee6" officeooo:paragraph-rsid="01cd14c0" style:font-size-asian="10.5pt" style:font-weight-asian="normal" style:font-size-complex="12pt" style:font-weight-complex="normal"/>
    </style:style>
    <style:style style:name="P162" style:family="paragraph" style:parent-style-name="Standard">
      <style:text-properties fo:font-size="12pt" style:text-underline-style="none" fo:font-weight="normal" officeooo:rsid="01cb3b8e" officeooo:paragraph-rsid="01b6fee6" style:font-size-asian="10.5pt" style:font-weight-asian="normal" style:font-size-complex="12pt" style:font-weight-complex="normal"/>
    </style:style>
    <style:style style:name="P163" style:family="paragraph" style:parent-style-name="Standard">
      <style:text-properties fo:font-size="12pt" style:text-underline-style="none" fo:font-weight="normal" officeooo:rsid="01cfc08f" officeooo:paragraph-rsid="01cfc08f" style:font-size-asian="10.5pt" style:font-weight-asian="normal" style:font-size-complex="12pt" style:font-weight-complex="normal"/>
    </style:style>
    <style:style style:name="P164" style:family="paragraph" style:parent-style-name="Standard">
      <style:text-properties fo:font-size="12pt" style:text-underline-style="none" fo:font-weight="normal" officeooo:rsid="01cfc08f" officeooo:paragraph-rsid="026a5cfb" style:font-size-asian="10.5pt" style:font-weight-asian="normal" style:font-size-complex="12pt" style:font-weight-complex="normal"/>
    </style:style>
    <style:style style:name="P165" style:family="paragraph" style:parent-style-name="Standard">
      <style:text-properties fo:font-size="12pt" style:text-underline-style="none" fo:font-weight="normal" officeooo:rsid="024f4f2b" officeooo:paragraph-rsid="024f4f2b" style:font-size-asian="10.5pt" style:font-weight-asian="normal" style:font-size-complex="12pt" style:font-weight-complex="normal"/>
    </style:style>
    <style:style style:name="P166" style:family="paragraph" style:parent-style-name="Standard">
      <style:text-properties fo:font-size="12pt" style:text-underline-style="none" fo:font-weight="normal" officeooo:rsid="0250b64f" officeooo:paragraph-rsid="0250b64f" style:font-size-asian="10.5pt" style:font-weight-asian="normal" style:font-size-complex="12pt" style:font-weight-complex="normal"/>
    </style:style>
    <style:style style:name="P167" style:family="paragraph" style:parent-style-name="Standard">
      <style:text-properties fo:font-size="12pt" style:text-underline-style="none" fo:font-weight="normal" officeooo:rsid="0251f523" officeooo:paragraph-rsid="0251f523" style:font-size-asian="10.5pt" style:font-weight-asian="normal" style:font-size-complex="12pt" style:font-weight-complex="normal"/>
    </style:style>
    <style:style style:name="P168" style:family="paragraph" style:parent-style-name="Standard">
      <style:text-properties fo:font-size="12pt" style:text-underline-style="none" fo:font-weight="normal" officeooo:rsid="0252dfa1" officeooo:paragraph-rsid="0252dfa1" style:font-size-asian="10.5pt" style:font-weight-asian="normal" style:font-size-complex="12pt" style:font-weight-complex="normal"/>
    </style:style>
    <style:style style:name="P169" style:family="paragraph" style:parent-style-name="Standard">
      <style:text-properties fo:font-size="12pt" style:text-underline-style="none" fo:font-weight="normal" officeooo:rsid="02532064" officeooo:paragraph-rsid="02532064" style:font-size-asian="10.5pt" style:font-weight-asian="normal" style:font-size-complex="12pt" style:font-weight-complex="normal"/>
    </style:style>
    <style:style style:name="P170" style:family="paragraph" style:parent-style-name="Standard">
      <style:text-properties fo:font-size="12pt" style:text-underline-style="none" fo:font-weight="normal" officeooo:rsid="026a5cfb" officeooo:paragraph-rsid="026a5cfb" style:font-size-asian="10.5pt" style:font-weight-asian="normal" style:font-size-complex="12pt" style:font-weight-complex="normal"/>
    </style:style>
    <style:style style:name="P171" style:family="paragraph" style:parent-style-name="Standard">
      <style:text-properties fo:font-size="12pt" style:text-underline-style="none" fo:font-weight="normal" officeooo:rsid="00dcfb10" officeooo:paragraph-rsid="00dbc581" style:font-size-asian="12pt" style:font-weight-asian="normal" style:font-size-complex="12pt" style:font-weight-complex="normal"/>
    </style:style>
    <style:style style:name="P172" style:family="paragraph" style:parent-style-name="Standard">
      <style:text-properties fo:font-size="12pt" style:text-underline-style="none" fo:font-weight="normal" officeooo:rsid="01071da4" officeooo:paragraph-rsid="01071da4" style:font-size-asian="12pt" style:font-weight-asian="normal" style:font-size-complex="12pt" style:font-weight-complex="normal"/>
    </style:style>
    <style:style style:name="P173" style:family="paragraph" style:parent-style-name="Standard">
      <style:text-properties fo:font-size="12pt" style:text-underline-style="none" fo:font-weight="normal" officeooo:rsid="01071da4" officeooo:paragraph-rsid="0103abec" style:font-size-asian="12pt" style:font-weight-asian="normal" style:font-size-complex="12pt" style:font-weight-complex="normal"/>
    </style:style>
    <style:style style:name="P174" style:family="paragraph" style:parent-style-name="Standard">
      <style:paragraph-properties fo:text-align="start" style:justify-single-word="false"/>
      <style:text-properties fo:font-size="12pt" style:text-underline-style="none" fo:font-weight="normal" officeooo:rsid="0171a9cf" officeooo:paragraph-rsid="0171a9cf" style:font-size-asian="12pt" style:font-weight-asian="normal" style:font-size-complex="12pt" style:font-weight-complex="normal"/>
    </style:style>
    <style:style style:name="P175" style:family="paragraph" style:parent-style-name="Standard">
      <style:paragraph-properties fo:text-align="start" style:justify-single-word="false"/>
      <style:text-properties fo:font-size="12pt" style:text-underline-style="none" fo:font-weight="normal" officeooo:rsid="0170eafe" officeooo:paragraph-rsid="0170eafe" style:font-size-asian="12pt" style:font-weight-asian="normal" style:font-size-complex="12pt" style:font-weight-complex="normal"/>
    </style:style>
    <style:style style:name="P176" style:family="paragraph" style:parent-style-name="Standard">
      <style:text-properties fo:font-size="12pt" style:text-underline-style="none" fo:font-weight="normal" officeooo:rsid="020d766e" officeooo:paragraph-rsid="020d766e" style:font-size-asian="12pt" style:font-weight-asian="normal" style:font-size-complex="12pt" style:font-weight-complex="normal"/>
    </style:style>
    <style:style style:name="P177" style:family="paragraph" style:parent-style-name="Standard">
      <style:text-properties fo:font-size="12pt" style:text-underline-style="none" fo:font-weight="normal" officeooo:rsid="020bc175" officeooo:paragraph-rsid="020bc175" style:font-size-asian="12pt" style:font-weight-asian="normal" style:font-size-complex="12pt" style:font-weight-complex="normal"/>
    </style:style>
    <style:style style:name="P178" style:family="paragraph" style:parent-style-name="Standard">
      <style:text-properties fo:font-size="12pt" style:text-underline-style="none" fo:font-weight="normal" officeooo:rsid="016e2e23" officeooo:paragraph-rsid="00e8477a" style:font-size-asian="12pt" style:font-weight-asian="normal" style:font-size-complex="12pt" style:font-weight-complex="normal"/>
    </style:style>
    <style:style style:name="P179" style:family="paragraph" style:parent-style-name="Standard">
      <style:text-properties fo:font-size="12pt" style:text-underline-style="none" fo:font-weight="normal" officeooo:rsid="016ecfea" officeooo:paragraph-rsid="016f2586" style:font-size-asian="12pt" style:font-weight-asian="normal" style:font-size-complex="12pt" style:font-weight-complex="normal"/>
    </style:style>
    <style:style style:name="P180" style:family="paragraph" style:parent-style-name="Standard">
      <style:text-properties fo:font-size="12pt" style:text-underline-style="none" fo:font-weight="normal" officeooo:rsid="0222fff6" officeooo:paragraph-rsid="0222fff6" style:font-size-asian="12pt" style:font-weight-asian="normal" style:font-size-complex="12pt" style:font-weight-complex="normal"/>
    </style:style>
    <style:style style:name="P181" style:family="paragraph" style:parent-style-name="Standard">
      <style:text-properties fo:font-size="12pt" style:text-underline-style="none" fo:font-weight="normal" officeooo:rsid="00ced755" officeooo:paragraph-rsid="002aedf1" style:font-size-asian="12pt" style:font-weight-asian="normal" style:font-size-complex="12pt" style:font-weight-complex="normal"/>
    </style:style>
    <style:style style:name="P182" style:family="paragraph" style:parent-style-name="Standard">
      <style:text-properties fo:font-size="12pt" style:text-underline-style="none" fo:font-weight="bold" officeooo:rsid="0103abec" officeooo:paragraph-rsid="0103abec" style:font-size-asian="10.5pt" style:font-weight-asian="bold" style:font-size-complex="12pt" style:font-weight-complex="bold"/>
    </style:style>
    <style:style style:name="P183" style:family="paragraph" style:parent-style-name="Standard">
      <style:text-properties fo:font-size="12pt" style:text-underline-style="none" fo:font-weight="bold" officeooo:rsid="0194656c" officeooo:paragraph-rsid="0194656c" style:font-size-asian="10.5pt" style:font-weight-asian="bold" style:font-size-complex="12pt" style:font-weight-complex="bold"/>
    </style:style>
    <style:style style:name="P184" style:family="paragraph" style:parent-style-name="Standard">
      <style:text-properties fo:font-size="12pt" style:text-underline-style="none" fo:font-weight="bold" officeooo:rsid="0197f092" officeooo:paragraph-rsid="0197f092" style:font-size-asian="10.5pt" style:font-weight-asian="bold" style:font-size-complex="12pt" style:font-weight-complex="bold"/>
    </style:style>
    <style:style style:name="P185" style:family="paragraph" style:parent-style-name="Standard">
      <style:text-properties fo:font-size="12pt" style:text-underline-style="none" fo:font-weight="bold" officeooo:rsid="01ad5d93" officeooo:paragraph-rsid="01ad5d93" style:font-size-asian="10.5pt" style:font-weight-asian="bold" style:font-size-complex="12pt" style:font-weight-complex="bold"/>
    </style:style>
    <style:style style:name="P186" style:family="paragraph" style:parent-style-name="Standard">
      <style:text-properties fo:font-size="12pt" style:text-underline-style="none" fo:font-weight="bold" officeooo:rsid="01b83906" officeooo:paragraph-rsid="01b83906" style:font-size-asian="10.5pt" style:font-weight-asian="bold" style:font-size-complex="12pt" style:font-weight-complex="bold"/>
    </style:style>
    <style:style style:name="P187" style:family="paragraph" style:parent-style-name="Standard">
      <style:text-properties fo:font-size="12pt" style:text-underline-style="none" fo:font-weight="bold" officeooo:rsid="01afc4aa" officeooo:paragraph-rsid="01afc4aa" style:font-size-asian="10.5pt" style:font-weight-asian="bold" style:font-size-complex="12pt" style:font-weight-complex="bold"/>
    </style:style>
    <style:style style:name="P188" style:family="paragraph" style:parent-style-name="Standard">
      <style:text-properties fo:font-size="12pt" style:text-underline-style="none" fo:font-weight="bold" officeooo:rsid="01b6fee6" officeooo:paragraph-rsid="01cd14c0" style:font-size-asian="10.5pt" style:font-weight-asian="bold" style:font-size-complex="12pt" style:font-weight-complex="bold"/>
    </style:style>
    <style:style style:name="P189" style:family="paragraph" style:parent-style-name="Standard">
      <style:text-properties fo:font-size="12pt" style:text-underline-style="none" fo:font-weight="bold" officeooo:rsid="01cfc08f" officeooo:paragraph-rsid="01cfc08f" style:font-size-asian="10.5pt" style:font-weight-asian="bold" style:font-size-complex="12pt" style:font-weight-complex="bold"/>
    </style:style>
    <style:style style:name="P190" style:family="paragraph" style:parent-style-name="Standard">
      <style:text-properties fo:font-size="12pt" style:text-underline-style="none" fo:font-weight="bold" officeooo:rsid="01d62736" officeooo:paragraph-rsid="01d62736" style:font-size-asian="10.5pt" style:font-weight-asian="bold" style:font-size-complex="12pt" style:font-weight-complex="bold"/>
    </style:style>
    <style:style style:name="P191" style:family="paragraph" style:parent-style-name="Standard">
      <style:text-properties fo:font-size="12pt" style:text-underline-style="none" fo:font-weight="bold" officeooo:rsid="01d81f31" officeooo:paragraph-rsid="01d81f31" style:font-size-asian="10.5pt" style:font-weight-asian="bold" style:font-size-complex="12pt" style:font-weight-complex="bold"/>
    </style:style>
    <style:style style:name="P192" style:family="paragraph" style:parent-style-name="Standard">
      <style:text-properties fo:font-size="12pt" style:text-underline-style="none" fo:font-weight="bold" officeooo:rsid="01e40f4b" officeooo:paragraph-rsid="01e40f4b" style:font-size-asian="10.5pt" style:font-weight-asian="bold" style:font-size-complex="12pt" style:font-weight-complex="bold"/>
    </style:style>
    <style:style style:name="P193" style:family="paragraph" style:parent-style-name="Standard">
      <style:text-properties fo:font-size="12pt" style:text-underline-style="none" fo:font-weight="bold" officeooo:rsid="01e58b06" officeooo:paragraph-rsid="01e58b06" style:font-size-asian="10.5pt" style:font-weight-asian="bold" style:font-size-complex="12pt" style:font-weight-complex="bold"/>
    </style:style>
    <style:style style:name="P194" style:family="paragraph" style:parent-style-name="Standard">
      <style:text-properties fo:font-size="12pt" style:text-underline-style="none" fo:font-weight="bold" officeooo:rsid="024f4f2b" officeooo:paragraph-rsid="024f4f2b" style:font-size-asian="10.5pt" style:font-weight-asian="bold" style:font-size-complex="12pt" style:font-weight-complex="bold"/>
    </style:style>
    <style:style style:name="P195" style:family="paragraph" style:parent-style-name="Standard">
      <style:text-properties fo:font-size="12pt" style:text-underline-style="none" fo:font-weight="bold" officeooo:rsid="0250b64f" officeooo:paragraph-rsid="0250b64f" style:font-size-asian="10.5pt" style:font-weight-asian="bold" style:font-size-complex="12pt" style:font-weight-complex="bold"/>
    </style:style>
    <style:style style:name="P196" style:family="paragraph" style:parent-style-name="Standard">
      <style:text-properties fo:font-size="12pt" style:text-underline-style="none" fo:font-weight="bold" officeooo:rsid="02675eae" officeooo:paragraph-rsid="02675eae" style:font-size-asian="10.5pt" style:font-weight-asian="bold" style:font-size-complex="12pt" style:font-weight-complex="bold"/>
    </style:style>
    <style:style style:name="P197" style:family="paragraph" style:parent-style-name="Standard">
      <style:text-properties fo:font-size="12pt" style:text-underline-style="none" fo:font-weight="bold" officeooo:rsid="00ec481a" officeooo:paragraph-rsid="01657f45" style:font-size-asian="12pt" style:font-weight-asian="bold" style:font-size-complex="12pt" style:font-weight-complex="bold"/>
    </style:style>
    <style:style style:name="P198" style:family="paragraph" style:parent-style-name="Standard">
      <style:text-properties fo:font-size="12pt" style:text-underline-style="none" fo:font-weight="bold" officeooo:rsid="01cd14c0" officeooo:paragraph-rsid="01cd14c0" fo:background-color="#fff200" style:font-size-asian="10.5pt" style:font-weight-asian="bold" style:font-size-complex="12pt" style:font-weight-complex="bold"/>
    </style:style>
    <style:style style:name="P199" style:family="paragraph" style:parent-style-name="Standard">
      <style:text-properties fo:font-size="12pt" fo:font-weight="normal" officeooo:rsid="0191b98c" officeooo:paragraph-rsid="0197f092" style:font-size-asian="10.5pt" style:font-weight-asian="normal" style:font-size-complex="12pt" style:font-weight-complex="normal"/>
    </style:style>
    <style:style style:name="P200" style:family="paragraph" style:parent-style-name="Standard">
      <style:text-properties fo:font-size="12pt" fo:font-weight="normal" officeooo:rsid="024d5c22" officeooo:paragraph-rsid="024d5c22" style:font-size-asian="10.5pt" style:font-weight-asian="normal" style:font-size-complex="12pt" style:font-weight-complex="normal"/>
    </style:style>
    <style:style style:name="P201" style:family="paragraph" style:parent-style-name="Standard">
      <style:text-properties fo:font-size="12pt" fo:font-weight="normal" officeooo:rsid="024d76af" officeooo:paragraph-rsid="024d76af" style:font-size-asian="10.5pt" style:font-weight-asian="normal" style:font-size-complex="12pt" style:font-weight-complex="normal"/>
    </style:style>
    <style:style style:name="P202" style:family="paragraph" style:parent-style-name="Standard">
      <style:text-properties fo:font-size="12pt" fo:font-weight="normal" officeooo:rsid="024db3af" officeooo:paragraph-rsid="024db3af" style:font-size-asian="10.5pt" style:font-weight-asian="normal" style:font-size-complex="12pt" style:font-weight-complex="normal"/>
    </style:style>
    <style:style style:name="P203" style:family="paragraph" style:parent-style-name="Standard">
      <style:text-properties fo:font-size="12pt" style:text-underline-style="solid" style:text-underline-width="auto" style:text-underline-color="font-color" fo:font-weight="normal" officeooo:rsid="020d766e" officeooo:paragraph-rsid="020d766e" style:font-size-asian="12pt" style:font-weight-asian="normal" style:font-size-complex="12pt" style:font-weight-complex="normal"/>
    </style:style>
    <style:style style:name="P204" style:family="paragraph" style:parent-style-name="Standard">
      <style:text-properties fo:font-size="12pt" style:text-underline-style="solid" style:text-underline-width="auto" style:text-underline-color="font-color" fo:font-weight="normal" officeooo:rsid="016ecfea" officeooo:paragraph-rsid="016f2586" style:font-size-asian="12pt" style:font-weight-asian="normal" style:font-size-complex="12pt" style:font-weight-complex="normal"/>
    </style:style>
    <style:style style:name="P205" style:family="paragraph" style:parent-style-name="Standard">
      <style:text-properties fo:font-size="12pt" officeooo:rsid="024d5c22" officeooo:paragraph-rsid="024d5c22" style:font-size-asian="10.5pt" style:font-size-complex="12pt"/>
    </style:style>
    <style:style style:name="P206" style:family="paragraph" style:parent-style-name="Standard">
      <style:text-properties fo:font-size="12pt" officeooo:rsid="024d76af" officeooo:paragraph-rsid="024d76af" style:font-size-asian="10.5pt" style:font-size-complex="12pt"/>
    </style:style>
    <style:style style:name="P207" style:family="paragraph" style:parent-style-name="Standard">
      <style:text-properties fo:font-size="12pt" officeooo:rsid="02e72838" officeooo:paragraph-rsid="02e72838" style:font-size-asian="10.5pt" style:font-size-complex="12pt"/>
    </style:style>
    <style:style style:name="P208" style:family="paragraph" style:parent-style-name="Standard">
      <style:text-properties fo:font-size="12pt" officeooo:rsid="02e7f63e" officeooo:paragraph-rsid="02e7f63e" style:font-size-asian="10.5pt" style:font-size-complex="12pt"/>
    </style:style>
    <style:style style:name="P209" style:family="paragraph" style:parent-style-name="Standard">
      <style:text-properties fo:font-size="12pt" fo:font-weight="bold" officeooo:rsid="024d5c22" officeooo:paragraph-rsid="024d5c22" style:font-size-asian="10.5pt" style:font-weight-asian="bold" style:font-size-complex="12pt" style:font-weight-complex="bold"/>
    </style:style>
    <style:style style:name="P210" style:family="paragraph" style:parent-style-name="Standard">
      <style:text-properties fo:font-size="12pt" officeooo:rsid="02d22cc2" officeooo:paragraph-rsid="02d22cc2" style:font-size-asian="12pt" style:font-size-complex="12pt"/>
    </style:style>
    <style:style style:name="P211" style:family="paragraph" style:parent-style-name="Standard">
      <style:text-properties fo:font-size="12pt" officeooo:rsid="02edc00a" officeooo:paragraph-rsid="02edc00a" style:font-size-asian="12pt" style:font-size-complex="12pt"/>
    </style:style>
    <style:style style:name="P212" style:family="paragraph" style:parent-style-name="Standard">
      <style:text-properties fo:font-size="12pt" officeooo:rsid="02ee209a" officeooo:paragraph-rsid="02ee209a" style:font-size-asian="12pt" style:font-size-complex="12pt"/>
    </style:style>
    <style:style style:name="P213" style:family="paragraph" style:parent-style-name="Standard">
      <style:text-properties fo:font-size="12pt" officeooo:rsid="02f5d5b0" officeooo:paragraph-rsid="02f5d5b0" style:font-size-asian="12pt" style:font-size-complex="12pt"/>
    </style:style>
    <style:style style:name="P214" style:family="paragraph" style:parent-style-name="Standard">
      <style:text-properties officeooo:rsid="00210963" officeooo:paragraph-rsid="00210963"/>
    </style:style>
    <style:style style:name="P215" style:family="paragraph" style:parent-style-name="Standard">
      <style:text-properties officeooo:rsid="00d96496" officeooo:paragraph-rsid="00d96496"/>
    </style:style>
    <style:style style:name="P216" style:family="paragraph" style:parent-style-name="Standard">
      <style:text-properties fo:font-weight="bold" style:font-weight-asian="bold" style:font-weight-complex="bold"/>
    </style:style>
    <style:style style:name="P217" style:family="paragraph" style:parent-style-name="Standard">
      <style:text-properties fo:font-weight="bold" officeooo:rsid="01200409" officeooo:paragraph-rsid="01200409" style:font-weight-asian="bold" style:font-weight-complex="bold"/>
    </style:style>
    <style:style style:name="P218" style:family="paragraph" style:parent-style-name="Standard">
      <style:text-properties fo:font-weight="bold" officeooo:rsid="012f8cde" officeooo:paragraph-rsid="012f8cde" style:font-weight-asian="bold" style:font-weight-complex="bold"/>
    </style:style>
    <style:style style:name="P219" style:family="paragraph" style:parent-style-name="Standard">
      <style:text-properties fo:font-weight="bold" officeooo:rsid="014437d2" officeooo:paragraph-rsid="014437d2" style:font-weight-asian="bold" style:font-weight-complex="bold"/>
    </style:style>
    <style:style style:name="P220" style:family="paragraph" style:parent-style-name="Standard">
      <style:text-properties fo:font-weight="bold" officeooo:rsid="014437d2" officeooo:paragraph-rsid="01445cbd" style:font-weight-asian="bold" style:font-weight-complex="bold"/>
    </style:style>
    <style:style style:name="P221" style:family="paragraph" style:parent-style-name="Standard">
      <style:text-properties fo:font-weight="bold" officeooo:rsid="0147707a" officeooo:paragraph-rsid="0147707a" style:font-weight-asian="bold" style:font-weight-complex="bold"/>
    </style:style>
    <style:style style:name="P222" style:family="paragraph" style:parent-style-name="Standard">
      <style:text-properties fo:font-weight="bold" officeooo:rsid="014be96b" officeooo:paragraph-rsid="014be96b" style:font-weight-asian="bold" style:font-weight-complex="bold"/>
    </style:style>
    <style:style style:name="P223" style:family="paragraph" style:parent-style-name="Standard">
      <style:text-properties fo:font-weight="bold" officeooo:rsid="01513269" officeooo:paragraph-rsid="01513269" style:font-weight-asian="bold" style:font-weight-complex="bold"/>
    </style:style>
    <style:style style:name="P224" style:family="paragraph" style:parent-style-name="Standard">
      <style:text-properties fo:font-weight="bold" officeooo:rsid="0191b98c" officeooo:paragraph-rsid="0191b98c" style:font-weight-asian="bold" style:font-weight-complex="bold"/>
    </style:style>
    <style:style style:name="P225" style:family="paragraph" style:parent-style-name="Standard">
      <style:text-properties fo:font-weight="bold" officeooo:rsid="0194fa9c" officeooo:paragraph-rsid="0194fa9c" style:font-weight-asian="bold" style:font-weight-complex="bold"/>
    </style:style>
    <style:style style:name="P226" style:family="paragraph" style:parent-style-name="Standard">
      <style:text-properties fo:font-weight="bold" officeooo:rsid="0209dd2a" officeooo:paragraph-rsid="0209dd2a" style:font-weight-asian="bold" style:font-weight-complex="bold"/>
    </style:style>
    <style:style style:name="P227" style:family="paragraph" style:parent-style-name="Standard">
      <style:text-properties fo:font-weight="bold" officeooo:rsid="0248d3be" officeooo:paragraph-rsid="0248d3be" style:font-weight-asian="bold" style:font-weight-complex="bold"/>
    </style:style>
    <style:style style:name="P228" style:family="paragraph" style:parent-style-name="Standard">
      <style:text-properties fo:font-weight="bold" officeooo:rsid="026fe1c0" officeooo:paragraph-rsid="02752c50" style:font-weight-asian="bold" style:font-weight-complex="bold"/>
    </style:style>
    <style:style style:name="P229" style:family="paragraph" style:parent-style-name="Standard">
      <style:text-properties fo:font-weight="bold" officeooo:rsid="02704e0e" officeooo:paragraph-rsid="02704e0e" style:font-weight-asian="bold" style:font-weight-complex="bold"/>
    </style:style>
    <style:style style:name="P230" style:family="paragraph" style:parent-style-name="Standard">
      <style:text-properties fo:font-weight="bold" officeooo:rsid="0271b8dd" officeooo:paragraph-rsid="0271b8dd" style:font-weight-asian="bold" style:font-weight-complex="bold"/>
    </style:style>
    <style:style style:name="P231" style:family="paragraph" style:parent-style-name="Standard">
      <style:text-properties fo:font-weight="bold" officeooo:rsid="0277fe05" officeooo:paragraph-rsid="0277fe05" style:font-weight-asian="bold" style:font-weight-complex="bold"/>
    </style:style>
    <style:style style:name="P232" style:family="paragraph" style:parent-style-name="Standard">
      <style:paragraph-properties fo:text-align="center" style:justify-single-word="false"/>
      <style:text-properties fo:font-weight="bold" officeooo:rsid="0277fe05" officeooo:paragraph-rsid="0277fe05" style:font-weight-asian="bold" style:font-weight-complex="bold"/>
    </style:style>
    <style:style style:name="P233" style:family="paragraph" style:parent-style-name="Standard">
      <style:text-properties fo:font-weight="bold" officeooo:rsid="027b27e6" officeooo:paragraph-rsid="027b27e6" style:font-weight-asian="bold" style:font-weight-complex="bold"/>
    </style:style>
    <style:style style:name="P234" style:family="paragraph" style:parent-style-name="Standard">
      <style:text-properties fo:font-weight="bold" officeooo:rsid="027bdefc" officeooo:paragraph-rsid="027bdefc" style:font-weight-asian="bold" style:font-weight-complex="bold"/>
    </style:style>
    <style:style style:name="P235" style:family="paragraph" style:parent-style-name="Standard">
      <style:text-properties fo:font-weight="bold" officeooo:rsid="02861911" officeooo:paragraph-rsid="02861911" style:font-weight-asian="bold" style:font-weight-complex="bold"/>
    </style:style>
    <style:style style:name="P236" style:family="paragraph" style:parent-style-name="Standard">
      <style:text-properties fo:font-weight="bold" officeooo:rsid="028795fa" officeooo:paragraph-rsid="028795fa" style:font-weight-asian="bold" style:font-weight-complex="bold"/>
    </style:style>
    <style:style style:name="P237" style:family="paragraph" style:parent-style-name="Standard">
      <style:text-properties fo:font-weight="bold" officeooo:rsid="02890ab3" officeooo:paragraph-rsid="02890ab3" style:font-weight-asian="bold" style:font-weight-complex="bold"/>
    </style:style>
    <style:style style:name="P238" style:family="paragraph" style:parent-style-name="Standard">
      <style:text-properties fo:font-weight="bold" officeooo:rsid="028a59d8" officeooo:paragraph-rsid="028a59d8" style:font-weight-asian="bold" style:font-weight-complex="bold"/>
    </style:style>
    <style:style style:name="P239" style:family="paragraph" style:parent-style-name="Standard">
      <style:text-properties fo:font-weight="bold" officeooo:rsid="028b03c6" officeooo:paragraph-rsid="028b03c6" style:font-weight-asian="bold" style:font-weight-complex="bold"/>
    </style:style>
    <style:style style:name="P240" style:family="paragraph" style:parent-style-name="Standard">
      <style:text-properties fo:font-weight="bold" officeooo:rsid="028be8f7" officeooo:paragraph-rsid="028be8f7" style:font-weight-asian="bold" style:font-weight-complex="bold"/>
    </style:style>
    <style:style style:name="P241" style:family="paragraph" style:parent-style-name="Standard">
      <style:text-properties fo:font-weight="bold" officeooo:rsid="02926913" officeooo:paragraph-rsid="02926913" style:font-weight-asian="bold" style:font-weight-complex="bold"/>
    </style:style>
    <style:style style:name="P242" style:family="paragraph" style:parent-style-name="Standard">
      <style:text-properties fo:font-weight="bold" officeooo:rsid="02955e12" officeooo:paragraph-rsid="02955e12" style:font-weight-asian="bold" style:font-weight-complex="bold"/>
    </style:style>
    <style:style style:name="P243" style:family="paragraph" style:parent-style-name="Standard">
      <style:text-properties fo:font-weight="bold" officeooo:rsid="02976aee" officeooo:paragraph-rsid="02976aee" style:font-weight-asian="bold" style:font-weight-complex="bold"/>
    </style:style>
    <style:style style:name="P244" style:family="paragraph" style:parent-style-name="Standard">
      <style:text-properties fo:font-weight="bold" officeooo:rsid="02996058" officeooo:paragraph-rsid="02996058" style:font-weight-asian="bold" style:font-weight-complex="bold"/>
    </style:style>
    <style:style style:name="P245" style:family="paragraph" style:parent-style-name="Standard">
      <style:text-properties fo:font-weight="bold" officeooo:rsid="02a093df" officeooo:paragraph-rsid="02a093df" style:font-weight-asian="bold" style:font-weight-complex="bold"/>
    </style:style>
    <style:style style:name="P246" style:family="paragraph" style:parent-style-name="Standard">
      <style:text-properties fo:font-weight="bold" officeooo:rsid="02a73b56" officeooo:paragraph-rsid="02a73b56" style:font-weight-asian="bold" style:font-weight-complex="bold"/>
    </style:style>
    <style:style style:name="P247" style:family="paragraph" style:parent-style-name="Standard">
      <style:text-properties fo:font-weight="bold" officeooo:rsid="03032124" officeooo:paragraph-rsid="03032124" style:font-weight-asian="bold" style:font-weight-complex="bold"/>
    </style:style>
    <style:style style:name="P248" style:family="paragraph" style:parent-style-name="Standard">
      <style:text-properties fo:font-weight="bold" officeooo:rsid="03359d63" officeooo:paragraph-rsid="03359d63" style:font-weight-asian="bold" style:font-weight-complex="bold"/>
    </style:style>
    <style:style style:name="P249" style:family="paragraph" style:parent-style-name="Standard">
      <style:text-properties fo:font-weight="bold" officeooo:rsid="02942e35" officeooo:paragraph-rsid="02942e35" fo:background-color="#fff200" style:font-weight-asian="bold" style:font-weight-complex="bold"/>
    </style:style>
    <style:style style:name="P250" style:family="paragraph" style:parent-style-name="Standard">
      <style:text-properties fo:font-weight="bold" officeooo:rsid="02955e12" officeooo:paragraph-rsid="02955e12" fo:background-color="#fff200" style:font-weight-asian="bold" style:font-weight-complex="bold"/>
    </style:style>
    <style:style style:name="P251" style:family="paragraph" style:parent-style-name="Standard">
      <style:text-properties officeooo:rsid="0116f3b3" officeooo:paragraph-rsid="0116f3b3"/>
    </style:style>
    <style:style style:name="P252" style:family="paragraph" style:parent-style-name="Standard">
      <style:text-properties officeooo:rsid="0118f193" officeooo:paragraph-rsid="0118f193"/>
    </style:style>
    <style:style style:name="P253" style:family="paragraph" style:parent-style-name="Standard">
      <style:text-properties officeooo:rsid="0118f193" officeooo:paragraph-rsid="0116f3b3"/>
    </style:style>
    <style:style style:name="P254" style:family="paragraph" style:parent-style-name="Standard">
      <style:text-properties officeooo:rsid="01200409" officeooo:paragraph-rsid="01200409"/>
    </style:style>
    <style:style style:name="P255" style:family="paragraph" style:parent-style-name="Standard">
      <style:text-properties officeooo:paragraph-rsid="0121853c"/>
    </style:style>
    <style:style style:name="P256" style:family="paragraph" style:parent-style-name="Standard">
      <style:text-properties officeooo:rsid="01233de3" officeooo:paragraph-rsid="01233de3"/>
    </style:style>
    <style:style style:name="P257" style:family="paragraph" style:parent-style-name="Standard">
      <style:text-properties officeooo:paragraph-rsid="01233de3"/>
    </style:style>
    <style:style style:name="P258" style:family="paragraph" style:parent-style-name="Standard">
      <style:text-properties officeooo:rsid="01252edc" officeooo:paragraph-rsid="01252edc"/>
    </style:style>
    <style:style style:name="P259" style:family="paragraph" style:parent-style-name="Standard">
      <style:text-properties style:text-underline-style="solid" style:text-underline-width="auto" style:text-underline-color="font-color" fo:font-weight="bold" officeooo:rsid="0079c160" officeooo:paragraph-rsid="0079c160" style:font-weight-asian="bold" style:font-weight-complex="bold"/>
    </style:style>
    <style:style style:name="P260" style:family="paragraph" style:parent-style-name="Standard">
      <style:text-properties style:text-underline-style="solid" style:text-underline-width="auto" style:text-underline-color="font-color" fo:font-weight="bold" officeooo:rsid="0271b8dd" officeooo:paragraph-rsid="0271b8dd" fo:background-color="#fff200" style:font-weight-asian="bold" style:font-weight-complex="bold"/>
    </style:style>
    <style:style style:name="P261" style:family="paragraph" style:parent-style-name="Standard">
      <style:text-properties style:text-underline-style="solid" style:text-underline-width="auto" style:text-underline-color="font-color" fo:font-weight="bold" officeooo:rsid="0277fe05" officeooo:paragraph-rsid="0277fe05" fo:background-color="#fff200" style:font-weight-asian="bold" style:font-weight-complex="bold"/>
    </style:style>
    <style:style style:name="P262" style:family="paragraph" style:parent-style-name="Standard">
      <style:text-properties style:text-underline-style="solid" style:text-underline-width="auto" style:text-underline-color="font-color" officeooo:rsid="0218b255" officeooo:paragraph-rsid="0218b255"/>
    </style:style>
    <style:style style:name="P263" style:family="paragraph" style:parent-style-name="Standard">
      <style:text-properties officeooo:rsid="012d09c8" officeooo:paragraph-rsid="012d09c8"/>
    </style:style>
    <style:style style:name="P264" style:family="paragraph" style:parent-style-name="Standard">
      <style:text-properties officeooo:rsid="012e0201" officeooo:paragraph-rsid="012e0201"/>
    </style:style>
    <style:style style:name="P265" style:family="paragraph" style:parent-style-name="Standard">
      <style:text-properties officeooo:rsid="01369913" officeooo:paragraph-rsid="0140c40d"/>
    </style:style>
    <style:style style:name="P266" style:family="paragraph" style:parent-style-name="Standard">
      <style:text-properties officeooo:rsid="0136f388" officeooo:paragraph-rsid="0136f388"/>
    </style:style>
    <style:style style:name="P267" style:family="paragraph" style:parent-style-name="Standard">
      <style:text-properties officeooo:rsid="0136f388" officeooo:paragraph-rsid="0140c40d"/>
    </style:style>
    <style:style style:name="P268" style:family="paragraph" style:parent-style-name="Standard">
      <style:text-properties officeooo:rsid="0140c5a3" officeooo:paragraph-rsid="0140c5a3"/>
    </style:style>
    <style:style style:name="P269" style:family="paragraph" style:parent-style-name="Standard">
      <style:text-properties officeooo:rsid="01423f8e"/>
    </style:style>
    <style:style style:name="P270" style:family="paragraph" style:parent-style-name="Standard">
      <style:text-properties officeooo:rsid="01423f8e" officeooo:paragraph-rsid="01423f8e"/>
    </style:style>
    <style:style style:name="P271" style:family="paragraph" style:parent-style-name="Standard">
      <style:text-properties officeooo:paragraph-rsid="014ff567"/>
    </style:style>
    <style:style style:name="P272" style:family="paragraph" style:parent-style-name="Standard">
      <style:text-properties officeooo:rsid="017c0664" officeooo:paragraph-rsid="017c0664"/>
    </style:style>
    <style:style style:name="P273" style:family="paragraph" style:parent-style-name="Standard">
      <style:text-properties officeooo:rsid="017f5622" officeooo:paragraph-rsid="017f5622"/>
    </style:style>
    <style:style style:name="P274" style:family="paragraph" style:parent-style-name="Standard">
      <style:text-properties officeooo:rsid="01831f0b" officeooo:paragraph-rsid="01831f0b"/>
    </style:style>
    <style:style style:name="P275" style:family="paragraph" style:parent-style-name="Standard">
      <style:text-properties officeooo:rsid="018d6858" officeooo:paragraph-rsid="018d6858"/>
    </style:style>
    <style:style style:name="P276" style:family="paragraph" style:parent-style-name="Standard">
      <style:text-properties officeooo:rsid="018ef982" officeooo:paragraph-rsid="018ef982"/>
    </style:style>
    <style:style style:name="P277" style:family="paragraph" style:parent-style-name="Standard">
      <style:paragraph-properties fo:text-align="center" style:justify-single-word="false"/>
      <style:text-properties fo:font-size="15pt" fo:font-weight="bold" officeooo:rsid="017c0664" officeooo:paragraph-rsid="017c0664" style:font-size-asian="15pt" style:font-weight-asian="bold" style:font-size-complex="15pt" style:font-weight-complex="bold"/>
    </style:style>
    <style:style style:name="P278" style:family="paragraph" style:parent-style-name="Standard">
      <style:text-properties officeooo:rsid="0191b98c" officeooo:paragraph-rsid="0191b98c"/>
    </style:style>
    <style:style style:name="P279" style:family="paragraph" style:parent-style-name="Standard">
      <style:text-properties officeooo:paragraph-rsid="0194656c"/>
    </style:style>
    <style:style style:name="P280" style:family="paragraph" style:parent-style-name="Standard">
      <style:text-properties officeooo:paragraph-rsid="017c0664"/>
    </style:style>
    <style:style style:name="P281" style:family="paragraph" style:parent-style-name="Standard">
      <style:text-properties officeooo:paragraph-rsid="01965bf7"/>
    </style:style>
    <style:style style:name="P282" style:family="paragraph" style:parent-style-name="Standard">
      <style:text-properties style:text-line-through-style="none" style:text-line-through-type="none" fo:font-size="12pt" style:text-underline-style="none" fo:font-weight="normal" officeooo:rsid="01c24873" style:font-size-asian="10.5pt" style:font-weight-asian="normal" style:font-size-complex="12pt" style:font-weight-complex="normal"/>
    </style:style>
    <style:style style:name="P283" style:family="paragraph" style:parent-style-name="Standard">
      <style:text-properties style:text-line-through-style="none" style:text-line-through-type="none" fo:font-size="12pt" style:text-underline-style="none" fo:font-weight="normal" officeooo:rsid="01c24873" officeooo:paragraph-rsid="01f2a3a2" style:font-size-asian="10.5pt" style:font-weight-asian="normal" style:font-size-complex="12pt" style:font-weight-complex="normal"/>
    </style:style>
    <style:style style:name="P284" style:family="paragraph" style:parent-style-name="Standard">
      <style:text-properties style:text-line-through-style="none" style:text-line-through-type="none" fo:font-size="12pt" style:text-underline-style="none" fo:font-weight="normal" officeooo:rsid="01f2a3a2" officeooo:paragraph-rsid="01f2a3a2" style:font-size-asian="10.5pt" style:font-weight-asian="normal" style:font-size-complex="12pt" style:font-weight-complex="normal"/>
    </style:style>
    <style:style style:name="P285" style:family="paragraph" style:parent-style-name="Standard">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286" style:family="paragraph" style:parent-style-name="Standard">
      <style:text-properties style:text-line-through-style="none" style:text-line-through-type="none" fo:font-size="12pt" style:text-underline-style="none" fo:font-weight="normal" officeooo:rsid="01fa0a7f" officeooo:paragraph-rsid="01fa0a7f" style:font-size-asian="10.5pt" style:font-weight-asian="normal" style:font-size-complex="12pt" style:font-weight-complex="normal"/>
    </style:style>
    <style:style style:name="P287" style:family="paragraph" style:parent-style-name="Standard">
      <style:text-properties style:text-line-through-style="none" style:text-line-through-type="none" fo:font-size="12pt" style:text-underline-style="none" fo:font-weight="normal" officeooo:rsid="01ff0e74" officeooo:paragraph-rsid="01ff0e74" style:font-size-asian="10.5pt" style:font-weight-asian="normal" style:font-size-complex="12pt" style:font-weight-complex="normal"/>
    </style:style>
    <style:style style:name="P288" style:family="paragraph" style:parent-style-name="Standard">
      <style:text-properties style:text-line-through-style="none" style:text-line-through-type="none" fo:font-size="12pt" style:text-underline-style="none" fo:font-weight="normal" officeooo:rsid="01ff0e74" officeooo:paragraph-rsid="0202d1df" style:font-size-asian="10.5pt" style:font-weight-asian="normal" style:font-size-complex="12pt" style:font-weight-complex="normal"/>
    </style:style>
    <style:style style:name="P289" style:family="paragraph" style:parent-style-name="Standard">
      <style:text-properties style:text-line-through-style="none" style:text-line-through-type="none" fo:font-size="12pt" style:text-underline-style="none" fo:font-weight="normal" officeooo:rsid="01ff0e74" officeooo:paragraph-rsid="023c399c" style:font-size-asian="10.5pt" style:font-weight-asian="normal" style:font-size-complex="12pt" style:font-weight-complex="normal"/>
    </style:style>
    <style:style style:name="P290" style:family="paragraph" style:parent-style-name="Standard">
      <style:text-properties style:text-line-through-style="none" style:text-line-through-type="none" fo:font-size="12pt" style:text-underline-style="none" fo:font-weight="normal" officeooo:rsid="02055a10" officeooo:paragraph-rsid="02055a10" style:font-size-asian="10.5pt" style:font-weight-asian="normal" style:font-size-complex="12pt" style:font-weight-complex="normal"/>
    </style:style>
    <style:style style:name="P291" style:family="paragraph" style:parent-style-name="Standard">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292" style:family="paragraph" style:parent-style-name="Standard">
      <style:paragraph-properties fo:text-align="center" style:justify-single-word="false"/>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293" style:family="paragraph" style:parent-style-name="Standard">
      <style:text-properties style:text-line-through-style="none" style:text-line-through-type="none" fo:font-size="12pt" style:text-underline-style="none" fo:font-weight="normal" officeooo:rsid="02392f37" officeooo:paragraph-rsid="02392f37" style:font-size-asian="10.5pt" style:font-weight-asian="normal" style:font-size-complex="12pt" style:font-weight-complex="normal"/>
    </style:style>
    <style:style style:name="P294" style:family="paragraph" style:parent-style-name="Standard">
      <style:text-properties style:text-line-through-style="none" style:text-line-through-type="none" fo:font-size="12pt" style:text-underline-style="none" fo:font-weight="normal" officeooo:rsid="023a877e" officeooo:paragraph-rsid="023a877e" style:font-size-asian="10.5pt" style:font-weight-asian="normal" style:font-size-complex="12pt" style:font-weight-complex="normal"/>
    </style:style>
    <style:style style:name="P295" style:family="paragraph" style:parent-style-name="Standard">
      <style:text-properties style:text-line-through-style="none" style:text-line-through-type="none" fo:font-size="12pt" style:text-underline-style="none" fo:font-weight="normal" officeooo:rsid="023c399c" officeooo:paragraph-rsid="023c399c" style:font-size-asian="10.5pt" style:font-weight-asian="normal" style:font-size-complex="12pt" style:font-weight-complex="normal"/>
    </style:style>
    <style:style style:name="P296" style:family="paragraph" style:parent-style-name="Standard">
      <style:text-properties style:text-line-through-style="none" style:text-line-through-type="none" fo:font-size="12pt" style:text-underline-style="none" fo:font-weight="normal" officeooo:rsid="023ed378" officeooo:paragraph-rsid="023ed378" style:font-size-asian="10.5pt" style:font-weight-asian="normal" style:font-size-complex="12pt" style:font-weight-complex="normal"/>
    </style:style>
    <style:style style:name="P297" style:family="paragraph" style:parent-style-name="Standard">
      <style:text-properties style:text-line-through-style="none" style:text-line-through-type="none" fo:font-size="12pt" style:text-underline-style="none" fo:font-weight="normal" officeooo:rsid="023ef688" officeooo:paragraph-rsid="0202d1df" style:font-size-asian="10.5pt" style:font-weight-asian="normal" style:font-size-complex="12pt" style:font-weight-complex="normal"/>
    </style:style>
    <style:style style:name="P298" style:family="paragraph" style:parent-style-name="Standard">
      <style:text-properties style:text-line-through-style="none" style:text-line-through-type="none" fo:font-size="12pt" style:text-underline-style="none" fo:font-weight="normal" officeooo:rsid="024092c0" officeooo:paragraph-rsid="024092c0" style:font-size-asian="10.5pt" style:font-weight-asian="normal" style:font-size-complex="12pt" style:font-weight-complex="normal"/>
    </style:style>
    <style:style style:name="P299" style:family="paragraph" style:parent-style-name="Standard">
      <style:text-properties style:text-line-through-style="none" style:text-line-through-type="none" fo:font-size="12pt" style:text-underline-style="none" fo:font-weight="normal" officeooo:rsid="0241bfe2" officeooo:paragraph-rsid="0241bfe2" style:font-size-asian="10.5pt" style:font-weight-asian="normal" style:font-size-complex="12pt" style:font-weight-complex="normal"/>
    </style:style>
    <style:style style:name="P300" style:family="paragraph" style:parent-style-name="Standard">
      <style:text-properties style:text-line-through-style="none" style:text-line-through-type="none" fo:font-size="12pt" style:text-underline-style="none" fo:font-weight="normal" officeooo:rsid="02586ac3" officeooo:paragraph-rsid="02586ac3" style:font-size-asian="10.5pt" style:font-weight-asian="normal" style:font-size-complex="12pt" style:font-weight-complex="normal"/>
    </style:style>
    <style:style style:name="P301" style:family="paragraph" style:parent-style-name="Standard">
      <style:text-properties style:text-line-through-style="none" style:text-line-through-type="none" fo:font-size="12pt" style:text-underline-style="none" fo:font-weight="normal" officeooo:rsid="02599098" officeooo:paragraph-rsid="02599098" style:font-size-asian="10.5pt" style:font-weight-asian="normal" style:font-size-complex="12pt" style:font-weight-complex="normal"/>
    </style:style>
    <style:style style:name="P302" style:family="paragraph" style:parent-style-name="Standard">
      <style:text-properties style:text-line-through-style="none" style:text-line-through-type="none" fo:font-size="12pt" style:text-underline-style="none" fo:font-weight="normal" officeooo:rsid="025b0daf" officeooo:paragraph-rsid="025b0daf" style:font-size-asian="10.5pt" style:font-weight-asian="normal" style:font-size-complex="12pt" style:font-weight-complex="normal"/>
    </style:style>
    <style:style style:name="P303" style:family="paragraph" style:parent-style-name="Standard">
      <style:text-properties style:text-line-through-style="none" style:text-line-through-type="none" fo:font-size="12pt" style:text-underline-style="none" fo:font-weight="normal" officeooo:rsid="025cf8e3" officeooo:paragraph-rsid="025cf8e3" style:font-size-asian="10.5pt" style:font-weight-asian="normal" style:font-size-complex="12pt" style:font-weight-complex="normal"/>
    </style:style>
    <style:style style:name="P304" style:family="paragraph" style:parent-style-name="Standard">
      <style:text-properties style:text-line-through-style="none" style:text-line-through-type="none" fo:font-size="12pt" style:text-underline-style="none" fo:font-weight="normal" officeooo:rsid="025e7298" officeooo:paragraph-rsid="025e7298" style:font-size-asian="10.5pt" style:font-weight-asian="normal" style:font-size-complex="12pt" style:font-weight-complex="normal"/>
    </style:style>
    <style:style style:name="P305" style:family="paragraph" style:parent-style-name="Standard">
      <style:text-properties style:text-line-through-style="none" style:text-line-through-type="none" fo:font-size="12pt" style:text-underline-style="none" fo:font-weight="normal" officeooo:rsid="025e7298" officeooo:paragraph-rsid="02611da8" style:font-size-asian="10.5pt" style:font-weight-asian="normal" style:font-size-complex="12pt" style:font-weight-complex="normal"/>
    </style:style>
    <style:style style:name="P306" style:family="paragraph" style:parent-style-name="Standard">
      <style:text-properties style:text-line-through-style="none" style:text-line-through-type="none" fo:font-size="12pt" style:text-underline-style="none" fo:font-weight="normal" officeooo:rsid="025e7298" officeooo:paragraph-rsid="0262d69a" style:font-size-asian="10.5pt" style:font-weight-asian="normal" style:font-size-complex="12pt" style:font-weight-complex="normal"/>
    </style:style>
    <style:style style:name="P307" style:family="paragraph" style:parent-style-name="Standard">
      <style:text-properties style:text-line-through-style="none" style:text-line-through-type="none" fo:font-size="12pt" style:text-underline-style="none" fo:font-weight="normal" officeooo:rsid="025e7298" officeooo:paragraph-rsid="026331dd" style:font-size-asian="10.5pt" style:font-weight-asian="normal" style:font-size-complex="12pt" style:font-weight-complex="normal"/>
    </style:style>
    <style:style style:name="P308" style:family="paragraph" style:parent-style-name="Standard">
      <style:text-properties style:text-line-through-style="none" style:text-line-through-type="none" fo:font-size="12pt" style:text-underline-style="none" fo:font-weight="bold" officeooo:rsid="01f4e28c" officeooo:paragraph-rsid="01f4e28c" style:font-size-asian="10.5pt" style:font-weight-asian="bold" style:font-size-complex="12pt" style:font-weight-complex="bold"/>
    </style:style>
    <style:style style:name="P309" style:family="paragraph" style:parent-style-name="Standard">
      <style:text-properties style:text-line-through-style="none" style:text-line-through-type="none" fo:font-size="12pt" style:text-underline-style="none" fo:font-weight="bold" officeooo:rsid="01ffc7ca" officeooo:paragraph-rsid="01ffc7ca" style:font-size-asian="10.5pt" style:font-weight-asian="bold" style:font-size-complex="12pt" style:font-weight-complex="bold"/>
    </style:style>
    <style:style style:name="P310" style:family="paragraph" style:parent-style-name="Standard">
      <style:text-properties style:text-line-through-style="none" style:text-line-through-type="none" fo:font-size="12pt" style:text-underline-style="none" fo:font-weight="bold" officeooo:rsid="01ff0e74" officeooo:paragraph-rsid="0202d1df" style:font-size-asian="10.5pt" style:font-weight-asian="bold" style:font-size-complex="12pt" style:font-weight-complex="bold"/>
    </style:style>
    <style:style style:name="P311" style:family="paragraph" style:parent-style-name="Standard">
      <style:text-properties style:text-line-through-style="none" style:text-line-through-type="none" fo:font-size="12pt" style:text-underline-style="none" fo:font-weight="bold" officeooo:rsid="02055a10" officeooo:paragraph-rsid="02055a10" style:font-size-asian="10.5pt" style:font-weight-asian="bold" style:font-size-complex="12pt" style:font-weight-complex="bold"/>
    </style:style>
    <style:style style:name="P312" style:family="paragraph" style:parent-style-name="Standard">
      <style:text-properties style:text-line-through-style="none" style:text-line-through-type="none" fo:font-size="12pt" style:text-underline-style="none" fo:font-weight="bold" officeooo:rsid="023a877e" officeooo:paragraph-rsid="023a877e" style:font-size-asian="10.5pt" style:font-weight-asian="bold" style:font-size-complex="12pt" style:font-weight-complex="bold"/>
    </style:style>
    <style:style style:name="P313" style:family="paragraph" style:parent-style-name="Standard">
      <style:text-properties style:text-line-through-style="none" style:text-line-through-type="none" fo:font-size="12pt" style:text-underline-style="none" fo:font-weight="bold" officeooo:rsid="023c399c" officeooo:paragraph-rsid="023c399c" style:font-size-asian="10.5pt" style:font-weight-asian="bold" style:font-size-complex="12pt" style:font-weight-complex="bold"/>
    </style:style>
    <style:style style:name="P314" style:family="paragraph" style:parent-style-name="Standard">
      <style:text-properties style:text-line-through-style="none" style:text-line-through-type="none" fo:font-size="12pt" style:text-underline-style="none" fo:font-weight="bold" officeooo:rsid="023ed378" officeooo:paragraph-rsid="023ed378" style:font-size-asian="10.5pt" style:font-weight-asian="bold" style:font-size-complex="12pt" style:font-weight-complex="bold"/>
    </style:style>
    <style:style style:name="P315" style:family="paragraph" style:parent-style-name="Standard">
      <style:text-properties style:text-line-through-style="none" style:text-line-through-type="none" fo:font-size="12pt" style:text-underline-style="none" fo:font-weight="bold" officeooo:rsid="0241bfe2" officeooo:paragraph-rsid="0241bfe2" style:font-size-asian="10.5pt" style:font-weight-asian="bold" style:font-size-complex="12pt" style:font-weight-complex="bold"/>
    </style:style>
    <style:style style:name="P316" style:family="paragraph" style:parent-style-name="Standard">
      <style:text-properties style:text-line-through-style="none" style:text-line-through-type="none" fo:font-size="12pt" style:text-underline-style="none" fo:font-weight="bold" officeooo:rsid="02599098" officeooo:paragraph-rsid="02599098" style:font-size-asian="10.5pt" style:font-weight-asian="bold" style:font-size-complex="12pt" style:font-weight-complex="bold"/>
    </style:style>
    <style:style style:name="P317" style:family="paragraph" style:parent-style-name="Standard">
      <style:text-properties style:text-line-through-style="none" style:text-line-through-type="none" fo:font-size="12pt" style:text-underline-style="none" fo:font-weight="bold" officeooo:rsid="025b0daf" officeooo:paragraph-rsid="025b0daf" style:font-size-asian="10.5pt" style:font-weight-asian="bold" style:font-size-complex="12pt" style:font-weight-complex="bold"/>
    </style:style>
    <style:style style:name="P318" style:family="paragraph" style:parent-style-name="Standard">
      <style:text-properties style:text-line-through-style="none" style:text-line-through-type="none" fo:font-size="12pt" style:text-underline-style="none" fo:font-weight="bold" officeooo:rsid="025cf8e3" officeooo:paragraph-rsid="025cf8e3" style:font-size-asian="10.5pt" style:font-weight-asian="bold" style:font-size-complex="12pt" style:font-weight-complex="bold"/>
    </style:style>
    <style:style style:name="P319" style:family="paragraph" style:parent-style-name="Standard">
      <style:text-properties style:text-line-through-style="none" style:text-line-through-type="none" fo:font-size="12pt" style:text-underline-style="none" fo:font-weight="bold" officeooo:rsid="025e7298" officeooo:paragraph-rsid="025e7298" style:font-size-asian="10.5pt" style:font-weight-asian="bold" style:font-size-complex="12pt" style:font-weight-complex="bold"/>
    </style:style>
    <style:style style:name="P320" style:family="paragraph" style:parent-style-name="Standard">
      <style:text-properties style:text-line-through-style="none" style:text-line-through-type="none" fo:font-size="12pt" style:text-underline-style="none" fo:font-weight="bold" officeooo:rsid="025e7298" officeooo:paragraph-rsid="02611da8" style:font-size-asian="10.5pt" style:font-weight-asian="bold" style:font-size-complex="12pt" style:font-weight-complex="bold"/>
    </style:style>
    <style:style style:name="P321" style:family="paragraph" style:parent-style-name="Standard">
      <style:text-properties style:text-line-through-style="none" style:text-line-through-type="none" fo:font-size="12pt" style:text-underline-style="none" fo:font-weight="bold" officeooo:rsid="01fd6456" officeooo:paragraph-rsid="01fd6456" fo:background-color="#fff200" style:font-size-asian="10.5pt" style:font-weight-asian="bold" style:font-size-complex="12pt" style:font-weight-complex="bold"/>
    </style:style>
    <style:style style:name="P322" style:family="paragraph" style:parent-style-name="Standard">
      <style:text-properties style:text-line-through-style="none" style:text-line-through-type="none" fo:font-size="12pt" fo:font-style="normal" style:text-underline-style="none" fo:font-weight="bold" officeooo:rsid="01ff0e74" officeooo:paragraph-rsid="0202d1df" style:font-size-asian="10.5pt" style:font-style-asian="normal" style:font-weight-asian="bold" style:font-size-complex="12pt" style:font-style-complex="normal" style:font-weight-complex="bold"/>
    </style:style>
    <style:style style:name="P323" style:family="paragraph" style:parent-style-name="Standard">
      <style:text-properties style:text-line-through-style="none" style:text-line-through-type="none" fo:font-size="12pt" style:text-underline-style="solid" style:text-underline-type="double" style:text-underline-width="auto" style:text-underline-color="font-color" fo:font-weight="normal" officeooo:rsid="01ff0e74" officeooo:paragraph-rsid="0202d1df" style:font-size-asian="10.5pt" style:font-weight-asian="normal" style:font-size-complex="12pt" style:font-weight-complex="normal"/>
    </style:style>
    <style:style style:name="P324" style:family="paragraph" style:parent-style-name="Standard">
      <style:paragraph-properties fo:text-align="center" style:justify-single-word="false"/>
      <style:text-properties style:text-line-through-style="none" style:text-line-through-type="none" fo:font-size="16pt" style:text-underline-style="none" fo:font-weight="bold" officeooo:rsid="01f2a3a2" officeooo:paragraph-rsid="01f2a3a2" style:font-size-asian="16pt" style:font-weight-asian="bold" style:font-size-complex="16pt" style:font-weight-complex="bold"/>
    </style:style>
    <style:style style:name="P325" style:family="paragraph" style:parent-style-name="Standard">
      <style:paragraph-properties fo:text-align="center" style:justify-single-word="false"/>
      <style:text-properties style:text-line-through-style="none" style:text-line-through-type="none" fo:font-size="16pt" style:text-underline-style="none" fo:font-weight="bold" officeooo:rsid="02586ac3" officeooo:paragraph-rsid="02586ac3" style:font-size-asian="16pt" style:font-weight-asian="bold" style:font-size-complex="16pt" style:font-weight-complex="bold"/>
    </style:style>
    <style:style style:name="P326" style:family="paragraph" style:parent-style-name="Standard">
      <style:text-properties style:text-line-through-style="none" style:text-line-through-type="none" fo:font-size="14pt" style:text-underline-style="none" fo:font-weight="bold" officeooo:rsid="01ffc7ca" officeooo:paragraph-rsid="01ffc7ca" fo:background-color="#fff200" style:font-size-asian="14pt" style:font-weight-asian="bold" style:font-size-complex="14pt" style:font-weight-complex="bold"/>
    </style:style>
    <style:style style:name="P327" style:family="paragraph" style:parent-style-name="Standard">
      <style:text-properties style:text-line-through-style="none" style:text-line-through-type="none" fo:font-size="10pt" style:text-underline-style="none" fo:font-weight="normal" officeooo:rsid="01ff0e74" officeooo:paragraph-rsid="0202d1df" style:font-size-asian="10pt" style:font-weight-asian="normal" style:font-size-complex="10pt" style:font-weight-complex="normal"/>
    </style:style>
    <style:style style:name="P328" style:family="paragraph" style:parent-style-name="Standard">
      <style:text-properties style:text-line-through-style="none" style:text-line-through-type="none" fo:font-size="9pt" style:text-underline-style="none" fo:font-weight="normal" officeooo:rsid="022d4060" officeooo:paragraph-rsid="0237d976" style:font-size-asian="9pt" style:font-weight-asian="normal" style:font-size-complex="9pt" style:font-weight-complex="normal"/>
    </style:style>
    <style:style style:name="P329" style:family="paragraph" style:parent-style-name="Standard">
      <style:text-properties style:text-line-through-style="none" style:text-line-through-type="none" fo:font-size="9pt" style:text-underline-style="none" fo:font-weight="bold" officeooo:rsid="022d4060" officeooo:paragraph-rsid="0237d976" style:font-size-asian="9pt" style:font-weight-asian="bold" style:font-size-complex="9pt" style:font-weight-complex="bold"/>
    </style:style>
    <style:style style:name="P330" style:family="paragraph" style:parent-style-name="Standard">
      <style:text-properties style:text-line-through-style="none" style:text-line-through-type="none" fo:font-size="8pt" style:text-underline-style="none" fo:font-weight="normal" officeooo:rsid="023a877e" officeooo:paragraph-rsid="023a877e" style:font-size-asian="8pt" style:font-weight-asian="normal" style:font-size-complex="8pt" style:font-weight-complex="normal"/>
    </style:style>
    <style:style style:name="P331" style:family="paragraph" style:parent-style-name="Standard">
      <style:text-properties style:text-line-through-style="none" style:text-line-through-type="none" fo:font-size="8pt" style:text-underline-style="none" fo:font-weight="normal" officeooo:rsid="023c399c" officeooo:paragraph-rsid="023c399c" style:font-size-asian="8pt" style:font-weight-asian="normal" style:font-size-complex="8pt" style:font-weight-complex="normal"/>
    </style:style>
    <style:style style:name="P332" style:family="paragraph" style:parent-style-name="Standard">
      <style:text-properties style:text-line-through-style="none" style:text-line-through-type="none" fo:font-size="8pt" style:text-underline-style="none" fo:font-weight="normal" officeooo:rsid="01ff0e74" officeooo:paragraph-rsid="0202d1df" style:font-size-asian="8pt" style:font-weight-asian="normal" style:font-size-complex="8pt" style:font-weight-complex="normal"/>
    </style:style>
    <style:style style:name="P333" style:family="paragraph" style:parent-style-name="Standard">
      <style:text-properties style:text-line-through-style="none" style:text-line-through-type="none" fo:font-size="8pt" style:text-underline-style="none" fo:font-weight="bold" officeooo:rsid="023a877e" officeooo:paragraph-rsid="023a877e" style:font-size-asian="8pt" style:font-weight-asian="bold" style:font-size-complex="8pt" style:font-weight-complex="bold"/>
    </style:style>
    <style:style style:name="P334" style:family="paragraph" style:parent-style-name="Standard">
      <style:text-properties style:text-line-through-style="none" style:text-line-through-type="none" fo:font-size="8pt" style:text-underline-style="none" fo:font-weight="bold" officeooo:rsid="023c399c" officeooo:paragraph-rsid="023c399c" style:font-size-asian="8pt" style:font-weight-asian="bold" style:font-size-complex="8pt" style:font-weight-complex="bold"/>
    </style:style>
    <style:style style:name="P335" style:family="paragraph" style:parent-style-name="Standard">
      <style:text-properties style:text-line-through-style="none" style:text-line-through-type="none" fo:font-size="8pt" style:text-underline-style="none" fo:font-weight="bold" officeooo:rsid="01ff0e74" officeooo:paragraph-rsid="0202d1df" style:font-size-asian="8pt" style:font-weight-asian="bold" style:font-size-complex="8pt" style:font-weight-complex="bold"/>
    </style:style>
    <style:style style:name="P336" style:family="paragraph" style:parent-style-name="Standard">
      <style:text-properties officeooo:paragraph-rsid="01cd14c0"/>
    </style:style>
    <style:style style:name="P337" style:family="paragraph" style:parent-style-name="Standard">
      <style:text-properties officeooo:rsid="0209dd2a" officeooo:paragraph-rsid="0209dd2a"/>
    </style:style>
    <style:style style:name="P338" style:family="paragraph" style:parent-style-name="Standard">
      <style:text-properties officeooo:paragraph-rsid="02210804"/>
    </style:style>
    <style:style style:name="P339" style:family="paragraph" style:parent-style-name="Standard">
      <style:text-properties fo:font-style="italic" style:text-underline-style="none" officeooo:rsid="0221744b" officeooo:paragraph-rsid="0221744b" style:font-style-asian="italic" style:font-style-complex="italic"/>
    </style:style>
    <style:style style:name="P340" style:family="paragraph" style:parent-style-name="Standard">
      <style:text-properties officeooo:rsid="022c28ad" officeooo:paragraph-rsid="022c28ad"/>
    </style:style>
    <style:style style:name="P341" style:family="paragraph" style:parent-style-name="Standard">
      <style:text-properties fo:font-size="9pt" officeooo:rsid="0118f193" officeooo:paragraph-rsid="0118f193" style:font-size-asian="9pt" style:font-size-complex="9pt"/>
    </style:style>
    <style:style style:name="P342" style:family="paragraph" style:parent-style-name="Standard">
      <style:text-properties fo:font-size="9pt" officeooo:rsid="0248d3be" officeooo:paragraph-rsid="0248d3be" style:font-size-asian="9pt" style:font-size-complex="9pt"/>
    </style:style>
    <style:style style:name="P343" style:family="paragraph" style:parent-style-name="Standard">
      <style:text-properties fo:font-size="9pt" officeooo:rsid="024944a8" officeooo:paragraph-rsid="024944a8" style:font-size-asian="9pt" style:font-size-complex="9pt"/>
    </style:style>
    <style:style style:name="P344" style:family="paragraph" style:parent-style-name="Standard">
      <style:text-properties fo:font-size="9pt" fo:font-weight="bold" officeooo:rsid="0118f193" officeooo:paragraph-rsid="0118f193" style:font-size-asian="9pt" style:font-weight-asian="bold" style:font-size-complex="9pt" style:font-weight-complex="bold"/>
    </style:style>
    <style:style style:name="P345" style:family="paragraph" style:parent-style-name="Standard">
      <style:text-properties fo:font-size="9pt" fo:font-weight="bold" officeooo:rsid="02479a45" officeooo:paragraph-rsid="0248d3be" style:font-size-asian="9pt" style:font-weight-asian="bold" style:font-size-complex="9pt" style:font-weight-complex="bold"/>
    </style:style>
    <style:style style:name="P346" style:family="paragraph" style:parent-style-name="Standard">
      <style:text-properties fo:font-size="9pt" fo:font-weight="bold" officeooo:rsid="0248d3be" officeooo:paragraph-rsid="0248d3be" style:font-size-asian="9pt" style:font-weight-asian="bold" style:font-size-complex="9pt" style:font-weight-complex="bold"/>
    </style:style>
    <style:style style:name="P347" style:family="paragraph" style:parent-style-name="Standard">
      <style:text-properties fo:font-size="9pt" fo:font-weight="normal" officeooo:rsid="02479a45" officeooo:paragraph-rsid="0248d3be" style:font-size-asian="9pt" style:font-weight-asian="normal" style:font-size-complex="9pt" style:font-weight-complex="normal"/>
    </style:style>
    <style:style style:name="P348" style:family="paragraph" style:parent-style-name="Standard">
      <style:text-properties fo:font-size="9pt" style:text-underline-style="none" fo:font-weight="normal" officeooo:rsid="024f4f2b" officeooo:paragraph-rsid="024f4f2b" style:font-size-asian="9pt" style:font-weight-asian="normal" style:font-size-complex="9pt" style:font-weight-complex="normal"/>
    </style:style>
    <style:style style:name="P349" style:family="paragraph" style:parent-style-name="Standard">
      <style:text-properties officeooo:rsid="02479a45" officeooo:paragraph-rsid="02479a45"/>
    </style:style>
    <style:style style:name="P350" style:family="paragraph" style:parent-style-name="Standard">
      <style:text-properties officeooo:rsid="0248d3be" officeooo:paragraph-rsid="0248d3be"/>
    </style:style>
    <style:style style:name="P351" style:family="paragraph" style:parent-style-name="Standard">
      <style:text-properties officeooo:rsid="024944a8" officeooo:paragraph-rsid="024944a8"/>
    </style:style>
    <style:style style:name="P35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53" style:family="paragraph" style:parent-style-name="Standard">
      <style:paragraph-properties fo:text-align="center" style:justify-single-word="false"/>
      <style:text-properties fo:font-size="16pt" fo:font-weight="bold" officeooo:rsid="02c75d1e" officeooo:paragraph-rsid="02c75d1e" style:font-size-asian="16pt" style:font-weight-asian="bold" style:font-size-complex="16pt" style:font-weight-complex="bold"/>
    </style:style>
    <style:style style:name="P354" style:family="paragraph" style:parent-style-name="Standard">
      <style:text-properties fo:font-size="8pt" style:font-size-asian="8pt" style:font-size-complex="8pt"/>
    </style:style>
    <style:style style:name="P355" style:family="paragraph" style:parent-style-name="Standard">
      <style:text-properties fo:font-size="8pt" fo:font-weight="normal" officeooo:rsid="026fe1c0" officeooo:paragraph-rsid="026fe1c0" style:font-size-asian="8pt" style:font-weight-asian="normal" style:font-size-complex="8pt" style:font-weight-complex="normal"/>
    </style:style>
    <style:style style:name="P356" style:family="paragraph" style:parent-style-name="Standard">
      <style:text-properties fo:font-size="8pt" fo:font-weight="normal" officeooo:rsid="026fe1c0" officeooo:paragraph-rsid="02752c50" style:font-size-asian="8pt" style:font-weight-asian="normal" style:font-size-complex="8pt" style:font-weight-complex="normal"/>
    </style:style>
    <style:style style:name="P357" style:family="paragraph" style:parent-style-name="Standard">
      <style:text-properties fo:font-size="8pt" fo:font-weight="normal" officeooo:rsid="02704e0e" officeooo:paragraph-rsid="026fe1c0" style:font-size-asian="8pt" style:font-weight-asian="normal" style:font-size-complex="8pt" style:font-weight-complex="normal"/>
    </style:style>
    <style:style style:name="P358" style:family="paragraph" style:parent-style-name="Standard">
      <style:text-properties fo:font-size="8pt" fo:font-weight="normal" officeooo:rsid="027b27e6" officeooo:paragraph-rsid="027b27e6" style:font-size-asian="8pt" style:font-weight-asian="normal" style:font-size-complex="8pt" style:font-weight-complex="normal"/>
    </style:style>
    <style:style style:name="P359" style:family="paragraph" style:parent-style-name="Standard">
      <style:text-properties fo:font-size="8pt" fo:font-weight="normal" officeooo:rsid="027c7a0d" officeooo:paragraph-rsid="027c7a0d" style:font-size-asian="8pt" style:font-weight-asian="normal" style:font-size-complex="8pt" style:font-weight-complex="normal"/>
    </style:style>
    <style:style style:name="P360" style:family="paragraph" style:parent-style-name="Standard">
      <style:text-properties fo:font-size="8pt" fo:font-weight="normal" officeooo:rsid="027ce9e6" officeooo:paragraph-rsid="027ce9e6" style:font-size-asian="8pt" style:font-weight-asian="normal" style:font-size-complex="8pt" style:font-weight-complex="normal"/>
    </style:style>
    <style:style style:name="P361" style:family="paragraph" style:parent-style-name="Standard">
      <style:text-properties officeooo:rsid="0280226b" officeooo:paragraph-rsid="02819ca4"/>
    </style:style>
    <style:style style:name="P362" style:family="paragraph" style:parent-style-name="Standard">
      <style:text-properties officeooo:rsid="0283f7d0" officeooo:paragraph-rsid="02854c86"/>
    </style:style>
    <style:style style:name="P363" style:family="paragraph" style:parent-style-name="Standard">
      <style:text-properties officeooo:rsid="0291ad53" officeooo:paragraph-rsid="0291ad53"/>
    </style:style>
    <style:style style:name="P364" style:family="paragraph" style:parent-style-name="Standard">
      <style:text-properties officeooo:rsid="0291ad53" officeooo:paragraph-rsid="02955e12"/>
    </style:style>
    <style:style style:name="P365" style:family="paragraph" style:parent-style-name="Standard">
      <style:text-properties officeooo:rsid="02926913" officeooo:paragraph-rsid="02926913"/>
    </style:style>
    <style:style style:name="P366" style:family="paragraph" style:parent-style-name="Standard">
      <style:text-properties officeooo:rsid="02976aee" officeooo:paragraph-rsid="02976aee"/>
    </style:style>
    <style:style style:name="P367" style:family="paragraph" style:parent-style-name="Standard">
      <style:text-properties officeooo:rsid="02996058" officeooo:paragraph-rsid="02996058"/>
    </style:style>
    <style:style style:name="P368" style:family="paragraph" style:parent-style-name="Standard">
      <style:text-properties officeooo:rsid="029a1846" officeooo:paragraph-rsid="029a1846"/>
    </style:style>
    <style:style style:name="P369" style:family="paragraph" style:parent-style-name="Standard">
      <style:text-properties officeooo:rsid="029c118a" officeooo:paragraph-rsid="029c118a"/>
    </style:style>
    <style:style style:name="P370" style:family="paragraph" style:parent-style-name="Standard">
      <style:text-properties officeooo:rsid="029dbc0c" officeooo:paragraph-rsid="029dbc0c"/>
    </style:style>
    <style:style style:name="P371" style:family="paragraph" style:parent-style-name="Standard">
      <style:text-properties officeooo:rsid="02a093df" officeooo:paragraph-rsid="02a093df"/>
    </style:style>
    <style:style style:name="P372" style:family="paragraph" style:parent-style-name="Standard">
      <style:text-properties officeooo:paragraph-rsid="02b7dd33"/>
    </style:style>
    <style:style style:name="P373" style:family="paragraph" style:parent-style-name="Standard">
      <style:text-properties officeooo:paragraph-rsid="02aeb6ca"/>
    </style:style>
    <style:style style:name="P374" style:family="paragraph" style:parent-style-name="Standard">
      <style:text-properties officeooo:rsid="02c9331f" officeooo:paragraph-rsid="02c9331f"/>
    </style:style>
    <style:style style:name="P375" style:family="paragraph" style:parent-style-name="Standard">
      <style:text-properties officeooo:paragraph-rsid="02c9331f"/>
    </style:style>
    <style:style style:name="P376" style:family="paragraph" style:parent-style-name="Standard">
      <style:text-properties officeooo:rsid="02caf071" officeooo:paragraph-rsid="02c75d1e"/>
    </style:style>
    <style:style style:name="P377" style:family="paragraph" style:parent-style-name="Standard">
      <style:text-properties officeooo:rsid="02cbd332" officeooo:paragraph-rsid="02cbd332"/>
    </style:style>
    <style:style style:name="P378" style:family="paragraph" style:parent-style-name="Standard">
      <style:text-properties officeooo:rsid="02d22cc2" officeooo:paragraph-rsid="02d22cc2"/>
    </style:style>
    <style:style style:name="P379" style:family="paragraph" style:parent-style-name="Standard">
      <style:text-properties officeooo:rsid="02d22cc2" officeooo:paragraph-rsid="02fd08f3"/>
    </style:style>
    <style:style style:name="P380" style:family="paragraph" style:parent-style-name="Standard">
      <style:text-properties officeooo:rsid="02dee3b1" officeooo:paragraph-rsid="02dee3b1"/>
    </style:style>
    <style:style style:name="P381" style:family="paragraph" style:parent-style-name="Standard">
      <style:text-properties officeooo:rsid="02e20a4a" officeooo:paragraph-rsid="02c9331f"/>
    </style:style>
    <style:style style:name="P382" style:family="paragraph" style:parent-style-name="Standard">
      <style:text-properties officeooo:rsid="02e20a4a" officeooo:paragraph-rsid="02eacd16"/>
    </style:style>
    <style:style style:name="P383" style:family="paragraph" style:parent-style-name="Standard">
      <style:text-properties officeooo:rsid="02efc635" officeooo:paragraph-rsid="02efc635"/>
    </style:style>
    <style:style style:name="P384" style:family="paragraph" style:parent-style-name="Standard">
      <style:text-properties officeooo:rsid="02f8e364" officeooo:paragraph-rsid="02f8e364"/>
    </style:style>
    <style:style style:name="P385" style:family="paragraph" style:parent-style-name="Standard">
      <style:text-properties officeooo:rsid="02f8e364" officeooo:paragraph-rsid="03214813"/>
    </style:style>
    <style:style style:name="P386" style:family="paragraph" style:parent-style-name="Standard">
      <style:text-properties officeooo:rsid="0301266f" officeooo:paragraph-rsid="0301266f"/>
    </style:style>
    <style:style style:name="P387" style:family="paragraph" style:parent-style-name="Standard">
      <style:text-properties officeooo:rsid="03053b0d" officeooo:paragraph-rsid="03053b0d"/>
    </style:style>
    <style:style style:name="P388" style:family="paragraph" style:parent-style-name="Standard">
      <style:text-properties officeooo:rsid="0305509f" officeooo:paragraph-rsid="0305509f"/>
    </style:style>
    <style:style style:name="P389" style:family="paragraph" style:parent-style-name="Standard">
      <style:text-properties officeooo:rsid="030799d7" officeooo:paragraph-rsid="030799d7"/>
    </style:style>
    <style:style style:name="P390" style:family="paragraph" style:parent-style-name="Standard">
      <style:text-properties officeooo:rsid="030a373a" officeooo:paragraph-rsid="030a373a"/>
    </style:style>
    <style:style style:name="P391" style:family="paragraph" style:parent-style-name="Standard">
      <style:text-properties officeooo:rsid="030a65e7" officeooo:paragraph-rsid="030a65e7"/>
    </style:style>
    <style:style style:name="P392" style:family="paragraph" style:parent-style-name="Standard">
      <style:text-properties officeooo:rsid="030fb83a" officeooo:paragraph-rsid="030fb83a"/>
    </style:style>
    <style:style style:name="P393" style:family="paragraph" style:parent-style-name="Standard">
      <style:text-properties officeooo:rsid="03134c25" officeooo:paragraph-rsid="03134c25"/>
    </style:style>
    <style:style style:name="P394" style:family="paragraph" style:parent-style-name="Standard">
      <style:text-properties officeooo:rsid="03151cdc" officeooo:paragraph-rsid="03151cdc"/>
    </style:style>
    <style:style style:name="P395" style:family="paragraph" style:parent-style-name="Standard">
      <style:text-properties officeooo:rsid="0317df94" officeooo:paragraph-rsid="0317df94"/>
    </style:style>
    <style:style style:name="P396" style:family="paragraph" style:parent-style-name="Standard">
      <style:text-properties officeooo:rsid="031889e0" officeooo:paragraph-rsid="031889e0"/>
    </style:style>
    <style:style style:name="P397" style:family="paragraph" style:parent-style-name="Standard">
      <style:text-properties officeooo:rsid="0319dcaa" officeooo:paragraph-rsid="0319dcaa"/>
    </style:style>
    <style:style style:name="P398" style:family="paragraph" style:parent-style-name="Standard">
      <style:text-properties officeooo:rsid="031dc585" officeooo:paragraph-rsid="031dc585"/>
    </style:style>
    <style:style style:name="P399" style:family="paragraph" style:parent-style-name="Standard">
      <style:text-properties officeooo:rsid="031ff872" officeooo:paragraph-rsid="031ff872"/>
    </style:style>
    <style:style style:name="P400" style:family="paragraph" style:parent-style-name="Standard">
      <style:text-properties officeooo:rsid="031ff872" officeooo:paragraph-rsid="03281ee2"/>
    </style:style>
    <style:style style:name="P401" style:family="paragraph" style:parent-style-name="Standard">
      <style:text-properties officeooo:rsid="031ff872" officeooo:paragraph-rsid="0329d5c1"/>
    </style:style>
    <style:style style:name="P402" style:family="paragraph" style:parent-style-name="Standard">
      <style:text-properties officeooo:rsid="0323b45f" officeooo:paragraph-rsid="0323b45f"/>
    </style:style>
    <style:style style:name="P403" style:family="paragraph" style:parent-style-name="Standard">
      <style:text-properties officeooo:rsid="0324fb0e" officeooo:paragraph-rsid="0324fb0e"/>
    </style:style>
    <style:style style:name="P404" style:family="paragraph" style:parent-style-name="Standard">
      <style:text-properties officeooo:rsid="0327d72a" officeooo:paragraph-rsid="0327d72a"/>
    </style:style>
    <style:style style:name="P405" style:family="paragraph" style:parent-style-name="Standard">
      <style:text-properties officeooo:rsid="03281ee2" officeooo:paragraph-rsid="03281ee2"/>
    </style:style>
    <style:style style:name="P406" style:family="paragraph" style:parent-style-name="Standard">
      <style:text-properties officeooo:paragraph-rsid="032cb1ff"/>
    </style:style>
    <style:style style:name="P407" style:family="paragraph" style:parent-style-name="Standard">
      <style:text-properties officeooo:rsid="032ebf0b" officeooo:paragraph-rsid="032ebf0b"/>
    </style:style>
    <style:style style:name="P408" style:family="paragraph" style:parent-style-name="Standard">
      <style:text-properties officeooo:rsid="032f89ad" officeooo:paragraph-rsid="032f89ad"/>
    </style:style>
    <style:style style:name="P409" style:family="paragraph" style:parent-style-name="Standard">
      <style:text-properties officeooo:rsid="03359d63" officeooo:paragraph-rsid="03359d63"/>
    </style:style>
    <style:style style:name="P410" style:family="paragraph" style:parent-style-name="Text_20_body">
      <style:paragraph-properties fo:text-align="center" style:justify-single-word="false"/>
      <style:text-properties fo:font-size="14pt" fo:font-weight="bold" officeooo:rsid="010ae75d" officeooo:paragraph-rsid="013a69f1" style:font-size-asian="14pt" style:font-weight-asian="bold" style:font-size-complex="14pt" style:font-weight-complex="bold"/>
    </style:style>
    <style:style style:name="P411" style:family="paragraph" style:parent-style-name="Text_20_body">
      <style:text-properties fo:font-size="12pt" fo:font-weight="normal" officeooo:rsid="010c7262" officeooo:paragraph-rsid="013a69f1" style:font-size-asian="12pt" style:font-weight-asian="normal" style:font-size-complex="12pt" style:font-weight-complex="normal"/>
    </style:style>
    <style:style style:name="P412" style:family="paragraph" style:parent-style-name="Text_20_body">
      <style:text-properties fo:font-size="12pt" style:text-underline-style="none" fo:font-weight="normal" officeooo:rsid="01a2d19c" officeooo:paragraph-rsid="01a2d19c" style:font-size-asian="10.5pt" style:font-weight-asian="normal" style:font-size-complex="12pt" style:font-weight-complex="normal"/>
    </style:style>
    <style:style style:name="P413" style:family="paragraph" style:parent-style-name="Text_20_body">
      <style:text-properties fo:font-size="12pt" style:text-underline-style="none" fo:font-weight="bold" officeooo:rsid="01a2d19c" officeooo:paragraph-rsid="01a2d19c" style:font-size-asian="10.5pt" style:font-weight-asian="bold" style:font-size-complex="12pt" style:font-weight-complex="bold"/>
    </style:style>
    <style:style style:name="P414" style:family="paragraph" style:parent-style-name="Text_20_body">
      <style:text-properties officeooo:paragraph-rsid="01a2d19c"/>
    </style:style>
    <style:style style:name="P415" style:family="paragraph" style:parent-style-name="Table_20_Contents">
      <style:text-properties fo:font-size="12pt" officeooo:rsid="0197f092" officeooo:paragraph-rsid="0197f092" style:font-size-asian="10.5pt" style:font-size-complex="12pt"/>
    </style:style>
    <style:style style:name="P416" style:family="paragraph" style:parent-style-name="Table_20_Contents">
      <style:text-properties fo:font-size="12pt" officeooo:rsid="0197f092" officeooo:paragraph-rsid="019afcff" style:font-size-asian="10.5pt" style:font-size-complex="12pt"/>
    </style:style>
    <style:style style:name="P417" style:family="paragraph" style:parent-style-name="Table_20_Contents">
      <style:text-properties fo:font-size="12pt" officeooo:rsid="01983494" officeooo:paragraph-rsid="01983494" style:font-size-asian="10.5pt" style:font-size-complex="12pt"/>
    </style:style>
    <style:style style:name="P418" style:family="paragraph" style:parent-style-name="Table_20_Contents">
      <style:paragraph-properties fo:text-align="center" style:justify-single-word="false"/>
      <style:text-properties fo:font-size="12pt" fo:font-weight="bold" officeooo:rsid="0197f092" officeooo:paragraph-rsid="0197f092" style:font-size-asian="10.5pt" style:font-weight-asian="bold" style:font-size-complex="12pt" style:font-weight-complex="bold"/>
    </style:style>
    <style:style style:name="P419" style:family="paragraph" style:parent-style-name="Table_20_Contents">
      <style:paragraph-properties fo:text-align="center" style:justify-single-word="false"/>
      <style:text-properties fo:font-size="12pt" fo:font-weight="bold" officeooo:rsid="01983494" officeooo:paragraph-rsid="01983494" style:font-size-asian="10.5pt" style:font-weight-asian="bold" style:font-size-complex="12pt" style:font-weight-complex="bold"/>
    </style:style>
    <style:style style:name="P420" style:family="paragraph" style:parent-style-name="Heading_20_2">
      <style:paragraph-properties fo:text-align="center" style:justify-single-word="false"/>
      <style:text-properties fo:font-size="16pt" style:text-underline-style="none" fo:font-weight="bold" officeooo:rsid="0118f193" officeooo:paragraph-rsid="01d99f61" style:font-size-asian="16pt" style:font-weight-asian="bold" style:font-size-complex="16pt" style:font-weight-complex="bold"/>
    </style:style>
    <style:style style:name="P421" style:family="paragraph" style:parent-style-name="Standard" style:list-style-name="L1">
      <style:text-properties style:text-underline-style="none" fo:font-weight="normal" officeooo:rsid="02247c72" officeooo:paragraph-rsid="02247c72" style:font-weight-asian="normal" style:font-weight-complex="normal"/>
    </style:style>
    <style:style style:name="P422" style:family="paragraph" style:parent-style-name="Standard" style:list-style-name="L4">
      <style:text-properties style:text-underline-style="none" fo:font-weight="normal" officeooo:rsid="01737446" officeooo:paragraph-rsid="01737446" style:font-weight-asian="normal" style:font-weight-complex="normal"/>
    </style:style>
    <style:style style:name="P423" style:family="paragraph" style:parent-style-name="Standard" style:list-style-name="L4">
      <style:text-properties style:text-underline-style="none" officeooo:rsid="00ec481a" officeooo:paragraph-rsid="01737446"/>
    </style:style>
    <style:style style:name="P424" style:family="paragraph" style:parent-style-name="Standard" style:list-style-name="L4">
      <style:text-properties style:text-underline-style="none" officeooo:rsid="00ec77d3" officeooo:paragraph-rsid="01737446"/>
    </style:style>
    <style:style style:name="P425" style:family="paragraph" style:parent-style-name="Standard" style:list-style-name="L4">
      <style:text-properties style:text-underline-style="none" officeooo:rsid="00ef2392" officeooo:paragraph-rsid="0174bd6e"/>
    </style:style>
    <style:style style:name="P426" style:family="paragraph" style:parent-style-name="Standard" style:list-style-name="L4">
      <style:text-properties style:text-underline-style="none" fo:font-weight="bold" officeooo:rsid="00ef2392" officeooo:paragraph-rsid="0174bd6e" style:font-weight-asian="bold" style:font-weight-complex="bold"/>
    </style:style>
    <style:style style:name="P427" style:family="paragraph" style:parent-style-name="Standard" style:list-style-name="L4">
      <style:text-properties style:text-underline-style="none" officeooo:rsid="017586b7" officeooo:paragraph-rsid="017586b7"/>
    </style:style>
    <style:style style:name="P428" style:family="paragraph" style:parent-style-name="Standard" style:list-style-name="L5">
      <style:text-properties style:text-underline-style="none" officeooo:rsid="0079c160" officeooo:paragraph-rsid="0079c160"/>
    </style:style>
    <style:style style:name="P429" style:family="paragraph" style:parent-style-name="Standard" style:list-style-name="L5">
      <style:text-properties style:text-underline-style="none" officeooo:rsid="007af3cd" officeooo:paragraph-rsid="007af3cd"/>
    </style:style>
    <style:style style:name="P430" style:family="paragraph" style:parent-style-name="Standard" style:list-style-name="L5">
      <style:text-properties style:text-underline-style="none" officeooo:rsid="007ce167" officeooo:paragraph-rsid="007ce167"/>
    </style:style>
    <style:style style:name="P431" style:family="paragraph" style:parent-style-name="Standard" style:list-style-name="L2">
      <style:text-properties fo:font-size="12pt" style:text-underline-style="none" fo:font-weight="normal" officeooo:rsid="00e12466" officeooo:paragraph-rsid="00dec6d8" style:font-size-asian="12pt" style:font-weight-asian="normal" style:font-size-complex="12pt" style:font-weight-complex="normal"/>
    </style:style>
    <style:style style:name="P432" style:family="paragraph" style:parent-style-name="Standard" style:list-style-name="L2">
      <style:text-properties fo:font-size="12pt" style:text-underline-style="none" fo:font-weight="normal" officeooo:rsid="00e3c211" officeooo:paragraph-rsid="00e27568" style:font-size-asian="12pt" style:font-weight-asian="normal" style:font-size-complex="12pt" style:font-weight-complex="normal"/>
    </style:style>
    <style:style style:name="P433" style:family="paragraph" style:parent-style-name="Standard" style:list-style-name="L2">
      <style:text-properties fo:font-size="12pt" style:text-underline-style="none" fo:font-weight="normal" officeooo:rsid="00ea711e" officeooo:paragraph-rsid="01697162" style:font-size-asian="12pt" style:font-weight-asian="normal" style:font-size-complex="12pt" style:font-weight-complex="normal"/>
    </style:style>
    <style:style style:name="P434" style:family="paragraph" style:parent-style-name="Standard" style:list-style-name="L2">
      <style:text-properties fo:font-size="12pt" style:text-underline-style="none" fo:font-weight="normal" officeooo:rsid="00ea711e" officeooo:paragraph-rsid="015e1349" style:font-size-asian="12pt" style:font-weight-asian="normal" style:font-size-complex="12pt" style:font-weight-complex="normal"/>
    </style:style>
    <style:style style:name="P435" style:family="paragraph" style:parent-style-name="Standard" style:list-style-name="L2">
      <style:paragraph-properties fo:text-align="center" style:justify-single-word="false"/>
      <style:text-properties fo:font-size="12pt" style:text-underline-style="none" fo:font-weight="normal" officeooo:rsid="00ea711e" officeooo:paragraph-rsid="015e1349" style:font-size-asian="12pt" style:font-weight-asian="normal" style:font-size-complex="12pt" style:font-weight-complex="normal"/>
    </style:style>
    <style:style style:name="P436" style:family="paragraph" style:parent-style-name="Standard" style:list-style-name="L2">
      <style:text-properties fo:font-size="12pt" style:text-underline-style="none" fo:font-weight="normal" officeooo:rsid="00e752f8" officeooo:paragraph-rsid="00e27568" style:font-size-asian="12pt" style:font-weight-asian="normal" style:font-size-complex="12pt" style:font-weight-complex="normal"/>
    </style:style>
    <style:style style:name="P437" style:family="paragraph" style:parent-style-name="Standard" style:list-style-name="L8">
      <style:text-properties fo:font-size="12pt" style:text-underline-style="none" fo:font-weight="normal" officeooo:rsid="0195c29e" officeooo:paragraph-rsid="0195c29e" style:font-size-asian="10.5pt" style:font-weight-asian="normal" style:font-size-complex="12pt" style:font-weight-complex="normal"/>
    </style:style>
    <style:style style:name="P438" style:family="paragraph" style:parent-style-name="Standard" style:list-style-name="L9">
      <style:text-properties fo:font-size="12pt" style:text-underline-style="none" fo:font-weight="normal" officeooo:rsid="01b83906" officeooo:paragraph-rsid="01b83906" style:font-size-asian="10.5pt" style:font-weight-asian="normal" style:font-size-complex="12pt" style:font-weight-complex="normal"/>
    </style:style>
    <style:style style:name="P439" style:family="paragraph" style:parent-style-name="Standard" style:list-style-name="L10">
      <style:text-properties fo:font-size="12pt" style:text-underline-style="none" fo:font-weight="normal" officeooo:rsid="01ad5d93" officeooo:paragraph-rsid="01ad5d93" style:font-size-asian="10.5pt" style:font-weight-asian="normal" style:font-size-complex="12pt" style:font-weight-complex="normal"/>
    </style:style>
    <style:style style:name="P440" style:family="paragraph" style:parent-style-name="Standard" style:list-style-name="L11">
      <style:text-properties fo:font-size="12pt" style:text-underline-style="none" fo:font-weight="normal" officeooo:rsid="01b07dca" officeooo:paragraph-rsid="01b07dca" style:font-size-asian="10.5pt" style:font-weight-asian="normal" style:font-size-complex="12pt" style:font-weight-complex="normal"/>
    </style:style>
    <style:style style:name="P441" style:family="paragraph" style:parent-style-name="Standard" style:list-style-name="L12">
      <style:text-properties fo:font-size="12pt" style:text-underline-style="none" fo:font-weight="normal" officeooo:rsid="01b07dca" officeooo:paragraph-rsid="01b07dca" style:font-size-asian="10.5pt" style:font-weight-asian="normal" style:font-size-complex="12pt" style:font-weight-complex="normal"/>
    </style:style>
    <style:style style:name="P442" style:family="paragraph" style:parent-style-name="Standard" style:list-style-name="L2">
      <style:text-properties fo:font-size="14pt" style:text-underline-style="none" fo:font-weight="bold" officeooo:rsid="00e27568" officeooo:paragraph-rsid="016bb854" style:font-size-asian="14pt" style:font-weight-asian="bold" style:font-size-complex="14pt" style:font-weight-complex="bold"/>
    </style:style>
    <style:style style:name="P443" style:family="paragraph" style:parent-style-name="Standard" style:list-style-name="L2">
      <style:text-properties fo:font-size="14pt" style:text-underline-style="none" fo:font-weight="bold" officeooo:rsid="00e8477a" officeooo:paragraph-rsid="00e8477a" style:font-size-asian="14pt" style:font-weight-asian="bold" style:font-size-complex="14pt" style:font-weight-complex="bold"/>
    </style:style>
    <style:style style:name="P444" style:family="paragraph" style:parent-style-name="Standard" style:list-style-name="L3">
      <style:text-properties fo:font-size="14pt" style:text-underline-style="none" fo:font-weight="bold" officeooo:rsid="02128443" officeooo:paragraph-rsid="02128443" style:font-size-asian="14pt" style:font-weight-asian="bold" style:font-size-complex="14pt" style:font-weight-complex="bold"/>
    </style:style>
    <style:style style:name="P445" style:family="paragraph" style:parent-style-name="Standard" style:list-style-name="L2">
      <style:text-properties fo:font-size="14pt" style:text-underline-style="none" fo:font-weight="bold" officeooo:rsid="00dec6d8" officeooo:paragraph-rsid="01657f45" style:font-size-asian="14pt" style:font-weight-asian="bold" style:font-size-complex="14pt" style:font-weight-complex="bold"/>
    </style:style>
    <style:style style:name="P446" style:family="paragraph" style:parent-style-name="Standard" style:list-style-name="L3">
      <style:text-properties fo:font-size="14pt" style:text-underline-style="solid" style:text-underline-width="auto" style:text-underline-color="font-color" fo:font-weight="bold" officeooo:rsid="02128443" officeooo:paragraph-rsid="02128443" style:font-size-asian="14pt" style:font-weight-asian="bold" style:font-size-complex="14pt" style:font-weight-complex="bold"/>
    </style:style>
    <style:style style:name="P447" style:family="paragraph" style:parent-style-name="Standard" style:list-style-name="L2">
      <style:text-properties fo:font-size="14pt" style:text-underline-style="solid" style:text-underline-width="auto" style:text-underline-color="font-color" fo:font-weight="bold" officeooo:rsid="016f2586" officeooo:paragraph-rsid="016f2586" style:font-size-asian="14pt" style:font-weight-asian="bold" style:font-size-complex="14pt" style:font-weight-complex="bold"/>
    </style:style>
    <style:style style:name="P448" style:family="paragraph" style:parent-style-name="Standard">
      <style:text-properties fo:font-size="14pt" style:text-underline-style="solid" style:text-underline-width="auto" style:text-underline-color="font-color" fo:font-weight="bold" officeooo:rsid="02e20a4a" officeooo:paragraph-rsid="02eacd16" style:font-size-asian="14pt" style:font-weight-asian="bold" style:font-size-complex="14pt" style:font-weight-complex="bold"/>
    </style:style>
    <style:style style:name="P449" style:family="paragraph" style:parent-style-name="Standard" style:list-style-name="L6">
      <style:text-properties fo:font-weight="normal" officeooo:rsid="012f8cde" officeooo:paragraph-rsid="012f8cde" style:font-weight-asian="normal" style:font-weight-complex="normal"/>
    </style:style>
    <style:style style:name="P450" style:family="paragraph" style:parent-style-name="Standard" style:list-style-name="L6">
      <style:text-properties fo:font-weight="normal" officeooo:rsid="01308dc9" officeooo:paragraph-rsid="01324a75" style:font-weight-asian="normal" style:font-weight-complex="normal"/>
    </style:style>
    <style:style style:name="P451" style:family="paragraph" style:parent-style-name="Standard">
      <style:text-properties fo:font-weight="normal" officeooo:rsid="0321632f" officeooo:paragraph-rsid="031ff872" style:font-weight-asian="normal" style:font-weight-complex="normal"/>
    </style:style>
    <style:style style:name="P452" style:family="paragraph" style:parent-style-name="Standard">
      <style:text-properties fo:font-weight="normal" officeooo:rsid="03281ee2" officeooo:paragraph-rsid="03281ee2" style:font-weight-asian="normal" style:font-weight-complex="normal"/>
    </style:style>
    <style:style style:name="P453" style:family="paragraph" style:parent-style-name="Standard">
      <style:text-properties fo:font-weight="normal" officeooo:rsid="0326aedc" officeooo:paragraph-rsid="031ff872" style:font-weight-asian="normal" style:font-weight-complex="normal"/>
    </style:style>
    <style:style style:name="P454" style:family="paragraph" style:parent-style-name="Standard" style:list-style-name="L6">
      <style:text-properties fo:font-weight="bold" officeooo:rsid="0134088f" officeooo:paragraph-rsid="0134088f" style:font-weight-asian="bold" style:font-weight-complex="bold"/>
    </style:style>
    <style:style style:name="P455" style:family="paragraph" style:parent-style-name="Standard">
      <style:text-properties fo:font-weight="bold" officeooo:rsid="02dee3b1" officeooo:paragraph-rsid="02dee3b1" style:font-weight-asian="bold" style:font-weight-complex="bold"/>
    </style:style>
    <style:style style:name="P456" style:family="paragraph" style:parent-style-name="Standard">
      <style:text-properties fo:font-weight="bold" officeooo:rsid="02f8e364" officeooo:paragraph-rsid="02f8e364" style:font-weight-asian="bold" style:font-weight-complex="bold"/>
    </style:style>
    <style:style style:name="P457" style:family="paragraph" style:parent-style-name="Standard">
      <style:text-properties fo:font-weight="bold" officeooo:rsid="02f8e364" officeooo:paragraph-rsid="031fc3ed" style:font-weight-asian="bold" style:font-weight-complex="bold"/>
    </style:style>
    <style:style style:name="P458" style:family="paragraph" style:parent-style-name="Standard" style:list-style-name="L7">
      <style:text-properties officeooo:rsid="0191b98c" officeooo:paragraph-rsid="0191b98c"/>
    </style:style>
    <style:style style:name="P459" style:family="paragraph" style:parent-style-name="Standard" style:list-style-name="L13">
      <style:text-properties style:text-line-through-style="none" style:text-line-through-type="none" fo:font-size="12pt" style:text-underline-style="none" fo:font-weight="normal" officeooo:rsid="01f4e28c" officeooo:paragraph-rsid="01f4e28c" style:font-size-asian="10.5pt" style:font-weight-asian="normal" style:font-size-complex="12pt" style:font-weight-complex="normal"/>
    </style:style>
    <style:style style:name="P460" style:family="paragraph" style:parent-style-name="Standard" style:list-style-name="L13">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461" style:family="paragraph" style:parent-style-name="Standard">
      <style:text-properties officeooo:rsid="03359d63" officeooo:paragraph-rsid="03359d63"/>
    </style:style>
    <style:style style:name="P462" style:family="paragraph" style:parent-style-name="Standard">
      <style:text-properties officeooo:rsid="0342da5b" officeooo:paragraph-rsid="0342da5b"/>
    </style:style>
    <style:style style:name="T1" style:family="text">
      <style:text-properties fo:font-weight="bold" style:font-weight-asian="bold" style:font-weight-complex="bold"/>
    </style:style>
    <style:style style:name="T2" style:family="text">
      <style:text-properties fo:font-weight="bold" officeooo:rsid="007b948e" style:font-weight-asian="bold" style:font-weight-complex="bold"/>
    </style:style>
    <style:style style:name="T3" style:family="text">
      <style:text-properties fo:font-weight="bold" officeooo:rsid="007fd3fa" style:font-weight-asian="bold" style:font-weight-complex="bold"/>
    </style:style>
    <style:style style:name="T4" style:family="text">
      <style:text-properties fo:font-weight="bold" officeooo:rsid="010e4a2f" style:font-weight-asian="bold" style:font-weight-complex="bold"/>
    </style:style>
    <style:style style:name="T5" style:family="text">
      <style:text-properties fo:font-weight="bold" officeooo:rsid="01200409" style:font-weight-asian="bold" style:font-weight-complex="bold"/>
    </style:style>
    <style:style style:name="T6" style:family="text">
      <style:text-properties fo:font-weight="bold" officeooo:rsid="01324a75" style:font-weight-asian="bold" style:font-weight-complex="bold"/>
    </style:style>
    <style:style style:name="T7" style:family="text">
      <style:text-properties fo:font-weight="bold" officeooo:rsid="0188c98b" style:font-weight-asian="bold" style:font-weight-complex="bold"/>
    </style:style>
    <style:style style:name="T8" style:family="text">
      <style:text-properties fo:font-weight="bold" officeooo:rsid="019eeaca" style:font-weight-asian="bold" style:font-weight-complex="bold"/>
    </style:style>
    <style:style style:name="T9" style:family="text">
      <style:text-properties fo:font-weight="bold" officeooo:rsid="01b07dca" style:font-weight-asian="bold" style:font-weight-complex="bold"/>
    </style:style>
    <style:style style:name="T10" style:family="text">
      <style:text-properties fo:font-weight="bold" officeooo:rsid="01dcf714" style:font-weight-asian="bold" style:font-weight-complex="bold"/>
    </style:style>
    <style:style style:name="T11" style:family="text">
      <style:text-properties fo:font-weight="bold" officeooo:rsid="01dec185" style:font-weight-asian="bold" style:font-weight-complex="bold"/>
    </style:style>
    <style:style style:name="T12" style:family="text">
      <style:text-properties fo:font-weight="bold" officeooo:rsid="01dff451" style:font-weight-asian="bold" style:font-weight-complex="bold"/>
    </style:style>
    <style:style style:name="T13" style:family="text">
      <style:text-properties fo:font-weight="bold" officeooo:rsid="01e56169" style:font-weight-asian="bold" style:font-weight-complex="bold"/>
    </style:style>
    <style:style style:name="T14" style:family="text">
      <style:text-properties fo:font-weight="bold" officeooo:rsid="01f13398" style:font-weight-asian="bold" style:font-weight-complex="bold"/>
    </style:style>
    <style:style style:name="T15" style:family="text">
      <style:text-properties fo:font-weight="bold" officeooo:rsid="01ff0e74" style:font-weight-asian="bold" style:font-weight-complex="bold"/>
    </style:style>
    <style:style style:name="T16" style:family="text">
      <style:text-properties fo:font-weight="bold" officeooo:rsid="0217fe8b" style:font-weight-asian="bold" style:font-weight-complex="bold"/>
    </style:style>
    <style:style style:name="T17" style:family="text">
      <style:text-properties fo:font-weight="bold" officeooo:rsid="024a88cf" style:font-weight-asian="bold" style:font-weight-complex="bold"/>
    </style:style>
    <style:style style:name="T18" style:family="text">
      <style:text-properties fo:font-weight="bold" officeooo:rsid="02704e0e" style:font-weight-asian="bold" style:font-weight-complex="bold"/>
    </style:style>
    <style:style style:name="T19" style:family="text">
      <style:text-properties fo:font-weight="bold" officeooo:rsid="027634f0" style:font-weight-asian="bold" style:font-weight-complex="bold"/>
    </style:style>
    <style:style style:name="T20" style:family="text">
      <style:text-properties fo:font-weight="bold" officeooo:rsid="02a55af8" style:font-weight-asian="bold" style:font-weight-complex="bold"/>
    </style:style>
    <style:style style:name="T21" style:family="text">
      <style:text-properties fo:font-weight="bold" officeooo:rsid="02c9331f" style:font-weight-asian="bold" style:font-weight-complex="bold"/>
    </style:style>
    <style:style style:name="T22" style:family="text">
      <style:text-properties fo:font-weight="bold" officeooo:rsid="02e4cebd" style:font-weight-asian="bold" style:font-weight-complex="bold"/>
    </style:style>
    <style:style style:name="T23" style:family="text">
      <style:text-properties fo:font-weight="bold" officeooo:rsid="02f9fc97" style:font-weight-asian="bold" style:font-weight-complex="bold"/>
    </style:style>
    <style:style style:name="T24" style:family="text">
      <style:text-properties fo:font-weight="bold" officeooo:rsid="02fbd23b" style:font-weight-asian="bold" style:font-weight-complex="bold"/>
    </style:style>
    <style:style style:name="T25" style:family="text">
      <style:text-properties fo:font-weight="bold" officeooo:rsid="02ff5fc3" style:font-weight-asian="bold" style:font-weight-complex="bold"/>
    </style:style>
    <style:style style:name="T26" style:family="text">
      <style:text-properties fo:font-weight="bold" officeooo:rsid="031ff872" style:font-weight-asian="bold" style:font-weight-complex="bold"/>
    </style:style>
    <style:style style:name="T27" style:family="text">
      <style:text-properties fo:font-weight="bold" officeooo:rsid="0321632f" style:font-weight-asian="bold" style:font-weight-complex="bold"/>
    </style:style>
    <style:style style:name="T28" style:family="text">
      <style:text-properties fo:font-weight="bold" officeooo:rsid="0325e896" style:font-weight-asian="bold" style:font-weight-complex="bold"/>
    </style:style>
    <style:style style:name="T29" style:family="text">
      <style:text-properties fo:font-weight="bold" officeooo:rsid="0326aedc" style:font-weight-asian="bold" style:font-weight-complex="bold"/>
    </style:style>
    <style:style style:name="T30" style:family="text">
      <style:text-properties fo:font-weight="bold" officeooo:rsid="032ed295" style:font-weight-asian="bold" style:font-weight-complex="bold"/>
    </style:style>
    <style:style style:name="T31" style:family="text">
      <style:text-properties fo:font-weight="bold" fo:background-color="#fff200" loext:char-shading-value="0" style:font-weight-asian="bold" style:font-weight-complex="bold"/>
    </style:style>
    <style:style style:name="T32" style:family="text">
      <style:text-properties style:text-underline-style="none"/>
    </style:style>
    <style:style style:name="T33" style:family="text">
      <style:text-properties style:text-underline-style="none" officeooo:rsid="00225991"/>
    </style:style>
    <style:style style:name="T34" style:family="text">
      <style:text-properties style:text-underline-style="none" fo:font-weight="bold" officeooo:rsid="02207ebf" style:font-weight-asian="bold" style:font-weight-complex="bold"/>
    </style:style>
    <style:style style:name="T35" style:family="text">
      <style:text-properties style:text-underline-style="none" officeooo:rsid="00297122"/>
    </style:style>
    <style:style style:name="T36" style:family="text">
      <style:text-properties style:text-underline-style="none" fo:font-weight="normal" style:font-weight-asian="normal" style:font-weight-complex="normal"/>
    </style:style>
    <style:style style:name="T37" style:family="text">
      <style:text-properties style:text-underline-style="none" officeooo:rsid="00284b58"/>
    </style:style>
    <style:style style:name="T38" style:family="text">
      <style:text-properties style:text-underline-style="none" officeooo:rsid="02207ebf"/>
    </style:style>
    <style:style style:name="T39" style:family="text">
      <style:text-properties style:text-underline-style="none" officeooo:rsid="0222fff6"/>
    </style:style>
    <style:style style:name="T40" style:family="text">
      <style:text-properties officeooo:rsid="0027203e"/>
    </style:style>
    <style:style style:name="T41" style:family="text">
      <style:text-properties fo:font-size="14pt" fo:font-weight="bold" style:font-size-asian="14pt" style:font-weight-asian="bold" style:font-size-complex="14pt" style:font-weight-complex="bold"/>
    </style:style>
    <style:style style:name="T42" style:family="text">
      <style:text-properties fo:font-size="14pt" fo:font-weight="bold" officeooo:rsid="0028e893" style:font-size-asian="14pt" style:font-weight-asian="bold" style:font-size-complex="14pt" style:font-weight-complex="bold"/>
    </style:style>
    <style:style style:name="T43" style:family="text">
      <style:text-properties fo:font-size="14pt" fo:font-weight="bold" officeooo:rsid="003a2ff2" style:font-size-asian="14pt" style:font-weight-asian="bold" style:font-size-complex="14pt" style:font-weight-complex="bold"/>
    </style:style>
    <style:style style:name="T44" style:family="text">
      <style:text-properties fo:font-size="14pt" fo:font-weight="bold" officeooo:rsid="00bbcdfe" style:font-size-asian="14pt" style:font-weight-asian="bold" style:font-size-complex="14pt" style:font-weight-complex="bold"/>
    </style:style>
    <style:style style:name="T45" style:family="text">
      <style:text-properties fo:font-size="14pt" fo:font-weight="bold" officeooo:rsid="0169be62" style:font-size-asian="14pt" style:font-weight-asian="bold" style:font-size-complex="14pt" style:font-weight-complex="bold"/>
    </style:style>
    <style:style style:name="T46" style:family="text">
      <style:text-properties fo:font-size="14pt" fo:font-weight="bold" officeooo:rsid="00ec481a" style:font-size-asian="14pt" style:font-weight-asian="bold" style:font-size-complex="14pt" style:font-weight-complex="bold"/>
    </style:style>
    <style:style style:name="T47" style:family="text">
      <style:text-properties fo:font-size="14pt" fo:font-weight="bold" officeooo:rsid="02b7dd33" style:font-size-asian="14pt" style:font-weight-asian="bold" style:font-size-complex="14pt" style:font-weight-complex="bold"/>
    </style:style>
    <style:style style:name="T48" style:family="text">
      <style:text-properties fo:font-size="14pt" style:text-underline-style="none" fo:font-weight="bold" style:font-size-asian="14pt" style:font-weight-asian="bold" style:font-size-complex="14pt" style:font-weight-complex="bold"/>
    </style:style>
    <style:style style:name="T49" style:family="text">
      <style:text-properties fo:font-size="14pt" style:text-underline-style="none" fo:font-weight="bold" officeooo:rsid="00225991" style:font-size-asian="14pt" style:font-weight-asian="bold" style:font-size-complex="14pt" style:font-weight-complex="bold"/>
    </style:style>
    <style:style style:name="T50" style:family="text">
      <style:text-properties fo:font-size="14pt" style:font-size-asian="14pt" style:font-size-complex="14pt"/>
    </style:style>
    <style:style style:name="T51" style:family="text">
      <style:text-properties fo:font-size="14pt" fo:background-color="#ff8000" loext:char-shading-value="0" style:font-size-asian="14pt" style:font-size-complex="14pt"/>
    </style:style>
    <style:style style:name="T5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53" style:family="text">
      <style:text-properties fo:font-size="14pt" style:text-underline-style="solid" style:text-underline-width="auto" style:text-underline-color="font-color" fo:font-weight="bold" officeooo:rsid="0326aedc" style:font-size-asian="14pt" style:font-weight-asian="bold" style:font-size-complex="14pt" style:font-weight-complex="bold"/>
    </style:style>
    <style:style style:name="T54" style:family="text">
      <style:text-properties fo:font-size="14pt" style:text-underline-style="solid" style:text-underline-width="auto" style:text-underline-color="font-color" fo:font-weight="bold" officeooo:rsid="032cb1ff" style:font-size-asian="14pt" style:font-weight-asian="bold" style:font-size-complex="14pt" style:font-weight-complex="bold"/>
    </style:style>
    <style:style style:name="T55" style:family="text">
      <style:text-properties fo:font-size="14pt" style:text-underline-style="solid" style:text-underline-width="auto" style:text-underline-color="font-color" style:font-size-asian="14pt" style:font-size-complex="14pt"/>
    </style:style>
    <style:style style:name="T56" style:family="text">
      <style:text-properties fo:font-size="14pt" style:text-underline-style="solid" style:text-underline-width="auto" style:text-underline-color="font-color" officeooo:rsid="03091d25" style:font-size-asian="14pt" style:font-size-complex="14pt"/>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fo:font-weight="bold" style:font-weight-asian="bold" style:font-weight-complex="bold"/>
    </style:style>
    <style:style style:name="T59" style:family="text">
      <style:text-properties style:text-underline-style="solid" style:text-underline-width="auto" style:text-underline-color="font-color" fo:font-weight="bold" officeooo:rsid="030c5ce1" style:font-weight-asian="bold" style:font-weight-complex="bold"/>
    </style:style>
    <style:style style:name="T60" style:family="text">
      <style:text-properties style:text-underline-style="solid" style:text-underline-width="auto" style:text-underline-color="font-color" officeooo:rsid="01b98525"/>
    </style:style>
    <style:style style:name="T61" style:family="text">
      <style:text-properties style:text-underline-style="solid" style:text-underline-width="auto" style:text-underline-color="font-color" officeooo:rsid="01a4251a"/>
    </style:style>
    <style:style style:name="T62" style:family="text">
      <style:text-properties style:text-underline-style="solid" style:text-underline-width="auto" style:text-underline-color="font-color" officeooo:rsid="01b49701"/>
    </style:style>
    <style:style style:name="T63" style:family="text">
      <style:text-properties style:text-underline-style="solid" style:text-underline-width="auto" style:text-underline-color="font-color" fo:font-weight="normal" style:font-weight-asian="normal" style:font-weight-complex="normal"/>
    </style:style>
    <style:style style:name="T64" style:family="text">
      <style:text-properties style:text-underline-style="solid" style:text-underline-width="auto" style:text-underline-color="font-color" fo:font-weight="normal" officeooo:rsid="0269374a" style:font-weight-asian="normal" style:font-weight-complex="normal"/>
    </style:style>
    <style:style style:name="T65" style:family="text">
      <style:text-properties style:text-underline-style="solid" style:text-underline-width="auto" style:text-underline-color="font-color" fo:font-weight="normal" officeooo:rsid="0325e896" style:font-weight-asian="normal" style:font-weight-complex="normal"/>
    </style:style>
    <style:style style:name="T66" style:family="text">
      <style:text-properties officeooo:rsid="003cea09"/>
    </style:style>
    <style:style style:name="T67" style:family="text">
      <style:text-properties fo:font-weight="normal" style:font-weight-asian="normal" style:font-weight-complex="normal"/>
    </style:style>
    <style:style style:name="T68" style:family="text">
      <style:text-properties fo:font-weight="normal" officeooo:rsid="00451642" style:font-weight-asian="normal" style:font-weight-complex="normal"/>
    </style:style>
    <style:style style:name="T69" style:family="text">
      <style:text-properties fo:font-weight="normal" officeooo:rsid="0134d888" style:font-weight-asian="normal" style:font-weight-complex="normal"/>
    </style:style>
    <style:style style:name="T70" style:family="text">
      <style:text-properties fo:font-weight="normal" officeooo:rsid="0134da66" style:font-weight-asian="normal" style:font-weight-complex="normal"/>
    </style:style>
    <style:style style:name="T71" style:family="text">
      <style:text-properties fo:font-weight="normal" officeooo:rsid="01445cbd" style:font-weight-asian="normal" style:font-weight-complex="normal"/>
    </style:style>
    <style:style style:name="T72" style:family="text">
      <style:text-properties fo:font-weight="normal" officeooo:rsid="01737446" style:font-weight-asian="normal" style:font-weight-complex="normal"/>
    </style:style>
    <style:style style:name="T73" style:family="text">
      <style:text-properties fo:font-weight="normal" officeooo:rsid="0174bd6e" style:font-weight-asian="normal" style:font-weight-complex="normal"/>
    </style:style>
    <style:style style:name="T74" style:family="text">
      <style:text-properties fo:font-weight="normal" officeooo:rsid="01cb3b8e" style:font-weight-asian="normal" style:font-weight-complex="normal"/>
    </style:style>
    <style:style style:name="T75" style:family="text">
      <style:text-properties fo:font-weight="normal" officeooo:rsid="01cd14c0" style:font-weight-asian="normal" style:font-weight-complex="normal"/>
    </style:style>
    <style:style style:name="T76" style:family="text">
      <style:text-properties fo:font-weight="normal" officeooo:rsid="01cf22e2" style:font-weight-asian="normal" style:font-weight-complex="normal"/>
    </style:style>
    <style:style style:name="T77" style:family="text">
      <style:text-properties fo:font-weight="normal" officeooo:rsid="01cfc08f" style:font-weight-asian="normal" style:font-weight-complex="normal"/>
    </style:style>
    <style:style style:name="T78" style:family="text">
      <style:text-properties fo:font-weight="normal" officeooo:rsid="0217fe8b" style:font-weight-asian="normal" style:font-weight-complex="normal"/>
    </style:style>
    <style:style style:name="T79" style:family="text">
      <style:text-properties fo:font-weight="normal" officeooo:rsid="024bce12" style:font-weight-asian="normal" style:font-weight-complex="normal"/>
    </style:style>
    <style:style style:name="T80" style:family="text">
      <style:text-properties fo:font-weight="normal" officeooo:rsid="024944a8" style:font-weight-asian="normal" style:font-weight-complex="normal"/>
    </style:style>
    <style:style style:name="T81" style:family="text">
      <style:text-properties fo:font-weight="normal" officeooo:rsid="025e4d2b" style:font-weight-asian="normal" style:font-weight-complex="normal"/>
    </style:style>
    <style:style style:name="T82" style:family="text">
      <style:text-properties fo:font-weight="normal" officeooo:rsid="0269374a" style:font-weight-asian="normal" style:font-weight-complex="normal"/>
    </style:style>
    <style:style style:name="T83" style:family="text">
      <style:text-properties fo:font-weight="normal" officeooo:rsid="02746371" style:font-weight-asian="normal" style:font-weight-complex="normal"/>
    </style:style>
    <style:style style:name="T84" style:family="text">
      <style:text-properties fo:font-weight="normal" officeooo:rsid="02803778" style:font-weight-asian="normal" style:font-weight-complex="normal"/>
    </style:style>
    <style:style style:name="T85" style:family="text">
      <style:text-properties fo:font-weight="normal" officeooo:rsid="02819ca4" style:font-weight-asian="normal" style:font-weight-complex="normal"/>
    </style:style>
    <style:style style:name="T86" style:family="text">
      <style:text-properties fo:font-weight="normal" officeooo:rsid="02aeb6ca" style:font-weight-asian="normal" style:font-weight-complex="normal"/>
    </style:style>
    <style:style style:name="T87" style:family="text">
      <style:text-properties fo:font-weight="normal" officeooo:rsid="00eb154f" style:font-weight-asian="normal" style:font-weight-complex="normal"/>
    </style:style>
    <style:style style:name="T88" style:family="text">
      <style:text-properties fo:font-weight="normal" officeooo:rsid="02f17e36" style:font-weight-asian="normal" style:font-weight-complex="normal"/>
    </style:style>
    <style:style style:name="T89" style:family="text">
      <style:text-properties fo:font-weight="normal" officeooo:rsid="02f9fc97" style:font-weight-asian="normal" style:font-weight-complex="normal"/>
    </style:style>
    <style:style style:name="T90" style:family="text">
      <style:text-properties fo:font-weight="normal" officeooo:rsid="031ff872" style:font-weight-asian="normal" style:font-weight-complex="normal"/>
    </style:style>
    <style:style style:name="T91" style:family="text">
      <style:text-properties fo:font-weight="normal" officeooo:rsid="03214813" style:font-weight-asian="normal" style:font-weight-complex="normal"/>
    </style:style>
    <style:style style:name="T92" style:family="text">
      <style:text-properties fo:font-weight="normal" officeooo:rsid="0321632f" style:font-weight-asian="normal" style:font-weight-complex="normal"/>
    </style:style>
    <style:style style:name="T93" style:family="text">
      <style:text-properties fo:font-weight="normal" officeooo:rsid="0322e83b" style:font-weight-asian="normal" style:font-weight-complex="normal"/>
    </style:style>
    <style:style style:name="T94" style:family="text">
      <style:text-properties fo:font-weight="normal" officeooo:rsid="0325e896" style:font-weight-asian="normal" style:font-weight-complex="normal"/>
    </style:style>
    <style:style style:name="T95" style:family="text">
      <style:text-properties fo:font-weight="normal" officeooo:rsid="0326aedc" style:font-weight-asian="normal" style:font-weight-complex="normal"/>
    </style:style>
    <style:style style:name="T96" style:family="text">
      <style:text-properties fo:font-weight="normal" officeooo:rsid="03281ee2" style:font-weight-asian="normal" style:font-weight-complex="normal"/>
    </style:style>
    <style:style style:name="T97" style:family="text">
      <style:text-properties fo:font-weight="normal" officeooo:rsid="0329d5c1" style:font-weight-asian="normal" style:font-weight-complex="normal"/>
    </style:style>
    <style:style style:name="T98" style:family="text">
      <style:text-properties fo:font-weight="normal" officeooo:rsid="032cb1ff" style:font-weight-asian="normal" style:font-weight-complex="normal"/>
    </style:style>
    <style:style style:name="T99" style:family="text">
      <style:text-properties fo:font-weight="normal" officeooo:rsid="03371842" style:font-weight-asian="normal" style:font-weight-complex="normal"/>
    </style:style>
    <style:style style:name="T100" style:family="text">
      <style:text-properties fo:font-weight="normal" officeooo:rsid="0338f850" style:font-weight-asian="normal" style:font-weight-complex="normal"/>
    </style:style>
    <style:style style:name="T101" style:family="text">
      <style:text-properties fo:font-weight="normal" officeooo:rsid="02f9fc97" fo:background-color="#fff200" loext:char-shading-value="0" style:font-weight-asian="normal" style:font-weight-complex="normal"/>
    </style:style>
    <style:style style:name="T102" style:family="text">
      <style:text-properties fo:font-size="12pt" fo:font-weight="normal" officeooo:rsid="0070a5a8" style:font-size-asian="10.5pt" style:font-weight-asian="normal" style:font-size-complex="12pt" style:font-weight-complex="normal"/>
    </style:style>
    <style:style style:name="T103" style:family="text">
      <style:text-properties fo:font-size="12pt" fo:font-weight="normal" officeooo:rsid="0075793b" style:font-size-asian="10.5pt" style:font-weight-asian="normal" style:font-size-complex="12pt" style:font-weight-complex="normal"/>
    </style:style>
    <style:style style:name="T104" style:family="text">
      <style:text-properties fo:font-size="12pt" fo:font-weight="normal" officeooo:rsid="008cdd87" style:font-size-asian="10.5pt" style:font-weight-asian="normal" style:font-size-complex="12pt" style:font-weight-complex="normal"/>
    </style:style>
    <style:style style:name="T105" style:family="text">
      <style:text-properties fo:font-size="12pt" fo:font-weight="normal" officeooo:rsid="00b20bfb" style:font-size-asian="10.5pt" style:font-weight-asian="normal" style:font-size-complex="12pt" style:font-weight-complex="normal"/>
    </style:style>
    <style:style style:name="T106" style:family="text">
      <style:text-properties fo:font-size="12pt" fo:font-weight="normal" officeooo:rsid="00b83a58" style:font-size-asian="10.5pt" style:font-weight-asian="normal" style:font-size-complex="12pt" style:font-weight-complex="normal"/>
    </style:style>
    <style:style style:name="T107" style:family="text">
      <style:text-properties fo:font-size="12pt" fo:font-weight="normal" officeooo:rsid="00bbc978" style:font-size-asian="10.5pt" style:font-weight-asian="normal" style:font-size-complex="12pt" style:font-weight-complex="normal"/>
    </style:style>
    <style:style style:name="T108" style:family="text">
      <style:text-properties fo:font-size="12pt" fo:font-weight="normal" officeooo:rsid="013b5bf5" style:font-size-asian="10.5pt" style:font-weight-asian="normal" style:font-size-complex="12pt" style:font-weight-complex="normal"/>
    </style:style>
    <style:style style:name="T109" style:family="text">
      <style:text-properties fo:font-size="12pt" fo:font-weight="normal" style:font-size-asian="12pt" style:font-weight-asian="normal" style:font-size-complex="12pt" style:font-weight-complex="normal"/>
    </style:style>
    <style:style style:name="T110" style:family="text">
      <style:text-properties fo:font-size="12pt" fo:font-weight="normal" officeooo:rsid="00dcc041" style:font-size-asian="12pt" style:font-weight-asian="normal" style:font-size-complex="12pt" style:font-weight-complex="normal"/>
    </style:style>
    <style:style style:name="T111" style:family="text">
      <style:text-properties fo:font-size="12pt" fo:font-weight="normal" officeooo:rsid="00dcfb10" style:font-size-asian="12pt" style:font-weight-asian="normal" style:font-size-complex="12pt" style:font-weight-complex="normal"/>
    </style:style>
    <style:style style:name="T112" style:family="text">
      <style:text-properties fo:font-size="12pt" fo:font-weight="normal" officeooo:rsid="00dfe18c" style:font-size-asian="12pt" style:font-weight-asian="normal" style:font-size-complex="12pt" style:font-weight-complex="normal"/>
    </style:style>
    <style:style style:name="T113" style:family="text">
      <style:text-properties fo:font-size="12pt" fo:font-weight="normal" officeooo:rsid="00e12466" style:font-size-asian="12pt" style:font-weight-asian="normal" style:font-size-complex="12pt" style:font-weight-complex="normal"/>
    </style:style>
    <style:style style:name="T114" style:family="text">
      <style:text-properties fo:font-size="12pt" fo:font-weight="normal" officeooo:rsid="00e3c211" style:font-size-asian="12pt" style:font-weight-asian="normal" style:font-size-complex="12pt" style:font-weight-complex="normal"/>
    </style:style>
    <style:style style:name="T115" style:family="text">
      <style:text-properties fo:font-size="12pt" fo:font-weight="normal" officeooo:rsid="00e59884" style:font-size-asian="12pt" style:font-weight-asian="normal" style:font-size-complex="12pt" style:font-weight-complex="normal"/>
    </style:style>
    <style:style style:name="T116" style:family="text">
      <style:text-properties fo:font-size="12pt" fo:font-weight="normal" officeooo:rsid="00eb154f" style:font-size-asian="12pt" style:font-weight-asian="normal" style:font-size-complex="12pt" style:font-weight-complex="normal"/>
    </style:style>
    <style:style style:name="T117" style:family="text">
      <style:text-properties fo:font-size="12pt" fo:font-weight="normal" officeooo:rsid="0168a5da" style:font-size-asian="12pt" style:font-weight-asian="normal" style:font-size-complex="12pt" style:font-weight-complex="normal"/>
    </style:style>
    <style:style style:name="T118" style:family="text">
      <style:text-properties fo:font-size="12pt" fo:font-weight="normal" officeooo:rsid="01697162" style:font-size-asian="12pt" style:font-weight-asian="normal" style:font-size-complex="12pt" style:font-weight-complex="normal"/>
    </style:style>
    <style:style style:name="T119" style:family="text">
      <style:text-properties fo:font-size="12pt" fo:font-weight="normal" officeooo:rsid="016e2e23" style:font-size-asian="12pt" style:font-weight-asian="normal" style:font-size-complex="12pt" style:font-weight-complex="normal"/>
    </style:style>
    <style:style style:name="T120" style:family="text">
      <style:text-properties fo:font-size="12pt" fo:font-weight="normal" officeooo:rsid="016ecfea" style:font-size-asian="12pt" style:font-weight-asian="normal" style:font-size-complex="12pt" style:font-weight-complex="normal"/>
    </style:style>
    <style:style style:name="T121" style:family="text">
      <style:text-properties fo:font-size="12pt" fo:font-weight="normal" officeooo:rsid="020f7b31" style:font-size-asian="12pt" style:font-weight-asian="normal" style:font-size-complex="12pt" style:font-weight-complex="normal"/>
    </style:style>
    <style:style style:name="T122" style:family="text">
      <style:text-properties fo:font-size="12pt" fo:font-weight="normal" officeooo:rsid="02128443" style:font-size-asian="12pt" style:font-weight-asian="normal" style:font-size-complex="12pt" style:font-weight-complex="normal"/>
    </style:style>
    <style:style style:name="T123" style:family="text">
      <style:text-properties fo:font-size="12pt" fo:font-weight="normal" officeooo:rsid="02b98c22" style:font-size-asian="12pt" style:font-weight-asian="normal" style:font-size-complex="12pt" style:font-weight-complex="normal"/>
    </style:style>
    <style:style style:name="T124" style:family="text">
      <style:text-properties fo:font-size="12pt" fo:font-weight="bold" officeooo:rsid="008cdd87" style:font-size-asian="10.5pt" style:font-weight-asian="bold" style:font-size-complex="12pt" style:font-weight-complex="bold"/>
    </style:style>
    <style:style style:name="T125" style:family="text">
      <style:text-properties fo:font-size="12pt" style:font-size-asian="12pt" style:font-size-complex="12pt"/>
    </style:style>
    <style:style style:name="T126" style:family="text">
      <style:text-properties fo:font-size="12pt" officeooo:rsid="02b98c22" style:font-size-asian="12pt" style:font-size-complex="12pt"/>
    </style:style>
    <style:style style:name="T127" style:family="text">
      <style:text-properties fo:font-size="12pt" style:font-size-asian="10.5pt" style:font-size-complex="12pt"/>
    </style:style>
    <style:style style:name="T128" style:family="text">
      <style:text-properties fo:font-size="12pt" officeooo:rsid="0075793b" style:font-size-asian="10.5pt" style:font-size-complex="12pt"/>
    </style:style>
    <style:style style:name="T129" style:family="text">
      <style:text-properties fo:font-size="12pt" style:text-underline-style="none" fo:font-weight="normal" officeooo:rsid="0194656c" style:font-size-asian="10.5pt" style:font-weight-asian="normal" style:font-size-complex="12pt" style:font-weight-complex="normal"/>
    </style:style>
    <style:style style:name="T130" style:family="text">
      <style:text-properties fo:font-size="12pt" style:text-underline-style="none" fo:font-weight="normal" officeooo:rsid="01965bf7" style:font-size-asian="10.5pt" style:font-weight-asian="normal" style:font-size-complex="12pt" style:font-weight-complex="normal"/>
    </style:style>
    <style:style style:name="T131" style:family="text">
      <style:text-properties fo:font-size="12pt" style:text-underline-style="none" fo:font-weight="normal" officeooo:rsid="019e6bec" style:font-size-asian="10.5pt" style:font-weight-asian="normal" style:font-size-complex="12pt" style:font-weight-complex="normal"/>
    </style:style>
    <style:style style:name="T132" style:family="text">
      <style:text-properties fo:font-size="12pt" style:text-underline-style="none" fo:font-weight="normal" officeooo:rsid="01a03288" style:font-size-asian="10.5pt" style:font-weight-asian="normal" style:font-size-complex="12pt" style:font-weight-complex="normal"/>
    </style:style>
    <style:style style:name="T133" style:family="text">
      <style:text-properties fo:font-size="12pt" style:text-underline-style="none" fo:font-weight="normal" officeooo:rsid="01d9532b" style:font-size-asian="10.5pt" style:font-weight-asian="normal" style:font-size-complex="12pt" style:font-weight-complex="normal"/>
    </style:style>
    <style:style style:name="T134" style:family="text">
      <style:text-properties fo:font-size="12pt" style:text-underline-style="none" fo:font-weight="normal" officeooo:rsid="01e1c0fa" style:font-size-asian="10.5pt" style:font-weight-asian="normal" style:font-size-complex="12pt" style:font-weight-complex="normal"/>
    </style:style>
    <style:style style:name="T135" style:family="text">
      <style:text-properties fo:font-size="12pt" style:text-underline-style="none" fo:font-weight="normal" style:font-size-asian="12pt" style:font-weight-asian="normal" style:font-size-complex="12pt" style:font-weight-complex="normal"/>
    </style:style>
    <style:style style:name="T136" style:family="text">
      <style:text-properties fo:font-size="12pt" style:text-underline-style="none" fo:font-weight="bold" officeooo:rsid="01d99f61" style:font-size-asian="10.5pt" style:font-weight-asian="bold" style:font-size-complex="12pt" style:font-weight-complex="bold"/>
    </style:style>
    <style:style style:name="T137"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38" style:family="text">
      <style:text-properties fo:font-size="12pt" style:text-underline-style="solid" style:text-underline-width="auto" style:text-underline-color="font-color" fo:font-weight="normal" officeooo:rsid="02b98c22" style:font-size-asian="12pt" style:font-weight-asian="normal" style:font-size-complex="12pt" style:font-weight-complex="normal"/>
    </style:style>
    <style:style style:name="T139" style:family="text">
      <style:text-properties officeooo:rsid="009a59ff"/>
    </style:style>
    <style:style style:name="T140" style:family="text">
      <style:text-properties officeooo:rsid="00bbcdfe"/>
    </style:style>
    <style:style style:name="T141" style:family="text">
      <style:text-properties officeooo:rsid="00dab3eb"/>
    </style:style>
    <style:style style:name="T142" style:family="text">
      <style:text-properties officeooo:rsid="00ec77d3"/>
    </style:style>
    <style:style style:name="T143" style:family="text">
      <style:text-properties officeooo:rsid="00f0c6f2"/>
    </style:style>
    <style:style style:name="T144" style:family="text">
      <style:text-properties officeooo:rsid="00f6d613"/>
    </style:style>
    <style:style style:name="T145" style:family="text">
      <style:text-properties officeooo:rsid="00fd2f64"/>
    </style:style>
    <style:style style:name="T146" style:family="text">
      <style:text-properties officeooo:rsid="010e4a2f"/>
    </style:style>
    <style:style style:name="T147" style:family="text">
      <style:text-properties officeooo:rsid="01145ec6"/>
    </style:style>
    <style:style style:name="T148" style:family="text">
      <style:text-properties officeooo:rsid="0116155f"/>
    </style:style>
    <style:style style:name="T149" style:family="text">
      <style:text-properties officeooo:rsid="011cb765"/>
    </style:style>
    <style:style style:name="T150" style:family="text">
      <style:text-properties officeooo:rsid="011e3604"/>
    </style:style>
    <style:style style:name="T151" style:family="text">
      <style:text-properties officeooo:rsid="01200409"/>
    </style:style>
    <style:style style:name="T152" style:family="text">
      <style:text-properties officeooo:rsid="01233de3"/>
    </style:style>
    <style:style style:name="T153" style:family="text">
      <style:text-properties fo:font-variant="normal" fo:text-transform="none" fo:color="#000000" style:font-name="Tahoma" fo:font-size="14pt" fo:letter-spacing="normal" fo:font-style="normal" fo:font-weight="normal"/>
    </style:style>
    <style:style style:name="T154" style:family="text">
      <style:text-properties officeooo:rsid="01308dc9"/>
    </style:style>
    <style:style style:name="T155" style:family="text">
      <style:text-properties officeooo:rsid="01324a75"/>
    </style:style>
    <style:style style:name="T156" style:family="text">
      <style:text-properties officeooo:rsid="01427519"/>
    </style:style>
    <style:style style:name="T157" style:family="text">
      <style:text-properties officeooo:rsid="014437d2"/>
    </style:style>
    <style:style style:name="T158" style:family="text">
      <style:text-properties officeooo:rsid="01445cbd"/>
    </style:style>
    <style:style style:name="T159" style:family="text">
      <style:text-properties officeooo:rsid="014ff567"/>
    </style:style>
    <style:style style:name="T160" style:family="text">
      <style:text-properties officeooo:rsid="01532eaf"/>
    </style:style>
    <style:style style:name="T161" style:family="text">
      <style:text-properties officeooo:rsid="00ec481a"/>
    </style:style>
    <style:style style:name="T162" style:family="text">
      <style:text-properties officeooo:rsid="01697162"/>
    </style:style>
    <style:style style:name="T163" style:family="text">
      <style:text-properties officeooo:rsid="0169be62"/>
    </style:style>
    <style:style style:name="T164" style:family="text">
      <style:text-properties officeooo:rsid="00e1e509"/>
    </style:style>
    <style:style style:name="T165" style:family="text">
      <style:text-properties officeooo:rsid="016af8b0"/>
    </style:style>
    <style:style style:name="T166" style:family="text">
      <style:text-properties officeooo:rsid="018a6848"/>
    </style:style>
    <style:style style:name="T167" style:family="text">
      <style:text-properties officeooo:rsid="0194656c"/>
    </style:style>
    <style:style style:name="T168" style:family="text">
      <style:text-properties officeooo:rsid="01993b18"/>
    </style:style>
    <style:style style:name="T169" style:family="text">
      <style:text-properties officeooo:rsid="019afcff"/>
    </style:style>
    <style:style style:name="T170" style:family="text">
      <style:text-properties officeooo:rsid="019c380c"/>
    </style:style>
    <style:style style:name="T171" style:family="text">
      <style:text-properties officeooo:rsid="01a6dee8"/>
    </style:style>
    <style:style style:name="T172" style:family="text">
      <style:text-properties officeooo:rsid="01a9a0e1"/>
    </style:style>
    <style:style style:name="T173" style:family="text">
      <style:text-properties officeooo:rsid="01ab9fbb"/>
    </style:style>
    <style:style style:name="T174" style:family="text">
      <style:text-properties officeooo:rsid="01b07dca"/>
    </style:style>
    <style:style style:name="T175" style:family="text">
      <style:text-properties officeooo:rsid="01b171e7"/>
    </style:style>
    <style:style style:name="T176" style:family="text">
      <style:text-properties officeooo:rsid="01ca8a98"/>
    </style:style>
    <style:style style:name="T177" style:family="text">
      <style:text-properties officeooo:rsid="01cd14c0" fo:background-color="#fff200" loext:char-shading-value="0"/>
    </style:style>
    <style:style style:name="T178" style:family="text">
      <style:text-properties officeooo:rsid="02fbd23b" fo:background-color="#fff200" loext:char-shading-value="0"/>
    </style:style>
    <style:style style:name="T179" style:family="text">
      <style:text-properties officeooo:rsid="01db8e7f"/>
    </style:style>
    <style:style style:name="T180" style:family="text">
      <style:text-properties officeooo:rsid="01e30a23"/>
    </style:style>
    <style:style style:name="T181" style:family="text">
      <style:text-properties officeooo:rsid="01e56169"/>
    </style:style>
    <style:style style:name="T182" style:family="text">
      <style:text-properties officeooo:rsid="01f380ce"/>
    </style:style>
    <style:style style:name="T183" style:family="text">
      <style:text-properties officeooo:rsid="01fc05fd"/>
    </style:style>
    <style:style style:name="T184" style:family="text">
      <style:text-properties officeooo:rsid="01ffb4b7"/>
    </style:style>
    <style:style style:name="T185" style:family="text">
      <style:text-properties officeooo:rsid="020e6fdc"/>
    </style:style>
    <style:style style:name="T186" style:family="text">
      <style:text-properties officeooo:rsid="022696a5"/>
    </style:style>
    <style:style style:name="T187" style:family="text">
      <style:text-properties officeooo:rsid="022f0760"/>
    </style:style>
    <style:style style:name="T188" style:family="text">
      <style:text-properties officeooo:rsid="023c399c"/>
    </style:style>
    <style:style style:name="T189" style:family="text">
      <style:text-properties officeooo:rsid="02479a45"/>
    </style:style>
    <style:style style:name="T190" style:family="text">
      <style:text-properties officeooo:rsid="024a88cf"/>
    </style:style>
    <style:style style:name="T191" style:family="text">
      <style:text-properties officeooo:rsid="0251f523"/>
    </style:style>
    <style:style style:name="T192" style:family="text">
      <style:text-properties fo:font-size="9pt" officeooo:rsid="024f4f2b" style:font-size-asian="9pt" style:font-size-complex="9pt"/>
    </style:style>
    <style:style style:name="T193" style:family="text">
      <style:text-properties fo:font-size="9pt" fo:font-weight="bold" style:font-size-asian="9pt" style:font-weight-asian="bold" style:font-size-complex="9pt" style:font-weight-complex="bold"/>
    </style:style>
    <style:style style:name="T194" style:family="text">
      <style:text-properties fo:font-size="9pt" fo:font-weight="bold" officeooo:rsid="024f4f2b" style:font-size-asian="9pt" style:font-weight-asian="bold" style:font-size-complex="9pt" style:font-weight-complex="bold"/>
    </style:style>
    <style:style style:name="T195" style:family="text">
      <style:text-properties officeooo:rsid="0252dfa1"/>
    </style:style>
    <style:style style:name="T196" style:family="text">
      <style:text-properties officeooo:rsid="0256f8a7"/>
    </style:style>
    <style:style style:name="T197" style:family="text">
      <style:text-properties officeooo:rsid="025e0ded"/>
    </style:style>
    <style:style style:name="T198" style:family="text">
      <style:text-properties officeooo:rsid="0262d69a"/>
    </style:style>
    <style:style style:name="T199" style:family="text">
      <style:text-properties officeooo:rsid="02752c50"/>
    </style:style>
    <style:style style:name="T200" style:family="text">
      <style:text-properties officeooo:rsid="0287e4e1"/>
    </style:style>
    <style:style style:name="T201" style:family="text">
      <style:text-properties officeooo:rsid="02926913"/>
    </style:style>
    <style:style style:name="T202" style:family="text">
      <style:text-properties officeooo:rsid="029a2bf6"/>
    </style:style>
    <style:style style:name="T203" style:family="text">
      <style:text-properties officeooo:rsid="02a093df"/>
    </style:style>
    <style:style style:name="T204" style:family="text">
      <style:text-properties officeooo:rsid="02a55af8"/>
    </style:style>
    <style:style style:name="T205" style:family="text">
      <style:text-properties officeooo:rsid="02ab5f7e"/>
    </style:style>
    <style:style style:name="T206" style:family="text">
      <style:text-properties officeooo:rsid="02afab4b"/>
    </style:style>
    <style:style style:name="T207" style:family="text">
      <style:text-properties officeooo:rsid="00eb154f"/>
    </style:style>
    <style:style style:name="T208" style:family="text">
      <style:text-properties officeooo:rsid="02bf25f7"/>
    </style:style>
    <style:style style:name="T209" style:family="text">
      <style:text-properties officeooo:rsid="02c0d488"/>
    </style:style>
    <style:style style:name="T210" style:family="text">
      <style:text-properties officeooo:rsid="02c3ce35"/>
    </style:style>
    <style:style style:name="T211" style:family="text">
      <style:text-properties officeooo:rsid="02c9331f"/>
    </style:style>
    <style:style style:name="T212" style:family="text">
      <style:text-properties officeooo:rsid="02d1212a"/>
    </style:style>
    <style:style style:name="T213" style:family="text">
      <style:text-properties officeooo:rsid="02d22cc2"/>
    </style:style>
    <style:style style:name="T214" style:family="text">
      <style:text-properties officeooo:rsid="02dad10e"/>
    </style:style>
    <style:style style:name="T215" style:family="text">
      <style:text-properties officeooo:rsid="02e08b97"/>
    </style:style>
    <style:style style:name="T216" style:family="text">
      <style:text-properties officeooo:rsid="02e7f63e"/>
    </style:style>
    <style:style style:name="T217" style:family="text">
      <style:text-properties officeooo:rsid="02edd4dd"/>
    </style:style>
    <style:style style:name="T218" style:family="text">
      <style:text-properties officeooo:rsid="02eed036"/>
    </style:style>
    <style:style style:name="T219" style:family="text">
      <style:text-properties officeooo:rsid="02fbd23b"/>
    </style:style>
    <style:style style:name="T220" style:family="text">
      <style:text-properties officeooo:rsid="02ff5fc3"/>
    </style:style>
    <style:style style:name="T221" style:family="text">
      <style:text-properties style:text-position="super 58%"/>
    </style:style>
    <style:style style:name="T222" style:family="text">
      <style:text-properties officeooo:rsid="03062aa5"/>
    </style:style>
    <style:style style:name="T223" style:family="text">
      <style:text-properties officeooo:rsid="03091d25"/>
    </style:style>
    <style:style style:name="T224" style:family="text">
      <style:text-properties officeooo:rsid="030c5ce1"/>
    </style:style>
    <style:style style:name="T225" style:family="text">
      <style:text-properties officeooo:rsid="0316a43f"/>
    </style:style>
    <style:style style:name="T226" style:family="text">
      <style:text-properties officeooo:rsid="031a4a0b"/>
    </style:style>
    <style:style style:name="T227" style:family="text">
      <style:text-properties officeooo:rsid="0323d532"/>
    </style:style>
    <style:style style:name="T228" style:family="text">
      <style:text-properties officeooo:rsid="03259ef5"/>
    </style:style>
    <style:style style:name="T229" style:family="text">
      <style:text-properties officeooo:rsid="032cb1ff"/>
    </style:style>
    <style:style style:name="T230" style:family="text">
      <style:text-properties officeooo:rsid="032ed295"/>
    </style:style>
    <style:style style:name="T231" style:family="text">
      <style:text-properties officeooo:rsid="033373d5"/>
    </style:style>
    <style:style style:name="T232" style:family="text">
      <style:text-properties officeooo:rsid="033c7259"/>
    </style:style>
    <style:style style:name="T233" style:family="text">
      <style:text-properties officeooo:rsid="033ca974"/>
    </style:style>
    <style:style style:name="T234" style:family="text">
      <style:text-properties officeooo:rsid="034236c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5"><text:span text:style-name="T43">K</text:span><text:span text:style-name="T41">8s = Kubernetes</text:span></text:p>
      <text:p text:style-name="P103"><text:a xlink:type="simple" xlink:href="https://app.lucidchart.com/documents/view/b1b62a6e-1266-41dd-b48d-3c44252fb88f/fB.lPxz788ce" text:style-name="Internet_20_link" text:visited-style-name="Visited_20_Internet_20_Link"/></text:p>
      <text:p text:style-name="P105">asdfas234$$</text:p>
      <text:p text:style-name="P103"/>
      <text:p text:style-name="P372"><text:span text:style-name="T47">Diagram: </text:span><text:a xlink:type="simple" xlink:href="https://app.lucidchart.com/documents/view/b1b62a6e-1266-41dd-b48d-3c44252fb88f/fB.lPxz788ce" text:style-name="Internet_20_link" text:visited-style-name="Visited_20_Internet_20_Link">https://app.lucidchart.com/documents/view/b1b62a6e-1266-41dd-b48d-3c44252fb88f/fB.lPxz788ce</text:a></text:p>
      <text:p text:style-name="P103"/>
      <text:p text:style-name="P1"><text:span text:style-name="T43">Co</text:span><text:span text:style-name="T41">ntainers</text:span>: Are a bit like virtual machines, but they are smaller and start up faster. </text:p>
      <text:p text:style-name="P2"/>
      <text:p text:style-name="P2">Wrap software in independent portable packages, making it easy to quickly <text:span text:style-name="T206">r</text:span>un software in a variety of environments.</text:p>
      <text:p text:style-name="P2"/>
      <text:p text:style-name="P3">Helps to ensure high availability <text:span text:style-name="T40">and make it easy to scale resources.</text:span></text:p>
      <text:p text:style-name="P3"/>
      <text:p text:style-name="P4">Containers let’s you to run a variety of software components across a cluster of generic software.</text:p>
      <text:p text:style-name="P4"/>
      <text:p text:style-name="P106"><text:span text:style-name="T41">Container Runtime:</text:span><text:span text:style-name="T50"> </text:span>Software that execute containers and manage container images on a node.</text:p>
      <text:p text:style-name="P4"/>
      <text:p text:style-name="P41">Docker is leading the container <text:span text:style-name="T66">runtime</text:span> marke<text:span text:style-name="T66">t, but there are others like Lxd,Rkt (rocket) or Containerd.</text:span></text:p>
      <text:p text:style-name="P41"/>
      <text:p text:style-name="P214"><text:span text:style-name="T41">Container orchestration tool </text:span><text:span text:style-name="T42">(cot)</text:span><text:span text:style-name="T1">:</text:span> <text:span text:style-name="T33">The goal is to automate our application infrastructure and make it easy to manage.</text:span></text:p>
      <text:p text:style-name="P42"/>
      <text:p text:style-name="P5"><text:span text:style-name="T33">If I want to scale up several containers to handle additional load, deploy new code to my entire cluster </text:span><text:span text:style-name="T37">or ensure that multiple instances of a piece of software are spread across multiple servers for HA I can do it manually, taking a lot of time, or using a container orchestration tool.</text:span></text:p>
      <text:p text:style-name="P42"/>
      <text:p text:style-name="P6"><text:span text:style-name="T49">K</text:span><text:span text:style-name="T48">ubernetes:</text:span><text:span text:style-name="T32"> Is a container orchestration tool.</text:span></text:p>
      <text:p text:style-name="P6"><text:span text:style-name="T32">Was created by google to manage it’s infrastructure. </text:span><text:span text:style-name="T35">Is an open source software maintained by several companies</text:span><text:span text:style-name="T32"> and is leading by far the cot market.</text:span></text:p>
      <text:p text:style-name="P43"/>
      <text:p text:style-name="P43"><text:a xlink:type="simple" xlink:href="https://kubernetes.io/docs/tutorials/kubernetes-basics/" text:style-name="Internet_20_link" text:visited-style-name="Visited_20_Internet_20_Link">https://kubernetes.io/docs/tutorials/kubernetes-basics/</text:a></text:p>
      <text:p text:style-name="P43"><text:a xlink:type="simple" xlink:href="https://vimeo.com/245778144/4d1d597c5e" text:style-name="Internet_20_link" text:visited-style-name="Visited_20_Internet_20_Link">https://vimeo.com/245778144/4d1d597c5e</text:a></text:p>
      <text:p text:style-name="P43"/>
      <text:p text:style-name="P74">Can relocate the app components anytime. Takes care of the service discovery, scaling, load balancing, self healing, etc.</text:p>
      <text:p text:style-name="P43"/>
      <text:p text:style-name="P262">Under the hood, kubernetes uses an API server to manipulate docker (or the container run time)</text:p>
      <text:p text:style-name="P87"/>
      <text:p text:style-name="P87">run: <text:s/>sudo ps docker <text:s text:c="3"/>→ you will see all the containers there.</text:p>
      <text:p text:style-name="Horizontal_20_Line"/>
      <text:p text:style-name="P86"><text:span text:style-name="T44">P</text:span><text:span text:style-name="T41">OD: </text:span><text:span text:style-name="T109">Smallest unit of kubernetes. Can be either a single container or <text:s/>group of containers.</text:span></text:p>
      <text:p text:style-name="P177">All containers in a pod have the same IP</text:p>
      <text:p text:style-name="P177">All pods in a cluster have unique IPs in the same IP space (range).</text:p>
      <text:p text:style-name="P203"/>
      <text:p text:style-name="P176"><text:soft-page-break/><text:span text:style-name="T57">IP Space:</text:span> <text:s/>If one pod in the worker 1 have 10.10.10.x the other pods in the same and other worker nodes will have an IP from the <text:span text:style-name="T185">same range.</text:span></text:p>
      <text:p text:style-name="P176"/>
      <text:p text:style-name="P176">All the pods in the same cluster are in the same IP space. </text:p>
      <text:p text:style-name="P176"/>
      <text:p text:style-name="Horizontal_20_Line"/>
      <text:p text:style-name="P43"><text:span text:style-name="T44">S</text:span><text:span text:style-name="T41">oftware defined network (SDN):</text:span><text:span text:style-name="T50"> </text:span><text:span text:style-name="T140">Flannel by Coreos, Weave Net by WeaveWorks,etc.</text:span></text:p>
      <text:p text:style-name="P59"/>
      <text:p text:style-name="P89"><text:span text:style-name="T1">CNI: </text:span><text:span text:style-name="T67">Container network interface</text:span></text:p>
      <text:p text:style-name="P92"/>
      <text:p text:style-name="P57">All k8s networking have to follow these rules:</text:p>
      <text:list xml:id="list1287545052" text:style-name="L1">
        <text:list-item>
          <text:p text:style-name="P421">All containers can communicate with all other containers without NAT</text:p>
        </text:list-item>
        <text:list-item>
          <text:p text:style-name="P421">All nodes can communicate with all containers (and vice versa) without NAT</text:p>
        </text:list-item>
        <text:list-item>
          <text:p text:style-name="P421">The IP address that the container sees itself as is the IP that other see it as.</text:p>
        </text:list-item>
      </text:list>
      <text:p text:style-name="P59"/>
      <text:p text:style-name="P338"><text:span text:style-name="T34">Flannel:</text:span><text:span text:style-name="T38"> </text:span><text:a xlink:type="simple" xlink:href="https://github.com/coreos/flannel/" text:style-name="Internet_20_link" text:visited-style-name="Visited_20_Internet_20_Link">https://github.com/coreos/flannel/</text:a></text:p>
      <text:p text:style-name="P338"><text:span text:style-name="T38">It’s very simple to use, doesn’t have network policies </text:span><text:span text:style-name="T39">like </text:span><text:a xlink:type="simple" xlink:href="https://www.projectcalico.org/" text:style-name="Internet_20_link" text:visited-style-name="Visited_20_Internet_20_Link">Calico</text:a> <text:span text:style-name="T186">or others,</text:span></text:p>
      <text:p text:style-name="P88"/>
      <text:p text:style-name="P88">You only have to run this command flannel installs everything:</text:p>
      <text:p text:style-name="P339"/>
      <text:p text:style-name="P339">kubectl apply -f https://raw.githubusercontent.com/coreos/flannel/master/Documentation/kube-flannel.yml</text:p>
      <text:p text:style-name="P101"/>
      <text:p text:style-name="P180">Flannel runs flanneld on each host.</text:p>
      <text:p text:style-name="Horizontal_20_Line"/>
      <text:p text:style-name="P102">DNS:</text:p>
      <text:p text:style-name="P340">Containers that are in one namespace than need to reach containers in another namespace they have to do a full lookup to the DNS server for a record of the other namespace.</text:p>
      <text:p text:style-name="P340"/>
      <text:p text:style-name="Horizontal_20_Line"/>
      <text:p text:style-name="P68"><text:span text:style-name="T41">Minikube:</text:span> Runs a single kubernetes node cluster using a virtual machine on my computer.</text:p>
      <text:p text:style-name="P67"/>
      <text:p text:style-name="P67"><text:span text:style-name="T41">Web UI (Dashboard):</text:span> <text:span text:style-name="T141">Dashboard UI. Web based kubernetes user interface. Created by google and more companies. Quite similar to GCP UI.</text:span></text:p>
      <text:p text:style-name="P43"/>
      <text:p text:style-name="P94">Components: <text:span text:style-name="T110">Kubernetes consist on multiple components working together in order to provide the overall functionality of a k8s cluster. </text:span><text:span text:style-name="T111">Many of them are running as pods.</text:span></text:p>
      <text:p text:style-name="P171"/>
      <text:p text:style-name="P171"/>
      <text:p text:style-name="P95"><text:span text:style-name="T111"><text:tab/></text:span><text:span text:style-name="T207">For control-plane</text:span><text:span text:style-name="T87"> </text:span><text:span text:style-name="T116">(Master Node)</text:span></text:p>
      <text:p text:style-name="P97"><text:span text:style-name="T116">C</text:span><text:span text:style-name="T109">an not contain pods or be responsible for running the application components.</text:span></text:p>
      <text:p text:style-name="P175">Can be replicated for HA.</text:p>
      <text:list xml:id="list2799998218" text:style-name="L2">
        <text:list-header>
          <text:p text:style-name="P431"/>
        </text:list-header>
        <text:list-item>
          <text:p text:style-name="P442"><text:span text:style-name="T162">API S</text:span>erver<text:span text:style-name="T125">:</text:span><text:span text:style-name="T109"> Serves </text:span><text:span text:style-name="T114">the k8s API, the primary interface for the cluster. </text:span><text:span text:style-name="T115">Simple REST based web API. </text:span><text:span text:style-name="T117">All cluster components (scheduler,controller manager,</text:span><text:span text:style-name="T118">kubelet, kube-proxy, etc</text:span><text:span text:style-name="T117"> ) </text:span><text:span text:style-name="T119">are pointing towards it to request information.</text:span></text:p>
          <text:p text:style-name="P432"><text:soft-page-break/></text:p>
        </text:list-item>
        <text:list-item>
          <text:p text:style-name="P433"><text:span text:style-name="T45">S</text:span><text:span text:style-name="T41">cheduler</text:span><text:span text:style-name="T1">: </text:span><text:s/><text:span text:style-name="T165">Assigns your app to a worker node. Auto-detects which pod to assign to which node based on resources requirements, hardware constraints, etc.</text:span></text:p>
          <text:p text:style-name="P436"/>
        </text:list-item>
        <text:list-item>
          <text:p text:style-name="P443"><text:span text:style-name="T163">C</text:span>ontroller <text:span text:style-name="T163">M</text:span>anager<text:span text:style-name="T125">: </text:span><text:span text:style-name="T138">Daemon</text:span><text:span text:style-name="T123">.</text:span><text:span text:style-name="T126"> </text:span><text:span text:style-name="T119">Maintains the cluster. Handles node failures, replicating components, maintaining the correct amount of pods, etc.</text:span></text:p>
        </text:list-item>
      </text:list>
      <text:p text:style-name="P178"/>
      <text:p text:style-name="P99"><text:span text:style-name="T119"><text:tab/></text:span><text:span text:style-name="T122">Operates the cluster controllers:</text:span></text:p>
      <text:list xml:id="list3854568749" text:style-name="L3">
        <text:list-item>
          <text:p text:style-name="P444"><text:span text:style-name="T137">Node Controller</text:span><text:span text:style-name="T109">: <text:tab/>Responsible for noticing and responding when nodes go down.</text:span></text:p>
        </text:list-item>
        <text:list-item>
          <text:p text:style-name="P446"><text:span text:style-name="T109">Replication Controller:</text:span><text:span text:style-name="T135"> <text:s text:c="3"/>Responsible for maintaining the correct number of pods for every replication controller object in the system</text:span></text:p>
        </text:list-item>
        <text:list-item>
          <text:p text:style-name="P446"><text:span text:style-name="T109">Endpoints Controller:</text:span><text:span text:style-name="T135"> <text:s text:c="5"/>Populates the Endpoint object, example: joins services and pods</text:span></text:p>
        </text:list-item>
        <text:list-item>
          <text:p text:style-name="P444"><text:span text:style-name="T137">Service Account &amp; Token Controllers:</text:span><text:span text:style-name="T109"> <text:s text:c="3"/>Creates default account and API access tokens for new namespaces. <text:s/></text:span></text:p>
        </text:list-item>
      </text:list>
      <text:list xml:id="list224201937842820" text:continue-list="list2799998218" text:style-name="L2">
        <text:list-header>
          <text:p text:style-name="P434"/>
        </text:list-header>
        <text:list-item>
          <text:p text:style-name="P445"><text:span text:style-name="T164">e</text:span>tcd<text:span text:style-name="T109">: Provides distributed, synchronized data storage for the cluster state.</text:span><text:span text:style-name="T112"> </text:span><text:span text:style-name="T113">Not only stores the data, ensures that is synchronized across all the nodes. S</text:span><text:span text:style-name="T120">tores the cluster configuration.</text:span></text:p>
        </text:list-item>
      </text:list>
      <text:p text:style-name="P179"><text:tab/></text:p>
      <text:p text:style-name="P100"><text:span text:style-name="T120"><text:tab/></text:span><text:span text:style-name="T121">Is a database where all of the objects within the k8s cluster are described.</text:span></text:p>
      <text:p text:style-name="P204"/>
      <text:list xml:id="list224200798493806" text:continue-numbering="true" text:style-name="L2">
        <text:list-header>
          <text:p text:style-name="P447"><text:span text:style-name="T120">R</text:span><text:span text:style-name="T109">ecommended to back this up.</text:span></text:p>
        </text:list-header>
      </text:list>
      <text:p text:style-name="P197"/>
      <text:p text:style-name="P197"/>
      <text:list xml:id="list224200686261630" text:continue-numbering="true" text:style-name="L2">
        <text:list-header>
          <text:p text:style-name="P435"><text:span text:style-name="T46">For all the individual nodes</text:span><text:span text:style-name="T161"> (workers)</text:span></text:p>
        </text:list-header>
      </text:list>
      <text:p text:style-name="P174">Responsible for running the application, monitoring it and providing the services that it needs.</text:p>
      <text:list xml:id="list224202315980031" text:continue-numbering="true" text:style-name="L2">
        <text:list-header>
          <text:p text:style-name="P435"/>
        </text:list-header>
      </text:list>
      <text:list xml:id="list106096398" text:style-name="L4">
        <text:list-item>
          <text:p text:style-name="P423"><text:span text:style-name="T1">kubelet: </text:span><text:span text:style-name="T78">Daemon</text:span><text:span text:style-name="T16">. </text:span><text:span text:style-name="T72">Runs and manages the containers on the node and talks to the API server.</text:span></text:p>
          <text:p text:style-name="P422"/>
          <text:p text:style-name="P423">Middle man between k8s API and the container runner. <text:span text:style-name="T142">When a container need actually to be ran on a node, control-plane reaches out on that node and then the kubelet on that node instructs the container runner to go ahead and run that container. </text:span></text:p>
          <text:p text:style-name="P423"/>
          <text:p text:style-name="P424">Is not running as a pod, runs as a service: <text:tab/> sudo systemctl status kubelet</text:p>
        </text:list-item>
      </text:list>
      <text:p text:style-name="P71"/>
      <text:list xml:id="list224201263453993" text:continue-numbering="true" text:style-name="L4">
        <text:list-item>
          <text:p text:style-name="P425"><text:span text:style-name="T1">kube-proxy: </text:span><text:span text:style-name="T73">Load balances traffic between application components.</text:span></text:p>
          <text:p text:style-name="P426"/>
          <text:p text:style-name="P425">Handles networking communications between nodes. <text:span text:style-name="T143">Routes traffic. Writes firewall rules to the routing tables of each nodes to allow the traffic to be routed properly.</text:span></text:p>
          <text:p text:style-name="P427"/>
        </text:list-item>
        <text:list-item>
          <text:p text:style-name="P427"><text:span text:style-name="T1">Container runtime: </text:span><text:span text:style-name="T78">Daemon</text:span><text:span text:style-name="T16">.</text:span>The program that runs the container (docker, rkt, containerd)</text:p>
        </text:list-item>
      </text:list>
      <text:p text:style-name="P46"/>
      <text:p text:style-name="P43"><draw:frame draw:style-name="fr1" draw:name="Image2" text:anchor-type="paragraph" svg:x="1.84cm" svg:y="0.55cm" svg:width="14.623cm" svg:height="10.53cm" draw:z-index="1"><draw:image xlink:href="Pictures/10000201000004540000031E5B850C621990C2F0.png" xlink:type="simple" xlink:show="embed" xlink:actuate="onLoad" loext:mime-type="image/png"/></draw:frame><text:soft-page-break/></text:p>
      <text:p text:style-name="P43"/>
      <text:p text:style-name="P43"/>
      <text:p text:style-name="P43"/>
      <text:p text:style-name="P43"/>
      <text:p text:style-name="P75"><text:span text:style-name="T1">Declarative intent: </text:span>Instead of having to manually check the cluster, k8s does this automatically it just says which status should be in.</text:p>
      <text:p text:style-name="P43"/>
      <text:p text:style-name="P43"/>
      <text:p text:style-name="P43"/>
      <text:p text:style-name="Horizontal_20_Line"/>
      <text:p text:style-name="P259"><text:span text:style-name="T51">Keystrokes:</text:span><text:span text:style-name="T36"> <text:s text:c="3"/></text:span><text:a xlink:type="simple" xlink:href="https://kubernetes.io/docs/reference/kubectl/cheatsheet/" text:style-name="Internet_20_link" text:visited-style-name="Visited_20_Internet_20_Link">https://kubernetes.io/docs/reference/kubectl/cheatsheet/</text:a></text:p>
      <text:p text:style-name="P48">See version:</text:p>
      <text:list xml:id="list1187100475" text:style-name="L5">
        <text:list-item>
          <text:p text:style-name="P428"><text:span text:style-name="T1">docker:</text:span> <text:s text:c="9"/><text:span text:style-name="T68">sudo docker version</text:span></text:p>
        </text:list-item>
        <text:list-item>
          <text:p text:style-name="P429"><text:span text:style-name="T1">kubeadm: <text:s text:c="3"/></text:span><text:s text:c="2"/>sudo kubeadm version</text:p>
        </text:list-item>
        <text:list-item>
          <text:p text:style-name="P430"><text:span text:style-name="T1">kubectl:</text:span> <text:s text:c="8"/>sudo kubectl version</text:p>
        </text:list-item>
      </text:list>
      <text:p text:style-name="P49"/>
      <text:p text:style-name="P62"><text:span text:style-name="T2">G</text:span><text:span text:style-name="T1">et Nodes:<text:tab/><text:tab/></text:span><text:span text:style-name="T102">kubectl get nodes</text:span></text:p>
      <text:p text:style-name="P114"/>
      <text:p text:style-name="P43"><text:span text:style-name="T2">See all pods:<text:tab/></text:span><text:tab/>kubectl get pods --all-namespaces -o wide</text:p>
      <text:p text:style-name="P44"><text:tab/><text:tab/><text:tab/><text:span text:style-name="T103">kubectl get pods -n kube-system</text:span></text:p>
      <text:p text:style-name="P44"><text:span text:style-name="T103"><text:tab/><text:tab/><text:tab/></text:span><text:span text:style-name="T107">kubectl get pods -n &lt;</text:span><text:span text:style-name="T108">namespace</text:span><text:span text:style-name="T107">&gt; -w <text:s text:c="8"/>(w is like tail -f)</text:span></text:p>
      <text:p text:style-name="P115"><text:tab/></text:p>
      <text:p text:style-name="P115"><text:tab/><text:tab/><text:tab/>kubectl get nodes -o yaml</text:p>
      <text:p text:style-name="P45"><text:span text:style-name="T103"><text:tab/><text:tab/><text:tab/>kubectl get nodes -o </text:span><text:span text:style-name="T106">name</text:span></text:p>
      <text:p text:style-name="P47"><text:span text:style-name="T106"><text:tab/><text:tab/><text:tab/>kubectl get nodes -o wide</text:span><text:span text:style-name="T103"><text:tab/></text:span></text:p>
      <text:p text:style-name="P53"><text:soft-page-break/><text:span text:style-name="T128">C</text:span><text:span text:style-name="T127">ustom query to pods:</text:span></text:p>
      <text:p text:style-name="P117">kubectl get pods -o custom-columns=POD:metadata.name,NODE:spec.nodeName --sort-by spec.nodeName -n kube-system<text:tab/><text:tab/></text:p>
      <text:p text:style-name="P116"/>
      <text:p text:style-name="P44"><text:span text:style-name="T124">Describe nodes:</text:span><text:span text:style-name="T104"><text:tab/></text:span><text:span text:style-name="T103">kubectl describe nodes</text:span></text:p>
      <text:p text:style-name="P44"><text:span text:style-name="T103"><text:tab/><text:tab/><text:tab/></text:span><text:span text:style-name="T105">kubectl describe </text:span></text:p>
      <text:p text:style-name="P118"/>
      <text:p text:style-name="P60"><text:span text:style-name="T3">See deployment:</text:span><text:tab/>kubectl get deployment</text:p>
      <text:p text:style-name="P76"><text:span text:style-name="T1">See services:<text:tab/></text:span><text:tab/>kubectl get svc</text:p>
      <text:p text:style-name="P76"/>
      <text:p text:style-name="P77"><text:span text:style-name="T1">Component Status: </text:span><text:tab/>kubectl get componentstatus</text:p>
      <text:p text:style-name="P61"/>
      <text:p text:style-name="P70"><text:span text:style-name="T1">Reset kubeadm:</text:span><text:tab/>kubeadm reset <text:s/>→ will remove the worker node from the cluster, then you can join the node again</text:p>
      <text:p text:style-name="P61"/>
      <text:p text:style-name="P63"><text:span text:style-name="T1">Check logs:</text:span><text:tab/><text:tab/>journalctl -u kubelet</text:p>
      <text:p text:style-name="P63"><text:tab/><text:tab/><text:tab/>/<text:span text:style-name="T139">var/log/pods/(pod number) <text:s/></text:span></text:p>
      <text:p text:style-name="P64"><text:tab/><text:tab/><text:tab/>kubectl get po --namespace kube-system -l app=flannel <text:tab/><text:tab/><text:tab/></text:p>
      <text:p text:style-name="P65">kubectl logs --namespace kube-system <text:span text:style-name="T1">&lt;POD_ID&gt;</text:span> -c kube-flannel</text:p>
      <text:p text:style-name="P64">kubectl logs --namespace kube-system <text:span text:style-name="T1">kube-flannel-ds-amd64-2mwxm</text:span> -c kube-flannel</text:p>
      <text:p text:style-name="P50"/>
      <text:p text:style-name="P69"><text:span text:style-name="T1">See docker available versions: <text:s text:c="2"/></text:span><text:span text:style-name="T67">apt-cache madison docker-ce</text:span></text:p>
      <text:p text:style-name="P50"/>
      <text:p text:style-name="P66"><text:span text:style-name="T1">Services:</text:span><text:tab/><text:tab/>systemctl status kubelet</text:p>
      <text:p text:style-name="P66"/>
      <text:p text:style-name="P82"><text:span text:style-name="T1">Configuration files:</text:span><text:tab/>/etc/kubernetes/manifests/kube-controller-manager.yaml<text:tab/></text:p>
      <text:p text:style-name="P83"><text:span text:style-name="T1">Kube configuration:</text:span> <text:s/>root/.kube/config</text:p>
      <text:p text:style-name="P66"/>
      <text:p text:style-name="P120"><text:span text:style-name="T4">Check web server:</text:span><text:span text:style-name="T146"> <text:tab/></text:span>kubectl exec busybox -- curl 10.244.1.4</text:p>
      <text:p text:style-name="P66"/>
      <text:p text:style-name="P58">Get inside a node:</text:p>
      <text:p text:style-name="P90">kubectl exec -it nginx-7cdbd8cdc9-q9x78 /bin/bash</text:p>
      <text:p text:style-name="P91">it stands for interactive</text:p>
      <text:p text:style-name="P66"/>
      <text:p text:style-name="P51">Do a loop <text:span text:style-name="T147">to test</text:span> autoscaling: <text:span text:style-name="T148">hpa</text:span></text:p>
      <text:p text:style-name="P72">while true; do wget -q -O http:/&lt;your address here&gt;; done<text:tab/></text:p>
      <text:p text:style-name="P66"/>
      <text:p text:style-name="P73"><text:span text:style-name="T1">Check hpa:</text:span> <text:s text:c="2"/>kubectl get hpa</text:p>
      <text:p text:style-name="P73"><text:span text:style-name="T1">Check hpa in live:</text:span> <text:s/>whatch “kubectl get hpa”</text:p>
      <text:p text:style-name="P73"/>
      <text:p text:style-name="P54">Check who is the leader in HA:</text:p>
      <text:p text:style-name="P81">kubectl get endpoints kube-scheduler -n kube-system -o yaml</text:p>
      <text:p text:style-name="P73"/>
      <text:p text:style-name="P55">Find the label applied to the etcd pod on the master node:</text:p>
      <text:p text:style-name="P73">kubectl get pods --all-namespaces --show-labels -o wide</text:p>
      <text:p text:style-name="P73"/>
      <text:p text:style-name="P56">Delete a pod:</text:p>
      <text:p text:style-name="P85">This will delete the pod but if is in a deployment the pod will be created again straigh away:</text:p>
      <text:p text:style-name="P84">root@andrewjobson1c:~# <text:span text:style-name="T1">kubectl delete pods -n myy-ns test-5bdd698494-7xx8b </text:span></text:p>
      <text:p text:style-name="P84"><text:soft-page-break/>pod "test-5bdd698494-7xx8b" deleted</text:p>
      <text:p text:style-name="P84"/>
      <text:p text:style-name="P56">Delete a deployment:</text:p>
      <text:p text:style-name="P84">Here we are deleting the deployment test2 that have the namespace myy-ns</text:p>
      <text:p text:style-name="P84">kubectl delete deployments test2 -n myy-ns</text:p>
      <text:p text:style-name="P73"/>
      <text:p text:style-name="P52">Alias:</text:p>
      <text:p text:style-name="P73">alias kc='kubectl'</text:p>
      <text:p text:style-name="P73">alias kgp='kubectl get pods'</text:p>
      <text:p text:style-name="P73">alias kgs='kubectl get svc'</text:p>
      <text:p text:style-name="P73">alias kgc='kubectl get componentstatuses’</text:p>
      <text:p text:style-name="P73">alias kctx='kubectl config current-context’</text:p>
      <text:p text:style-name="P73">alias kcon='kubectl config use-context’</text:p>
      <text:p text:style-name="P73">alias kgc='kubectl config get-context'</text:p>
      <text:p text:style-name="P73"/>
      <text:p text:style-name="P73"><text:span text:style-name="T8">Check state of etcd: <text:s/></text:span>etcdctl endpoint health</text:p>
      <text:p text:style-name="P73"/>
      <text:p text:style-name="P78"><text:span text:style-name="T1">Enable </text:span><text:span text:style-name="T7">kubernetes autocompletion</text:span><text:span text:style-name="T1">:</text:span> </text:p>
      <text:p text:style-name="P79"/>
      <text:p text:style-name="P80">There are two ways to do it:</text:p>
      <text:p text:style-name="P79"><text:span text:style-name="T166">1 -</text:span>Source the completion script in your ~/.bashrc file:</text:p>
      <text:p text:style-name="P79">echo 'source &lt;(kubectl completion bash)' &gt;&gt;~/.bashrc</text:p>
      <text:p text:style-name="P79"/>
      <text:p text:style-name="P79"><text:span text:style-name="T166">2 -</text:span>Add the completion script to the /etc/bash_completion.d directory:</text:p>
      <text:p text:style-name="P79">kubectl completion bash &gt;/etc/bash_completion.d/kubectl</text:p>
      <text:p text:style-name="P79"/>
      <text:p text:style-name="P79"/>
      <text:p text:style-name="Horizontal_20_Line"/>
      <text:p text:style-name="P181"/>
      <text:p text:style-name="Horizontal_20_Line"/>
      <text:p text:style-name="P96">K8s Deployments:</text:p>
      <text:p text:style-name="P119"/>
      <text:p text:style-name="P121">Type of object on k8s. Allows you to automate the management of the pods.</text:p>
      <text:p text:style-name="P121">Let’s you to specify a desired state for a set of pods.</text:p>
      <text:p text:style-name="P119"/>
      <text:p text:style-name="P121"><text:span text:style-name="T1">Scaling:</text:span> <text:s/><text:span text:style-name="T144">With a deployment you can specify the number of replicas (pods) you want and the deployment will create or remove pods to meet that number of replicas.</text:span></text:p>
      <text:p text:style-name="P121"/>
      <text:p text:style-name="P122">Deployment makes sure that the replicas are evenly spread out across your multiple worker nodes for HA and a lot more useful functionality like that.</text:p>
      <text:p text:style-name="P122"/>
      <text:p text:style-name="P122"/>
      <text:p text:style-name="P123"><text:span text:style-name="T1">Updates:</text:span> <text:s/>With deployments, you can change the deployment image to a new version of the image.</text:p>
      <text:p text:style-name="P124">The deployment will gradually replace existing containers with the new version in order to avoid downtime, <text:span text:style-name="T196">not like ReplicaSets.</text:span></text:p>
      <text:p text:style-name="P124"/>
      <text:p text:style-name="P125"><text:soft-page-break/>Instead of removing the old pods and spin up the new ones will gradually spin the new ones and gradually replace and remove the old pods on an incremental fashion <text:span text:style-name="T145">without incurring in any downtime for the users.</text:span></text:p>
      <text:p text:style-name="P119"/>
      <text:p text:style-name="P126"><text:span text:style-name="T1">Self-Healing:</text:span> <text:s/>If one pod is destroyed in the deployment will be immediately replaced by a new one by the deployment.</text:p>
      <text:p text:style-name="P126"/>
      <text:p text:style-name="P127">If the deployment says that I need 4 replicas for my application and anything happens to reduce that number, the deployments will spin the necessary replicas to have 4 working.</text:p>
      <text:p text:style-name="P126"/>
      <text:p text:style-name="P166"/>
      <text:p text:style-name="P126"/>
      <text:p text:style-name="P108">cat &lt;&lt;EOF | <text:span text:style-name="T1">kubectl create -f -</text:span></text:p>
      <text:p text:style-name="P108">apiVersion: apps/v1</text:p>
      <text:p text:style-name="P108">kind: Deployment</text:p>
      <text:p text:style-name="P108">metadata:</text:p>
      <text:p text:style-name="P108"><text:s text:c="2"/>name: nginx-deployment</text:p>
      <text:p text:style-name="P108"><text:s text:c="2"/>labels:</text:p>
      <text:p text:style-name="P108"><text:s text:c="4"/>app: nginx</text:p>
      <text:p text:style-name="P108">spec:</text:p>
      <text:p text:style-name="P108"><text:s text:c="2"/><text:span text:style-name="T1">replicas: 2</text:span></text:p>
      <text:p text:style-name="P108"><text:s text:c="2"/>selector:</text:p>
      <text:p text:style-name="P108"><text:s text:c="4"/>matchLabels:</text:p>
      <text:p text:style-name="P108"><text:s text:c="6"/>app: nginx</text:p>
      <text:p text:style-name="P108"><text:s text:c="2"/>template:</text:p>
      <text:p text:style-name="P108"><text:s text:c="4"/>metadata:</text:p>
      <text:p text:style-name="P108"><text:s text:c="6"/>labels:</text:p>
      <text:p text:style-name="P108"><text:s text:c="8"/>app: nginx</text:p>
      <text:p text:style-name="P108"><text:s text:c="4"/>spec:</text:p>
      <text:p text:style-name="P108"><text:s text:c="6"/>containers:</text:p>
      <text:p text:style-name="P108"><text:s text:c="6"/>- name: nginx</text:p>
      <text:p text:style-name="P108"><text:s text:c="8"/>image: nginx:1.15.4</text:p>
      <text:p text:style-name="P108"><text:s text:c="8"/>ports:</text:p>
      <text:p text:style-name="P108"><text:s text:c="8"/>- containerPort: 80</text:p>
      <text:p text:style-name="P108">EOF</text:p>
      <text:p text:style-name="P126"/>
      <text:p text:style-name="P128">It worked:</text:p>
      <text:p text:style-name="P182">deployment.apps/nginx-deployment created</text:p>
      <text:p text:style-name="P128"/>
      <text:p text:style-name="P128"/>
      <text:p text:style-name="P128">root@andrewjobson1c:~#<text:span text:style-name="T1"> kubectl get po</text:span></text:p>
      <text:p text:style-name="P128">NAME <text:s text:c="27"/><text:tab/><text:tab/> <text:s text:c="2"/>READY <text:s text:c="2"/>STATUS <text:s text:c="3"/>RESTARTS <text:s text:c="2"/>AGE</text:p>
      <text:p text:style-name="P128">nginx-deployment-9b644dcd5-wgbdc <text:s text:c="2"/>1/1 <text:s text:c="4"/><text:tab/> Running <text:s text:c="2"/>0 <text:s text:c="6"/><text:tab/> <text:s text:c="2"/>44s</text:p>
      <text:p text:style-name="P128">nginx-deployment-9b644dcd5-ws6xk <text:s text:c="2"/>1/1 <text:s text:c="3"/><text:tab/> Running <text:s text:c="2"/>0 <text:s text:c="8"/><text:tab/> <text:s text:c="2"/>44s</text:p>
      <text:p text:style-name="P128"/>
      <text:p text:style-name="P128">root@andrewjobson1c:~# <text:span text:style-name="T1">kubectl describe deployment nginx-deployment</text:span></text:p>
      <text:p text:style-name="P107">Name: <text:s text:c="18"/><text:span text:style-name="T1">nginx-deployment</text:span></text:p>
      <text:p text:style-name="P107">Namespace: <text:s text:c="13"/>default</text:p>
      <text:p text:style-name="P107">CreationTimestamp: <text:s text:c="5"/>Fri, 05 Jul 2019 08:36:18 +0000</text:p>
      <text:p text:style-name="P107">Labels: <text:s text:c="16"/>app=nginx</text:p>
      <text:p text:style-name="P107">Annotations: <text:s text:c="11"/>deployment.kubernetes.io/revision: 1</text:p>
      <text:p text:style-name="P107">Selector: <text:s text:c="14"/>app=nginx</text:p>
      <text:p text:style-name="P109">Replicas: <text:s text:c="14"/>2 desired | 2 updated | 2 total | 2 available | 0 unavailable</text:p>
      <text:p text:style-name="P107">StrategyType: <text:s text:c="10"/>RollingUpdate</text:p>
      <text:p text:style-name="P107"><text:soft-page-break/>MinReadySeconds: <text:s text:c="7"/>0</text:p>
      <text:p text:style-name="P107">RollingUpdateStrategy: <text:s/>25% max unavailable, 25% max surge</text:p>
      <text:p text:style-name="P107">Pod Template:</text:p>
      <text:p text:style-name="P107"><text:s text:c="2"/>Labels: <text:s/>app=nginx</text:p>
      <text:p text:style-name="P107"><text:s text:c="2"/>Containers:</text:p>
      <text:p text:style-name="P107"><text:s text:c="3"/>nginx:</text:p>
      <text:p text:style-name="P107"><text:s text:c="4"/>Image: <text:s text:c="7"/>nginx:1.15.4</text:p>
      <text:p text:style-name="P107"><text:s text:c="4"/>Port: <text:s text:c="8"/>80/TCP</text:p>
      <text:p text:style-name="P107"><text:s text:c="4"/>Host Port: <text:s text:c="3"/>0/TCP</text:p>
      <text:p text:style-name="P107"><text:s text:c="4"/>Environment: <text:s/>&lt;none&gt;</text:p>
      <text:p text:style-name="P107"><text:s text:c="4"/>Mounts: <text:s text:c="6"/>&lt;none&gt;</text:p>
      <text:p text:style-name="P107"><text:s text:c="2"/>Volumes: <text:s text:c="7"/>&lt;none&gt;</text:p>
      <text:p text:style-name="P107">Conditions:</text:p>
      <text:p text:style-name="P107"><text:s text:c="2"/>Type <text:s text:c="10"/>Status <text:s/>Reason</text:p>
      <text:p text:style-name="P107"><text:s text:c="2"/>---- <text:s text:c="10"/>------ <text:s/>------</text:p>
      <text:p text:style-name="P107"><text:s text:c="2"/>Available <text:s text:c="5"/>True <text:s text:c="3"/>MinimumReplicasAvailable</text:p>
      <text:p text:style-name="P107"><text:s text:c="2"/>Progressing <text:s text:c="3"/>True <text:s text:c="3"/>NewReplicaSetAvailable</text:p>
      <text:p text:style-name="P107">OldReplicaSets: <text:s/>&lt;none&gt;</text:p>
      <text:p text:style-name="P107">NewReplicaSet: <text:s text:c="2"/>nginx-deployment-9b644dcd5 (2/2 replicas created)</text:p>
      <text:p text:style-name="P107">Events:</text:p>
      <text:p text:style-name="P107"><text:s text:c="2"/>Type <text:s text:c="3"/>Reason <text:s text:c="12"/>Age <text:s text:c="3"/>From <text:s text:c="18"/>Message</text:p>
      <text:p text:style-name="P107"><text:s text:c="2"/>---- <text:s text:c="3"/>------ <text:s text:c="12"/>---- <text:s text:c="2"/>---- <text:s text:c="18"/>-------</text:p>
      <text:p text:style-name="P107"><text:s text:c="2"/>Normal <text:s/>ScalingReplicaSet <text:s/>3m20s <text:s/>deployment-controller <text:s/>Scaled up replica set nginx-deployment-9b644dcd5 to 2</text:p>
      <text:p text:style-name="P173"/>
      <text:p text:style-name="P172"/>
      <text:p text:style-name="P172"><text:span text:style-name="T1">Deleting a pod,</text:span> the deployment will spin up one new pod and will be operative is seconds.</text:p>
      <text:p text:style-name="P172"/>
      <text:p text:style-name="P129">root@andrewjobson1c:~#<text:span text:style-name="T1"> kubectl get po</text:span></text:p>
      <text:p text:style-name="P129">NAME <text:s text:c="27"/><text:tab/><text:tab/> <text:s text:c="2"/>READY <text:s text:c="2"/>STATUS <text:s text:c="3"/>RESTARTS <text:s text:c="2"/>AGE</text:p>
      <text:p text:style-name="P129">nginx-deployment-9b644dcd5-wgbdc <text:s text:c="2"/>1/1 <text:s text:c="4"/><text:tab/> Running <text:s text:c="2"/>0 <text:s text:c="6"/><text:tab/> <text:s text:c="2"/>44s</text:p>
      <text:p text:style-name="P129">nginx-deployment-9b644dcd5-ws6xk <text:s text:c="2"/>1/1 <text:s text:c="3"/><text:tab/> Running <text:s text:c="2"/>0 <text:s text:c="8"/><text:tab/> <text:s text:c="2"/>44s</text:p>
      <text:p text:style-name="P129"/>
      <text:p text:style-name="P129"/>
      <text:p text:style-name="P129">root@andrewjobson1c:~# <text:span text:style-name="T1">kubectl delete pod nginx-deployment-9b644dcd5-ws6xk</text:span></text:p>
      <text:p text:style-name="P129">pod "nginx-deployment-9b644dcd5-ws6xk" deleted</text:p>
      <text:p text:style-name="P129"/>
      <text:p text:style-name="P131">This will take a few seconds</text:p>
      <text:p text:style-name="P131"/>
      <text:p text:style-name="P131"/>
      <text:p text:style-name="P130">NAME <text:s text:c="27"/><text:tab/><text:tab/> <text:s text:c="2"/>READY <text:s text:c="2"/>STATUS <text:s text:c="3"/>RESTARTS <text:s text:c="2"/>AGE</text:p>
      <text:p text:style-name="P130">nginx-deployment-9b644dcd5-wgbdc <text:s text:c="2"/>1/1 <text:s text:c="4"/><text:tab/> Running <text:s text:c="2"/>0 <text:s text:c="6"/><text:tab/> <text:s text:c="2"/>44s</text:p>
      <text:p text:style-name="P130"><text:span text:style-name="T1">nginx-deployment-9b644dcd5-nvlmb</text:span> <text:s text:c="2"/>1/1 <text:s text:c="2"/><text:tab/> Running <text:s text:c="2"/>0 <text:s text:c="6"/><text:tab/> <text:s text:c="2"/>7s</text:p>
      <text:p text:style-name="P130"/>
      <text:p text:style-name="P131">In bold the new pod created seven second ago.</text:p>
      <text:p text:style-name="P131"/>
      <text:p text:style-name="P131"/>
      <text:p text:style-name="P131"/>
      <text:p text:style-name="P194">Another Example:</text:p>
      <text:p text:style-name="P194"/>
      <text:p text:style-name="P169">Deploying nginx v1 with two replicas.</text:p>
      <text:p text:style-name="P165"/>
      <text:p text:style-name="P195">Update the nginx image, from v1 to v2:</text:p>
      <text:p text:style-name="P165"><text:soft-page-break/>root@andrewjobson1c:~/k8s_files# <text:span text:style-name="T1">kubectl set image deployment.v1.apps/example-deployment nginx=darealmc/nginx-k8s:v2</text:span></text:p>
      <text:p text:style-name="P165">deployment.apps/example-deployment image updated</text:p>
      <text:p text:style-name="P165"/>
      <text:p text:style-name="P165"/>
      <text:p text:style-name="P166">See how the deployment takes care of removing the <text:span text:style-name="T191">old </text:span>pods <text:span text:style-name="T191">(nginx v1)</text:span> <text:span text:style-name="T191">and creating the new ones (nginx v2)</text:span></text:p>
      <text:p text:style-name="P166"/>
      <text:p text:style-name="P167">First create a new one, <text:span text:style-name="T192">example-deployment-56d5dfc8</text:span><text:span text:style-name="T194">7f <text:s/></text:span><text:span text:style-name="T193">(</text:span>second 29)</text:p>
      <text:p text:style-name="P167">The remove one of the old ones (second 25)</text:p>
      <text:p text:style-name="P167">After that creates the second one</text:p>
      <text:p text:style-name="P167">And then remove the last one of the old pods <text:span text:style-name="T195">(second 22)</text:span></text:p>
      <text:p text:style-name="P168">All this to avoid to lose the website.</text:p>
      <text:p text:style-name="P167"/>
      <text:p text:style-name="P167">root@andrewjobson1c:~/k8s_files# <text:span text:style-name="T1">kubectl describe deployments example-deployment </text:span></text:p>
      <text:p text:style-name="P166">[...]</text:p>
      <text:p text:style-name="P348">OldReplicaSets: <text:s/>&lt;none&gt;</text:p>
      <text:p text:style-name="P348"><text:span text:style-name="T1">NewReplicaSet: <text:s text:c="2"/>example-deployment-56d5dfc87f</text:span> (2/2 replicas created)</text:p>
      <text:p text:style-name="P348">Events:</text:p>
      <text:p text:style-name="P348"><text:s text:c="2"/>Type <text:s text:c="3"/>Reason <text:s text:c="12"/>Age <text:s text:c="2"/>From <text:s text:c="18"/>Message</text:p>
      <text:p text:style-name="P348"><text:s text:c="2"/>---- <text:s text:c="3"/>------ <text:s text:c="12"/>---- <text:s/>---- <text:s text:c="18"/>-------</text:p>
      <text:p text:style-name="P348"><text:s text:c="2"/>Normal <text:s/>ScalingReplicaSet <text:s/>11m <text:s text:c="2"/>deployment-controller <text:s/>Scaled up replica set example-deployment-6d98cb87fb to 2 </text:p>
      <text:p text:style-name="P348"><text:s text:c="2"/>Normal <text:s/>ScalingReplicaSet <text:s/><text:span text:style-name="T1">29s </text:span><text:s text:c="2"/>deployment-controller <text:span text:style-name="T1"><text:s/>Scaled up</text:span> replica set example-deployment-56d5dfc8<text:span text:style-name="T1">7f </text:span>to 1</text:p>
      <text:p text:style-name="P348"><text:s text:c="2"/>Normal <text:s/>ScalingReplicaSet <text:s/><text:span text:style-name="T1">25s <text:s/></text:span><text:s/>deployment-controller <text:span text:style-name="T1"><text:s/>Scaled down</text:span> replica set example-deployment-6d98cb87fb to 1</text:p>
      <text:p text:style-name="P348"><text:s text:c="2"/>Normal <text:s/>ScalingReplicaSet <text:s/><text:span text:style-name="T1">25s</text:span> <text:s text:c="2"/>deployment-controller <text:s/><text:span text:style-name="T1">Scaled up</text:span> replica set example-deployment-56d5dfc8<text:span text:style-name="T1">7f</text:span> to 2</text:p>
      <text:p text:style-name="P348"><text:s text:c="2"/>Normal <text:s/>ScalingReplicaSet <text:span text:style-name="T1"><text:s/>22s</text:span> <text:s text:c="2"/>deployment-controller <text:s/><text:span text:style-name="T1">Scaled down</text:span> replica set example-deployment-6d98cb87<text:span text:style-name="T1">fb to 0</text:span></text:p>
      <text:p text:style-name="Horizontal_20_Line"/>
      <text:p text:style-name="Text_20_body"/>
      <text:p text:style-name="P410">Services: </text:p>
      <text:p text:style-name="P411">Provide load balanced usage for a dynamic list of pods.</text:p>
      <text:p text:style-name="Standard">Pods are constantly being created and destroyed. To allow us to access to the application inside the pods we are using services.</text:p>
      <text:p text:style-name="Standard"/>
      <text:p text:style-name="P251">Services are an abstraction layer on top of a set of pods. You can access the services rather than the pods.</text:p>
      <text:p text:style-name="P251"/>
      <text:p text:style-name="P252">If I <text:span text:style-name="T189">do</text:span> a request to a k8s service I’m going to get a response from one of the pods that is part of that service. And even if the list of the pods changes, the service is going to ensure that my request is always routed to one of the currently active pods that is part of the service.</text:p>
      <text:p text:style-name="P253"/>
      <text:p text:style-name="P341"/>
      <text:p text:style-name="P341">cat &lt;&lt; EOF | <text:span text:style-name="T1">kubectl create -f -</text:span></text:p>
      <text:p text:style-name="P344">kind: Service</text:p>
      <text:p text:style-name="P341">apiVersion: v1</text:p>
      <text:p text:style-name="P341">metadata:</text:p>
      <text:p text:style-name="P341"><text:span text:style-name="T1"><text:s text:c="2"/>name: nginx-service </text:span><text:s/>→<text:span text:style-name="T149"> name that the service will have</text:span></text:p>
      <text:p text:style-name="P341">spec:</text:p>
      <text:p text:style-name="P344"><text:s text:c="2"/>selector:</text:p>
      <text:p text:style-name="P341"><text:s text:c="4"/>app: nginx</text:p>
      <text:p text:style-name="P341"><text:s text:c="2"/>ports:</text:p>
      <text:p text:style-name="P341"><text:s text:c="2"/>- protocol: TCP</text:p>
      <text:p text:style-name="P341"><text:soft-page-break/><text:s text:c="4"/>port: 80</text:p>
      <text:p text:style-name="P341"><text:s text:c="4"/>targetPort: 80</text:p>
      <text:p text:style-name="P341"><text:s text:c="4"/>nodePort: 30080 <text:s/>→<text:span text:style-name="T149"> allows the service to be exposed externally, there are other better ways.</text:span></text:p>
      <text:p text:style-name="P344"><text:s text:c="2"/>type: NodePort</text:p>
      <text:p text:style-name="P341">EOF</text:p>
      <text:p text:style-name="Standard"/>
      <text:p text:style-name="P216">- <text:span text:style-name="T150">Check that the service is working:</text:span></text:p>
      <text:p text:style-name="P216"/>
      <text:p text:style-name="Standard">root@andrewjobson1c:~# <text:span text:style-name="T1">kubectl get svc</text:span></text:p>
      <text:p text:style-name="Standard">NAME <text:s text:c="11"/>TYPE <text:s text:c="7"/>CLUSTER-IP <text:s text:c="6"/>EXTERNAL-IP <text:s text:c="2"/>PORT(S) <text:s text:c="7"/>AGE</text:p>
      <text:p text:style-name="Standard">kubernetes <text:s text:c="5"/>ClusterIP <text:s text:c="6"/>10.96.0.1 <text:s text:c="17"/>&lt;none&gt; <text:s text:c="7"/>443/TCP <text:s text:c="7"/>2d6h</text:p>
      <text:p text:style-name="Standard"><text:span text:style-name="T1">nginx-service</text:span> <text:s text:c="2"/>NodePort <text:s text:c="3"/>10.110.240.122 <text:s text:c="8"/>&lt;none&gt; <text:s text:c="6"/><text:span text:style-name="T1"><text:s/>80:30080/TCP </text:span><text:s text:c="2"/>12h</text:p>
      <text:p text:style-name="Standard"/>
      <text:p text:style-name="P254">The k8s service is there by default.</text:p>
      <text:p text:style-name="P254"/>
      <text:p text:style-name="P217">Do a call to the service internally:</text:p>
      <text:p text:style-name="P254"/>
      <text:p text:style-name="P110">root@andrewjobson1c:~# <text:span text:style-name="T1">curl localhost:30080</text:span></text:p>
      <text:p text:style-name="P110">&lt;!DOCTYPE html&gt;</text:p>
      <text:p text:style-name="P110">&lt;html&gt;</text:p>
      <text:p text:style-name="P110">&lt;head&gt;</text:p>
      <text:p text:style-name="P113">&lt;title&gt;Welcome to nginx!&lt;/title&gt;</text:p>
      <text:p text:style-name="P110">&lt;style&gt;</text:p>
      <text:p text:style-name="P110"><text:s text:c="4"/>body {</text:p>
      <text:p text:style-name="P110"><text:s text:c="8"/>width: 35em;</text:p>
      <text:p text:style-name="P110"><text:s text:c="8"/>margin: 0 auto;</text:p>
      <text:p text:style-name="P110"><text:s text:c="8"/>font-family: Tahoma, Verdana, Arial, sans-serif;</text:p>
      <text:p text:style-name="P110"><text:s text:c="4"/>}</text:p>
      <text:p text:style-name="P110">&lt;/style&gt;</text:p>
      <text:p text:style-name="P110">&lt;/head&gt;</text:p>
      <text:p text:style-name="P110">&lt;body&gt;</text:p>
      <text:p text:style-name="P110">&lt;h1&gt;Welcome to nginx!&lt;/h1&gt;</text:p>
      <text:p text:style-name="P110">&lt;p&gt;If you see this page, the nginx web server is successfully installed and</text:p>
      <text:p text:style-name="P110">working. Further configuration is required.&lt;/p&gt;</text:p>
      <text:p text:style-name="P110"/>
      <text:p text:style-name="P110">&lt;p&gt;For online documentation and support please refer to</text:p>
      <text:p text:style-name="P110">&lt;a href="http://nginx.org/"&gt;nginx.org&lt;/a&gt;.&lt;br/&gt;</text:p>
      <text:p text:style-name="P110">Commercial support is available at</text:p>
      <text:p text:style-name="P110">&lt;a href="http://nginx.com/"&gt;nginx.com&lt;/a&gt;.&lt;/p&gt;</text:p>
      <text:p text:style-name="P110"/>
      <text:p text:style-name="P110">&lt;p&gt;&lt;em&gt;Thank you for using nginx.&lt;/em&gt;&lt;/p&gt;</text:p>
      <text:p text:style-name="P110">&lt;/body&gt;</text:p>
      <text:p text:style-name="P111">&lt;/html&gt;</text:p>
      <text:p text:style-name="P111"/>
      <text:p text:style-name="P255"><text:span text:style-name="T5">Do a call externally. </text:span><text:span text:style-name="T151">Use the IP of the master node + the nodeport, 300800 in this example:</text:span></text:p>
      <text:p text:style-name="P255"/>
      <text:p text:style-name="P256">On your browser:</text:p>
      <text:p text:style-name="P256"/>
      <text:p text:style-name="P257"><text:a xlink:type="simple" xlink:href="http://34.251.57.128:30080/" text:style-name="Internet_20_link" text:visited-style-name="Visited_20_Internet_20_Link"><text:span text:style-name="T152">http://34.251.57.128:30080/</text:span></text:a></text:p>
      <text:p text:style-name="P257"><text:span text:style-name="Emphasis"><text:span text:style-name="T153"/></text:span></text:p>
      <text:p text:style-name="P256"><draw:frame draw:style-name="fr1" draw:name="Image1" text:anchor-type="paragraph" svg:x="0.31cm" svg:y="0cm" svg:width="17.59cm" svg:height="7.149cm" draw:z-index="0"><draw:image xlink:href="Pictures/10000201000005840000023E05259CFEDF17A4D0.png" xlink:type="simple" xlink:show="embed" xlink:actuate="onLoad" loext:mime-type="image/png"/></draw:frame><text:soft-page-break/></text:p>
      <text:p text:style-name="P256"/>
      <text:p text:style-name="P256"/>
      <text:p text:style-name="P256"/>
      <text:p text:style-name="P226">Another option:</text:p>
      <text:p text:style-name="P337"/>
      <text:p text:style-name="P337">You can expose the service to an already created deployment:</text:p>
      <text:p text:style-name="P337"/>
      <text:p text:style-name="P337">root@ip-10-0-1-109:~#<text:span text:style-name="T1"> kubectl expose deployment nginx --port 80 --type NodePort</text:span></text:p>
      <text:p text:style-name="P337">service/nginx exposed</text:p>
      <text:p text:style-name="P256"/>
      <text:p text:style-name="P349"/>
      <text:p text:style-name="P350"/>
      <text:p text:style-name="P350"/>
      <text:p text:style-name="P227">More tests:</text:p>
      <text:p text:style-name="P350">We have 2 nginx pods and we created the service: <text:s/>my-awsome-service</text:p>
      <text:p text:style-name="P350"/>
      <text:p text:style-name="P342">root@andrewjobson1c:~/k8s_files# <text:span text:style-name="T1">cat service-example.yml </text:span></text:p>
      <text:p text:style-name="P346">kind: Service</text:p>
      <text:p text:style-name="P342">apiVersion: v1</text:p>
      <text:p text:style-name="P342">metadata:</text:p>
      <text:p text:style-name="P346"><text:s text:c="2"/>name: my-awesome-service</text:p>
      <text:p text:style-name="P342">spec:</text:p>
      <text:p text:style-name="P342"><text:s text:c="2"/>selector:</text:p>
      <text:p text:style-name="P342"><text:s text:c="4"/>app: nginx</text:p>
      <text:p text:style-name="P342"><text:s text:c="2"/>ports:</text:p>
      <text:p text:style-name="P342"><text:s text:c="2"/>- protocol: TCP</text:p>
      <text:p text:style-name="P342"><text:s text:c="2"/><text:span text:style-name="T1"><text:s text:c="2"/>port: 32768</text:span></text:p>
      <text:p text:style-name="P342"><text:s text:c="4"/>targetPort: 80</text:p>
      <text:p text:style-name="P350"/>
      <text:p text:style-name="P227">See the IPs of all the nodes of the service: <text:span text:style-name="T79">endpoints</text:span></text:p>
      <text:p text:style-name="P18">root@andrewjobson1c:~/k8s_files# <text:span text:style-name="T1">kubectl describe service my-awesome-service </text:span></text:p>
      <text:p text:style-name="P345">Name: <text:s text:c="13"/>my-awesome-service</text:p>
      <text:p text:style-name="P347">Namespace: <text:s text:c="8"/>default</text:p>
      <text:p text:style-name="P347">Labels: <text:s text:c="11"/>&lt;none&gt;</text:p>
      <text:p text:style-name="P347">Annotations: <text:s text:c="6"/>&lt;none&gt;</text:p>
      <text:p text:style-name="P347">Selector: <text:s text:c="9"/>app=nginx</text:p>
      <text:p text:style-name="P347">Type: <text:s text:c="13"/>ClusterIP</text:p>
      <text:p text:style-name="P345">IP: <text:s text:c="15"/>10.108.195.105</text:p>
      <text:p text:style-name="P347"><text:soft-page-break/>Port: <text:s text:c="13"/>&lt;unset&gt; <text:s/>32768/TCP</text:p>
      <text:p text:style-name="P347">TargetPort: <text:s text:c="7"/>80/TCP</text:p>
      <text:p text:style-name="P347"><text:span text:style-name="T1">Endpoints: <text:s text:c="6"/></text:span><text:s text:c="2"/><text:span text:style-name="T1">10.244.1.24:80,10.244.2.17:80</text:span></text:p>
      <text:p text:style-name="P347">Session Affinity: <text:s/>None</text:p>
      <text:p text:style-name="P347">Events: <text:s text:c="11"/>&lt;none&gt;</text:p>
      <text:p text:style-name="P19"/>
      <text:p text:style-name="P351"><text:span text:style-name="T1">Check </text:span><text:span text:style-name="T17">if nginx is running: <text:s/></text:span><text:span text:style-name="T190">Pick the port we configured when ran the service, 32768 in this example:</text:span></text:p>
      <text:p text:style-name="P351"/>
      <text:p text:style-name="P351">root@andrewjobson1c:~/k8s_files# <text:span text:style-name="T1">curl --head 10.108.195.105:32768</text:span></text:p>
      <text:p text:style-name="P343">HTTP/1.1 <text:span text:style-name="T1">200 OK</text:span></text:p>
      <text:p text:style-name="P343">Server: nginx/1.15.7</text:p>
      <text:p text:style-name="P343">Date: Wed, 31 Jul 2019 14:29:19 GMT</text:p>
      <text:p text:style-name="P343">Content-Type: text/html</text:p>
      <text:p text:style-name="P343">Content-Length: 141</text:p>
      <text:p text:style-name="P343">Last-Modified: Sat, 15 Dec 2018 04:13:27 GMT</text:p>
      <text:p text:style-name="P343">Connection: keep-alive</text:p>
      <text:p text:style-name="P343">ETag: "5c147f67-8d"</text:p>
      <text:p text:style-name="P343">Accept-Ranges: bytes</text:p>
      <text:p text:style-name="P343"/>
      <text:p text:style-name="P209">Check the DNS from another container: <text:span text:style-name="T67">because the pods can see the DNS</text:span></text:p>
      <text:p text:style-name="P205"/>
      <text:p text:style-name="P205">nslookup my-awsome-service</text:p>
      <text:p text:style-name="P205"/>
      <text:p text:style-name="P205">Will tell you the IP of the service, <text:s/><text:span text:style-name="T80">10.108.195.105, </text:span><text:span text:style-name="T67">and the whole domain my-awsome-service.default.svc.cluster.local</text:span></text:p>
      <text:p text:style-name="P200"/>
      <text:p text:style-name="P206"><text:span text:style-name="T1">Lets scale 2 pods more: </text:span><text:span text:style-name="T67">kubectl scale rs/frontend --replicas=4</text:span></text:p>
      <text:p text:style-name="P201"/>
      <text:p text:style-name="P202">Now we have 4 IPs</text:p>
      <text:p text:style-name="P201">kubectl describe service my-awesome-service</text:p>
      <text:p text:style-name="P202">[...]</text:p>
      <text:p text:style-name="P201">Endpoints: <text:s text:c="8"/>10.244.1.24:80,10.244.1.25:80,10.244.2.17:80 + 1 more...</text:p>
      <text:p text:style-name="P202">[...]</text:p>
      <text:p text:style-name="Horizontal_20_Line"/>
      <text:p text:style-name="Text_20_body"/>
      <text:p text:style-name="Standard"/>
      <text:p text:style-name="P104">Microservices:</text:p>
      <text:p text:style-name="P258"/>
      <text:p text:style-name="P263">Essentially microservices are an application architecture.</text:p>
      <text:p text:style-name="P263"/>
      <text:p text:style-name="P263">Until now we were using monolithic architecture, all the parts of the application are combined in one large executable file.</text:p>
      <text:p text:style-name="Standard"/>
      <text:p text:style-name="P264">Microservices are small, independent services that work together to form a whole application.</text:p>
      <text:p text:style-name="Standard"/>
      <text:p text:style-name="P218">Advantages:</text:p>
      <text:list xml:id="list1912877973" text:style-name="L6">
        <text:list-item>
          <text:p text:style-name="P449"><text:span text:style-name="T1">Scalability: </text:span>If you need extra resources for a part of your application you can scale <text:span text:style-name="T154">it for that specific part, not for the whole application like in monolithic applications.</text:span></text:p>
        </text:list-item>
        <text:list-item>
          <text:p text:style-name="P450"><text:span text:style-name="T1">Cleaner code:</text:span> The more small parts of the code, the cleaner tend to be and more easy to understand. Is easy to maintain because <text:span text:style-name="T155">you can change code in one area without affecting the others.</text:span></text:p>
        </text:list-item>
        <text:list-item>
          <text:p text:style-name="P450"><text:soft-page-break/><text:span text:style-name="T6">Reliability:</text:span><text:span text:style-name="T155"> If you</text:span> have a bug <text:span text:style-name="T155">in one area </text:span>is less likely that the whole application is gonna be affected.</text:p>
        </text:list-item>
        <text:list-item>
          <text:p text:style-name="P454">Variety of tools: <text:span text:style-name="T69">Different parts of the application can use different languages, frameworks and tools. </text:span><text:span text:style-name="T70">The right tool can be used for every job.</text:span></text:p>
        </text:list-item>
      </text:list>
      <text:p text:style-name="P8"/>
      <text:p text:style-name="P265"><text:span text:style-name="T70">K</text:span><text:span text:style-name="T67">8s helps a lot to manage all this.</text:span></text:p>
      <text:p text:style-name="P16"/>
      <text:p text:style-name="P267">On the other hand microservices are quite complex to maintain.</text:p>
      <text:p text:style-name="P266"/>
      <text:p text:style-name="P271"><text:span text:style-name="T159">Sample of microservice application: <text:s/></text:span><text:a xlink:type="simple" xlink:href="https://github.com/linuxacademy/robot-shop" text:style-name="Internet_20_link" text:visited-style-name="Visited_20_Internet_20_Link">https://github.com/linuxacademy/robot-shop</text:a></text:p>
      <text:p text:style-name="P266"/>
      <text:p text:style-name="P268"><text:span text:style-name="T1">Deploy microservices:</text:span> <text:s/>Robot-shop</text:p>
      <text:p text:style-name="P269"/>
      <text:p text:style-name="P270">We are going to se<text:span text:style-name="T156">e</text:span> how microservices works <text:span text:style-name="T157">and how fast are the services deployed and running.</text:span></text:p>
      <text:p text:style-name="P270"/>
      <text:p text:style-name="P270">Download the robo-shop git repo that contains several ymls with deploys and services for each one of the applications needed to run it.</text:p>
      <text:p text:style-name="P270"/>
      <text:p text:style-name="P270">Mysql</text:p>
      <text:p text:style-name="P270">mongodb</text:p>
      <text:p text:style-name="P270">rabbitmq</text:p>
      <text:p text:style-name="P270">nginx</text:p>
      <text:p text:style-name="P270">java</text:p>
      <text:p text:style-name="P270">nodejs</text:p>
      <text:p text:style-name="P270">python</text:p>
      <text:p text:style-name="P270">etc,</text:p>
      <text:p text:style-name="P270"/>
      <text:p text:style-name="P270">A lot of different technologies running separately and working over k8s that will bring the website up and working correctly.</text:p>
      <text:p text:style-name="P270"/>
      <text:p text:style-name="P219">1) Clone the repository:</text:p>
      <text:p text:style-name="P270">cd ~/</text:p>
      <text:p text:style-name="P270">git clone https://github.com/linuxacademy/robot-shop.git</text:p>
      <text:p text:style-name="Standard"/>
      <text:p text:style-name="Standard"/>
      <text:p text:style-name="P220">2) <text:span text:style-name="T158">Create a namespace:</text:span><text:span text:style-name="T71"> <text:s text:c="3"/>To put together all the services and be able to call them at once.</text:span></text:p>
      <text:p text:style-name="P10"/>
      <text:p text:style-name="P220"><text:span text:style-name="T71">root@andrewjobson1c:~# </text:span><text:span text:style-name="T158">kubectl create namespace robot-shop</text:span></text:p>
      <text:p text:style-name="P10">namespace/robot-shop created</text:p>
      <text:p text:style-name="P10"/>
      <text:p text:style-name="P221"><text:span text:style-name="T158">3</text:span>) Deploy the app:</text:p>
      <text:p text:style-name="P10">kubectl -n robot-shop create -f ~/robot-shop/K8s/descriptors/</text:p>
      <text:p text:style-name="P9"/>
      <text:p text:style-name="P11">Will run the ymls and will create the deploys and sevices.</text:p>
      <text:p text:style-name="P11"/>
      <text:p text:style-name="P11">Check how the containers are being created in live, like with tail -f</text:p>
      <text:p text:style-name="P11"/>
      <text:p text:style-name="P11">kubectl get pods -n robot-shop -w </text:p>
      <text:p text:style-name="P9"/>
      <text:p text:style-name="P11"><text:soft-page-break/>Now you can access to the web application via browser: <text:s/>http://&lt;ip_of_master_server&gt;:30080 (port on web-service.yml)</text:p>
      <text:p text:style-name="P10"/>
      <text:p text:style-name="P9"/>
      <text:p text:style-name="P9"/>
      <text:p text:style-name="P222">4) Add an exta mongodb container:</text:p>
      <text:p text:style-name="P12"/>
      <text:p text:style-name="P12">Due the high number of users connecting to the web we need to scale another mongodb container:</text:p>
      <text:p text:style-name="P9"/>
      <text:p text:style-name="P220">kubectl edit deployment mongodb -n robot-shop</text:p>
      <text:p text:style-name="P9"/>
      <text:p text:style-name="P13">Change: <text:s/>replicas to 2</text:p>
      <text:p text:style-name="P13"/>
      <text:p text:style-name="P14">Check the status of the deployment:</text:p>
      <text:p text:style-name="P13">kubectl get deployment mongodb -n robot-shop</text:p>
      <text:p text:style-name="P9"/>
      <text:p text:style-name="P9"/>
      <text:p text:style-name="P9"/>
      <text:p text:style-name="Horizontal_20_Line"/>
      <text:p text:style-name="P223">Scale:</text:p>
      <text:p text:style-name="P15"/>
      <text:p text:style-name="P15">kubectl scale &lt;?&gt; nginx –replicas=5</text:p>
      <text:p text:style-name="P15">Will add 5 nodes until the deployment nginx, so will modify the configuration and then always will have 5 replicas <text:span text:style-name="T160">unless</text:span> we change it.</text:p>
      <text:p text:style-name="P10"><text:s text:c="2"/></text:p>
      <text:p text:style-name="P7"/>
      <text:p text:style-name="Horizontal_20_Line"/>
      <text:p text:style-name="Standard"/>
      <text:p text:style-name="P277">Build HA kubernetes cluster:</text:p>
      <text:p text:style-name="P272"/>
      <text:p text:style-name="P280"><text:a xlink:type="simple" xlink:href="https://kubernetes.io/docs/setup/production-environment/tools/kubeadm/ha-topology/" text:style-name="Internet_20_link" text:visited-style-name="Visited_20_Internet_20_Link"><text:span text:style-name="T167">Highly Available Topologies in Kubernetes</text:span></text:a></text:p>
      <text:p text:style-name="P272"/>
      <text:p text:style-name="P224">You can set up a HA k8s cluster:</text:p>
      <text:p text:style-name="P278"/>
      <text:list xml:id="list2081071092" text:style-name="L7">
        <text:list-item>
          <text:p text:style-name="P458"><text:span text:style-name="T1">Stacked control plane nodes:</text:span> This approach requires less infrastructure. The etcd members and control plane nodes are co-located.</text:p>
          <text:p text:style-name="P458"/>
        </text:list-item>
        <text:list-item>
          <text:p text:style-name="P458"><text:span text:style-name="T1">External etcd cluster:</text:span> This approach requires more infrastructure. The control plane nodes and etcd members are separated.</text:p>
        </text:list-item>
      </text:list>
      <text:p text:style-name="P273"/>
      <text:p text:style-name="P273"/>
      <text:p text:style-name="P273">All components on kubernetes can be replicated but only some of them can operate simultaneously.</text:p>
      <text:p text:style-name="P273"/>
      <text:p text:style-name="P273"><text:span text:style-name="T57">Control manager and scheduler</text:span> can only have 1 instance running at the same time, the rest will be on stand by.</text:p>
      <text:p text:style-name="P273"/>
      <text:p text:style-name="P274"><text:span text:style-name="T1">* The </text:span><text:span text:style-name="T58">leader elect option</text:span><text:span text:style-name="T1"> </text:span>controls which master node is active and who is in stand by.</text:p>
      <text:p text:style-name="P274"><text:soft-page-break/></text:p>
      <text:p text:style-name="P275"/>
      <text:p text:style-name="P225">How to check who is the leader elect option:</text:p>
      <text:p text:style-name="P275">The leader election mechanism is used by creating an end point resource, you can see it on the kube-scheduler yml:</text:p>
      <text:p text:style-name="P275"/>
      <text:p text:style-name="P17">kubectl get endpoints <text:span text:style-name="T1">kube-scheduler</text:span> -n kube-system -o yaml</text:p>
      <text:p text:style-name="P275">kubectl get endpoints <text:span text:style-name="T1">kube-controller-manage</text:span>r -n kube-system -o yaml</text:p>
      <text:p text:style-name="P275"/>
      <text:p text:style-name="P110">root@andrewjobson1c:~# kubectl get endpoints <text:span text:style-name="T1">kube-controller-manager </text:span>-n kube-system -o yaml</text:p>
      <text:p text:style-name="P110">apiVersion: v1</text:p>
      <text:p text:style-name="P110">kind: Endpoints</text:p>
      <text:p text:style-name="P110">metadata:</text:p>
      <text:p text:style-name="P110"><text:s text:c="2"/>annotations:</text:p>
      <text:p text:style-name="P110"><text:s text:c="4"/>control-plane.alpha.<text:span text:style-name="T1">kubernetes.io/leader</text:span>: '{"<text:span text:style-name="T1">holderIdentity</text:span>":"<text:span text:style-name="T1">andrewjobson1c</text:span>.mylabserver.com_147bf56d-abfb-11e9-8f0e-02ea1481d388","leaseDurationSeconds":15,"acquireTime":"2019-07-21T21:04:17Z","renewTime":"2019-07-21T22:44:48Z","leaderTransitions":0}'</text:p>
      <text:p text:style-name="P110"><text:s text:c="2"/>creationTimestamp: "2019-07-21T21:04:17Z"</text:p>
      <text:p text:style-name="P110"><text:s text:c="2"/>name: kube-controller-manager</text:p>
      <text:p text:style-name="P110"><text:s text:c="2"/>namespace: kube-system</text:p>
      <text:p text:style-name="P110"><text:s text:c="2"/>resourceVersion: "8939"</text:p>
      <text:p text:style-name="P110"><text:s text:c="2"/>selfLink: /api/v1/namespaces/kube-system/endpoints/kube-controller-manager</text:p>
      <text:p text:style-name="P110"><text:s text:c="2"/>uid: 1a656ae9-abfb-11e9-a69f-02ea1481d388</text:p>
      <text:p text:style-name="Standard"/>
      <text:p text:style-name="Standard"/>
      <text:p text:style-name="Standard"/>
      <text:p text:style-name="P276">Once becoming the leader it must periodically update the resource, happening every 2 second by default.</text:p>
      <text:p text:style-name="Standard"/>
      <text:p text:style-name="Standard"/>
      <text:p text:style-name="P132"/>
      <text:p text:style-name="P184">Minimum Resources:</text:p>
      <text:p text:style-name="P135"/>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18">HA <text:span text:style-name="T168">C</text:span>luster</text:p>
          </table:table-cell>
          <table:table-cell table:style-name="Table1.A1" office:value-type="string">
            <text:p text:style-name="P418">Required nodes</text:p>
          </table:table-cell>
          <table:table-cell table:style-name="Table1.A1" office:value-type="string">
            <text:p text:style-name="P418">CPU </text:p>
          </table:table-cell>
          <table:table-cell table:style-name="Table1.A1" office:value-type="string">
            <text:p text:style-name="P418">RAM</text:p>
          </table:table-cell>
          <table:table-cell table:style-name="Table1.E1" office:value-type="string">
            <text:p text:style-name="P419">Total</text:p>
          </table:table-cell>
        </table:table-row>
        <table:table-row>
          <table:table-cell table:style-name="Table1.A2" office:value-type="string">
            <text:p text:style-name="P199">Stacked control plane nodes</text:p>
          </table:table-cell>
          <table:table-cell table:style-name="Table1.A2" office:value-type="string">
            <text:p text:style-name="P415">3 Control Plane </text:p>
            <text:p text:style-name="P415">3 Worker </text:p>
          </table:table-cell>
          <table:table-cell table:style-name="Table1.A2" office:value-type="string">
            <text:p text:style-name="P415">2 each node</text:p>
          </table:table-cell>
          <table:table-cell table:style-name="Table1.A2" office:value-type="string">
            <text:p text:style-name="P415">2 GB each node</text:p>
          </table:table-cell>
          <table:table-cell table:style-name="Table1.E2" office:value-type="string">
            <text:p text:style-name="P417">6 nodes</text:p>
            <text:p text:style-name="P417">12 CPU</text:p>
            <text:p text:style-name="P417">12 GB Ram</text:p>
          </table:table-cell>
        </table:table-row>
        <table:table-row>
          <table:table-cell table:style-name="Table1.A2" office:value-type="string">
            <text:p text:style-name="P415">External etcd cluster</text:p>
          </table:table-cell>
          <table:table-cell table:style-name="Table1.A2" office:value-type="string">
            <text:p text:style-name="P416">3 Control Plane </text:p>
            <text:p text:style-name="P417">3 <text:span text:style-name="T169">etcd hosts</text:span></text:p>
            <text:p text:style-name="P416">3 Worker </text:p>
          </table:table-cell>
          <table:table-cell table:style-name="Table1.A2" office:value-type="string">
            <text:p text:style-name="P415">2 each node</text:p>
          </table:table-cell>
          <table:table-cell table:style-name="Table1.A2" office:value-type="string">
            <text:p text:style-name="P415">2 GB each node</text:p>
          </table:table-cell>
          <table:table-cell table:style-name="Table1.E2" office:value-type="string">
            <text:p text:style-name="P417">9 nodes</text:p>
            <text:p text:style-name="P417">18 CPU</text:p>
            <text:p text:style-name="P417">18 GB Ram</text:p>
          </table:table-cell>
        </table:table-row>
      </table:table>
      <text:p text:style-name="P136"/>
      <text:p text:style-name="P132"><draw:frame draw:style-name="fr1" draw:name="Image3" text:anchor-type="paragraph" svg:x="0.713cm" svg:y="0.005cm" svg:width="14.764cm" svg:height="14.261cm" draw:z-index="2"><draw:image xlink:href="Pictures/100002010000022E0000021B12EECA050F20B08C.png" xlink:type="simple" xlink:show="embed" xlink:actuate="onLoad" loext:mime-type="image/png"/></draw:frame><text:soft-page-break/></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98">Replicate etcd:</text:p>
      <text:p text:style-name="P132"/>
      <text:p text:style-name="P134">***************************************************************************************Due to the distributed nature of etcd it’s instances can be in:</text:p>
      <text:list xml:id="list696608358" text:style-name="L8">
        <text:list-header>
          <text:p text:style-name="P437"/>
        </text:list-header>
        <text:list-item>
          <text:p text:style-name="P437"><text:span text:style-name="T1">Stacked etcd topology: </text:span>Each control plane node creates a local etcd member, and the etcd member communicated only with the kube-apiserver of this node.</text:p>
          <text:p text:style-name="P437"/>
        </text:list-item>
        <text:list-item>
          <text:p text:style-name="P437"><text:span text:style-name="T1">External etcd topology:</text:span> <text:s/>Etcd is external to the k8s cluster.</text:p>
        </text:list-item>
      </text:list>
      <text:p text:style-name="P132"/>
      <text:p text:style-name="P281"><text:span text:style-name="T130">Etcd uses </text:span><text:a xlink:type="simple" xlink:href="https://raft.github.io/" text:style-name="Internet_20_link" text:visited-style-name="Visited_20_Internet_20_Link">Raft Consensus Algorithm</text:a><text:span text:style-name="T130"> </text:span><text:span text:style-name="T131">(</text:span><text:a xlink:type="simple" xlink:href="http://thesecretlivesofdata.com/raft/" text:style-name="Internet_20_link" text:visited-style-name="Visited_20_Internet_20_Link">Graphical explanation</text:a><text:span text:style-name="T131">)</text:span><text:span text:style-name="T130">which requires a majority in order to progress to the next state.</text:span></text:p>
      <text:p text:style-name="P132"/>
      <text:p text:style-name="P137"><text:soft-page-break/>There must be more than half taking part on that state change. In order to have a majority <text:span text:style-name="T57">you must have an ODD number of etcd instances</text:span> <text:s/><text:span text:style-name="T170">therefore the minimum number of instances must be 3 to have a etcd external topology cluster.</text:span></text:p>
      <text:p text:style-name="P138"/>
      <text:p text:style-name="P138">Having 2 etcd instances is worst than having one because this reason.</text:p>
      <text:p text:style-name="P132"/>
      <text:p text:style-name="P139">On larger dev environments most of the time you won’t need more than 7 etcd instances.</text:p>
      <text:p text:style-name="P132"/>
      <text:p text:style-name="P183">Links:</text:p>
      <text:p text:style-name="P279"><text:a xlink:type="simple" xlink:href="https://kubernetes.io/docs/setup/production-environment/tools/kubeadm/high-availability/" text:style-name="Internet_20_link" text:visited-style-name="Visited_20_Internet_20_Link"><text:span text:style-name="T129">Creating Highly Available Kubernetes Clusters with kubeadm</text:span></text:a></text:p>
      <text:p text:style-name="Standard"><text:a xlink:type="simple" xlink:href="https://kubernetes.io/docs/tasks/administer-cluster/configure-upgrade-etcd/" text:style-name="Internet_20_link" text:visited-style-name="Visited_20_Internet_20_Link"><text:span text:style-name="T129">Operating a Highly Available etcd Cluster</text:span></text:a></text:p>
      <text:p text:style-name="Standard"><text:a xlink:type="simple" xlink:href="https://blog.containership.io/etcd/" text:style-name="Internet_20_link" text:visited-style-name="Visited_20_Internet_20_Link"><text:span text:style-name="T132">Easy explanation of etcd consensus</text:span></text:a></text:p>
      <text:p text:style-name="P132"/>
      <text:p text:style-name="Horizontal_20_Line"/>
      <text:h text:style-name="P420" text:outline-level="2">Configuring Secure Cluster Communications:</text:h>
      <text:p text:style-name="P414"><text:a xlink:type="simple" xlink:href="https://kubernetes.io/docs/reference/access-authn-authz/controlling-access/" text:style-name="Internet_20_link" text:visited-style-name="Visited_20_Internet_20_Link"><text:span text:style-name="T136">Controlling Access to the Kubernetes API</text:span></text:a></text:p>
      <text:p text:style-name="P413"><draw:frame draw:style-name="fr1" draw:name="Image4" text:anchor-type="paragraph" svg:x="-0.905cm" svg:y="0cm" svg:width="17.59cm" svg:height="8.841cm" draw:z-index="3"><draw:image xlink:href="Pictures/10000201000003BB000001E0D76811843B54219B.png" xlink:type="simple" xlink:show="embed" xlink:actuate="onLoad" loext:mime-type="image/png"/></draw:frame></text:p>
      <text:p text:style-name="P412"><text:span text:style-name="T1">Kubectl </text:span>, command line tool: <text:s/>It’s a translator to the k8s API</text:p>
      <text:p text:style-name="P140"><text:span text:style-name="T1">API server</text:span> provides a CRUD (Create, Read, Update,Delete) interface for querying and modifying the cluster state over a RESTful API.</text:p>
      <text:p text:style-name="P140"/>
      <text:p text:style-name="P140"/>
      <text:p text:style-name="P140"/>
      <text:p text:style-name="P140"/>
      <text:p text:style-name="P140"/>
      <text:p text:style-name="P140"/>
      <text:p text:style-name="P186"><text:soft-page-break/>Who can use CRUD, only:</text:p>
      <text:list xml:id="list2083597402" text:style-name="L9">
        <text:list-item>
          <text:p text:style-name="P438">The client, like Users</text:p>
        </text:list-item>
        <text:list-item>
          <text:p text:style-name="P438">PODs</text:p>
        </text:list-item>
      </text:list>
      <text:p text:style-name="P141"/>
      <text:p text:style-name="P185">Let’s create a POD:</text:p>
      <text:list xml:id="list1903379155" text:style-name="L10">
        <text:list-item>
          <text:p text:style-name="P439">We make the kubectl command to create a POD</text:p>
        </text:list-item>
        <text:list-item>
          <text:p text:style-name="P439">It sends a request to the API server via http POST request </text:p>
        </text:list-item>
        <text:list-item>
          <text:p text:style-name="P439">Goes to Authentication</text:p>
        </text:list-item>
        <text:list-item>
          <text:p text:style-name="P439">Authorization</text:p>
        </text:list-item>
        <text:list-item>
          <text:p text:style-name="P439">Admission</text:p>
        </text:list-item>
        <text:list-item>
          <text:p text:style-name="P439">Resource Validation</text:p>
        </text:list-item>
        <text:list-item>
          <text:p text:style-name="P439">The state is stored on the persistent datastore etcd</text:p>
        </text:list-item>
        <text:list-item>
          <text:p text:style-name="P439">API server returns a response.</text:p>
        </text:list-item>
      </text:list>
      <text:p text:style-name="P132"/>
      <text:p text:style-name="P147"><text:span text:style-name="T1">Different plugins/</text:span><text:span text:style-name="T14">modules</text:span><text:span text:style-name="T1">: </text:span>On each Authentication, authorization and Admission control phases there are multiple plugins allowing you find out different things about the request.</text:p>
      <text:p text:style-name="P132"/>
      <text:p text:style-name="P142"><text:a xlink:type="simple" xlink:href="https://kubernetes.io/docs/reference/access-authn-authz/authentication/" text:style-name="Internet_20_link" text:visited-style-name="Visited_20_Internet_20_Link"><text:span text:style-name="T10">Authentication</text:span></text:a> → <text:span text:style-name="T60">W</text:span><text:span text:style-name="T57">ho is sending the request. </text:span></text:p>
      <text:p text:style-name="P142">Authentication method can be determined by http heather or certificate.</text:p>
      <text:p text:style-name="P142">Once found the request returns the username, user id and groups the client belongs to back to the API server. <text:s text:c="6"/></text:p>
      <text:p text:style-name="P142"/>
      <text:p text:style-name="P142">Authentication modules include: Client Certificates, Password, and Plain Tokens, Bootstrap Tokens, and JWT Tokens (used for service accounts).</text:p>
      <text:p text:style-name="P142"/>
      <text:p text:style-name="P142"><text:a xlink:type="simple" xlink:href="https://kubernetes.io/docs/reference/access-authn-authz/authorization/" text:style-name="Internet_20_link" text:visited-style-name="Visited_20_Internet_20_Link"><text:span text:style-name="T11">Authorization</text:span></text:a><text:span text:style-name="T1"> </text:span>→ <text:s/><text:span text:style-name="T57">Can this authenticated user perform </text:span><text:span text:style-name="T61">the requested</text:span><text:span text:style-name="T57"> action </text:span><text:span text:style-name="T61">on the requested resource?</text:span></text:p>
      <text:p text:style-name="P143">Example: <text:s/>Can this user create a POD in this namespace?</text:p>
      <text:p text:style-name="P143"/>
      <text:p text:style-name="P143"><text:a xlink:type="simple" xlink:href="https://kubernetes.io/docs/reference/access-authn-authz/admission-controllers/" text:style-name="Internet_20_link" text:visited-style-name="Visited_20_Internet_20_Link"><text:span text:style-name="T12">Adminssion</text:span></text:a> → <text:span text:style-name="T171">If your request is Create, Modify or Delete a resource, like a pod, it’s sent to Admission Control.</text:span></text:p>
      <text:p text:style-name="P144">If the request is to READ data, the Admission Control steep is skipped and is sent to ETCD</text:p>
      <text:p text:style-name="P132"/>
      <text:p text:style-name="P144">In admission control the requests goes through all the plugins allo<text:span text:style-name="T172">wing the plugins to modify the resource for different reasons.</text:span></text:p>
      <text:p text:style-name="P132"/>
      <text:p text:style-name="Standard"><text:a xlink:type="simple" xlink:href="https://kubernetes.io/docs/reference/access-authn-authz/controlling-access/" text:style-name="Internet_20_link" text:visited-style-name="Visited_20_Internet_20_Link"><text:span text:style-name="T134">Authentication - Authorization - Admission - Review</text:span></text:a></text:p>
      <text:p text:style-name="P132"/>
      <text:p text:style-name="P145"><text:span text:style-name="T1">Resource Validation</text:span> → The API server validates the object.</text:p>
      <text:p text:style-name="P145"/>
      <text:p text:style-name="P146"><text:span text:style-name="T1">ETCD</text:span> → The API server stores the object in etcd <text:span text:style-name="T173">and returns a response. This is the object store.</text:span></text:p>
      <text:p text:style-name="P187"/>
      <text:p text:style-name="P187"/>
      <text:p text:style-name="P148"><text:span text:style-name="T1">Self signed certificate:</text:span> <text:s/><text:span text:style-name="T174">Created when we create the cluster and is stored in </text:span><text:span text:style-name="T9">$USER/.kube/config</text:span></text:p>
      <text:p text:style-name="P149">It contains:</text:p>
      <text:list xml:id="list215073990" text:style-name="L11">
        <text:list-item>
          <text:p text:style-name="P440">certificate-authority-data</text:p>
        </text:list-item>
        <text:list-item>
          <text:p text:style-name="P440">Master server address: server: <text:a xlink:type="simple" xlink:href="https://172.31.127.122:6443/" text:style-name="Internet_20_link" text:visited-style-name="Visited_20_Internet_20_Link">https://172.31.127.122:6443</text:a></text:p>
        </text:list-item>
        <text:list-item>
          <text:p text:style-name="P440">The Cluster: <text:s/>cluster: kubernetes</text:p>
        </text:list-item>
        <text:list-item>
          <text:p text:style-name="P440">The client certificate: <text:s/>client-certificate-data</text:p>
        </text:list-item>
        <text:list-item>
          <text:p text:style-name="P440">Client Key: <text:s/>client-key-data</text:p>
        </text:list-item>
      </text:list>
      <text:p text:style-name="P149"><text:soft-page-break/></text:p>
      <text:p text:style-name="P155">This certificate contains the root certificate for the API server’s certificate, <text:span text:style-name="T179">which is used in place of the system default root certificate.</text:span></text:p>
      <text:p text:style-name="P155"/>
      <text:p text:style-name="P156">If the system have multiple users, then the creator needs to share the certificate with other users.</text:p>
      <text:p text:style-name="P133"/>
      <text:p text:style-name="P149"><text:span text:style-name="T1">All requests come from two different sources</text:span>: <text:s/><text:span text:style-name="T175">(b</text:span>oth go through the same auth process we saw above<text:span text:style-name="T175">)</text:span></text:p>
      <text:list xml:id="list1458996421" text:style-name="L12">
        <text:list-item>
          <text:p text:style-name="P441">The client, like a user</text:p>
        </text:list-item>
        <text:list-item>
          <text:p text:style-name="P441">A POD</text:p>
        </text:list-item>
      </text:list>
      <text:p text:style-name="P132"/>
      <text:p text:style-name="P150"><text:span text:style-name="T31">Request from Users: </text:span><text:span text:style-name="T1"><text:s/></text:span><text:span text:style-name="T58">RBAC</text:span><text:span text:style-name="T1"> </text:span>(Role Based Access Control) <text:span text:style-name="T180">this authorization module </text:span>is used to prevent unauthorized users to modify the cluster state.</text:p>
      <text:p text:style-name="P132"/>
      <text:p text:style-name="P151"><text:span text:style-name="T1">Manage RBAC: </text:span><text:s/>You manage RBAC by creating four resources in two groups:</text:p>
      <text:p text:style-name="P132"/>
      <text:p text:style-name="P151"><text:tab/><text:span text:style-name="T1">Roles and cluster roles: </text:span><text:tab/><text:span text:style-name="T62">What can be done?</text:span></text:p>
      <text:p text:style-name="P152"><text:tab/>Role: <text:s text:c="3"/>Namespaces resources</text:p>
      <text:p text:style-name="P152"><text:tab/>Cluster Role: <text:s text:c="2"/>Cluster level resources</text:p>
      <text:p text:style-name="P151"/>
      <text:p text:style-name="P151"><text:tab/><text:span text:style-name="T1">Role Binding and cluster role binding:</text:span> <text:tab/><text:span text:style-name="T62">Who can do it?</text:span></text:p>
      <text:p text:style-name="P152"><text:tab/>Role Binding: <text:s text:c="4"/>Namespace Resources</text:p>
      <text:p text:style-name="P152"><text:tab/>Cluster Role Binding: <text:s text:c="3"/><text:span text:style-name="T176">C</text:span>luster lever resources</text:p>
      <text:p text:style-name="P132"/>
      <text:p text:style-name="P192">Examples:</text:p>
      <text:p text:style-name="P157"/>
      <text:p text:style-name="P132"><text:span text:style-name="T13">Role: </text:span><text:span text:style-name="T181"><text:s/></text:span>Create a Role named “pod-reader” that allows user to perform “get”, “watch” and “list” on pods:</text:p>
      <text:p text:style-name="P132">kubectl create role pod-reader --verb=get --verb=list --verb=watch –resource=pods</text:p>
      <text:p text:style-name="P132"/>
      <text:p text:style-name="P132"><text:span text:style-name="T13">Cluster Role:</text:span><text:span text:style-name="T181"> <text:s/>Create a ClusterRole named “pod-reader” that allows user to perform “get”, “watch” and “list” on pods:</text:span></text:p>
      <text:p text:style-name="P158">kubectl create clusterrole pod-reader --verb=get,list,watch –resource=pods</text:p>
      <text:p text:style-name="P158"/>
      <text:p text:style-name="P158"><text:span text:style-name="T1">Role Binding:</text:span> Within the namespace “acme”, grant the permissions in the admin ClusterRole to a user named “bob”:</text:p>
      <text:p text:style-name="P158">kubectl create rolebinding bob-admin-binding --clusterrole=admin --user=bob --namespace=acme</text:p>
      <text:p text:style-name="P158"/>
      <text:p text:style-name="P193">Cluster Role Binding: <text:span text:style-name="T67">Across the entire cluster, grant the permissions in the cluster-admin ClusterRole to a user named “root”:</text:span></text:p>
      <text:p text:style-name="P159">kubectl create clusterrolebinding root-cluster-admin-binding --clusterrole=cluster-admin --user=root</text:p>
      <text:p text:style-name="P159"><text:s/></text:p>
      <text:p text:style-name="P198"/>
      <text:p text:style-name="P188"><text:span text:style-name="T177">Requests from PODs: </text:span><text:span text:style-name="T57">Services Accounts</text:span>: <text:span text:style-name="T75">Is how the POD authenticates to the API server</text:span></text:p>
      <text:p text:style-name="P160"/>
      <text:p text:style-name="P336"><text:a xlink:type="simple" xlink:href="https://kubernetes.io/docs/tasks/configure-pod-container/configure-service-account/" text:style-name="Internet_20_link" text:visited-style-name="Visited_20_Internet_20_Link"><text:span text:style-name="T133">Configure Service Accounts for Pods</text:span></text:a></text:p>
      <text:p text:style-name="P161"/>
      <text:p text:style-name="P188"><text:span text:style-name="T67">Represents the identity of the APP running on the POD </text:span><text:span text:style-name="T74">and a token file holds the s</text:span><text:span text:style-name="T77">ervice</text:span><text:span text:style-name="T74"> </text:span><text:span text:style-name="T76">account</text:span><text:span text:style-name="T74"> authentication token.</text:span></text:p>
      <text:p text:style-name="P162"/>
      <text:p text:style-name="P189"><text:soft-page-break/><text:span text:style-name="T74">W</text:span><text:span text:style-name="T67">e can view this</text:span><text:span text:style-name="T74"> </text:span><text:span text:style-name="T67">token file by going over to our POD by a shell and we can cat out the token:</text:span></text:p>
      <text:p text:style-name="P163"><text:tab/><text:span text:style-name="T1">cat /var/run/secrets/kubernetes.io/serviceaccount/token</text:span></text:p>
      <text:p text:style-name="P163"/>
      <text:p text:style-name="P163">When the app uses this token to connect the API server, the plugin authenticates the service account and passes the services account back to the API server core.</text:p>
      <text:p text:style-name="P163"/>
      <text:p text:style-name="P196">Service account by default: <text:span text:style-name="T67">If is not </text:span><text:span text:style-name="T82">specified when creating the pod, the service account applied will be the </text:span><text:span text:style-name="T64">default</text:span><text:span text:style-name="T82"> one.</text:span></text:p>
      <text:p text:style-name="P163"/>
      <text:p text:style-name="P170">This means that if you create the pod into another namespace, the service account will have permissions only for that namespace and not the rest, default namespace included, example:</text:p>
      <text:p text:style-name="P164"/>
      <text:p text:style-name="P191">Get the service accounts in the cluster:</text:p>
      <text:p text:style-name="P153">root@andrewjobson1c:~#<text:span text:style-name="T1"> kubectl get serviceaccounts </text:span></text:p>
      <text:p text:style-name="P153">NAME <text:s text:c="5"/>SECRETS <text:s text:c="2"/>AGE</text:p>
      <text:p text:style-name="P153">default <text:s text:c="7"/>1 <text:s text:c="5"/><text:tab/> <text:s text:c="2"/>43h</text:p>
      <text:p text:style-name="P153"/>
      <text:p text:style-name="P154">If the service account is not specified on the PODs manifest then the default service account will be applied.</text:p>
      <text:p text:style-name="P154"/>
      <text:p text:style-name="P190">View service account token:</text:p>
      <text:p text:style-name="P154">root@andrewjobson1c:~# <text:span text:style-name="T1">kubectl get secrets</text:span></text:p>
      <text:p text:style-name="P154">NAME <text:s text:c="13"/><text:tab/> <text:s text:c="3"/>TYPE <text:s text:c="33"/><text:tab/>DATA <text:s text:c="2"/>AGE</text:p>
      <text:p text:style-name="P154">default-token-fsfdg <text:s text:c="5"/>kubernetes.io/service-account-token <text:s text:c="2"/>3 <text:s text:c="5"/>43h</text:p>
      <text:p text:style-name="P282"/>
      <text:p text:style-name="P284"/>
      <text:p text:style-name="P284"/>
      <text:p text:style-name="P324">End to End <text:span text:style-name="T182">Tests</text:span>, e2e:</text:p>
      <text:p text:style-name="P283"/>
      <text:p text:style-name="P308">E2e tasks are good for two main reasons:</text:p>
      <text:list xml:id="list3892488972" text:style-name="L13">
        <text:list-item>
          <text:p text:style-name="P459">Ensures that performance and respon<text:span text:style-name="T208">s</text:span>e of the app running in a pod is not compromised due the performance in a cluster.</text:p>
        </text:list-item>
        <text:list-item>
          <text:p text:style-name="P460">Ensures that the pods are in good health, there are no resource constraints or problem with deploying resou<text:span text:style-name="T209">r</text:span>ces.</text:p>
        </text:list-item>
      </text:list>
      <text:p text:style-name="P285"/>
      <text:p text:style-name="P321">Tools:</text:p>
      <text:p text:style-name="P286"><text:a xlink:type="simple" xlink:href="https://github.com/kubernetes/community/blob/master/contributors/devel/sig-testing/e2e-tests.md" text:style-name="Internet_20_link" text:visited-style-name="Visited_20_Internet_20_Link"><text:span text:style-name="T15">Kubetest</text:span></text:a><text:span text:style-name="T1">:</text:span> <text:s/><text:span text:style-name="T183">Interface for launching and running e2e tests.</text:span></text:p>
      <text:p text:style-name="P287"><text:span text:style-name="T1">Ju ju deploying cluster:</text:span> <text:s/>Cloud validation and testing</text:p>
      <text:p text:style-name="P287">Each cloud provider have his own <text:span text:style-name="T184">version of a testing suite for their hosted kubernetes services.</text:span></text:p>
      <text:p text:style-name="P287"/>
      <text:p text:style-name="P287"/>
      <text:p text:style-name="P326">Tests:</text:p>
      <text:p text:style-name="P309">Run a simple nginx deployment:</text:p>
      <text:p text:style-name="P288">root@andrewjobson1c:~# <text:span text:style-name="T1">kubectl run nginx --image=nginx</text:span></text:p>
      <text:p text:style-name="P288">kubectl run --generator=deployment/apps.v1 is DEPRECATED and will be removed in a future version. Use kubectl run --generator=run-pod/v1 or kubectl create instead.</text:p>
      <text:p text:style-name="P288">deployment.apps/nginx created</text:p>
      <text:p text:style-name="P323"/>
      <text:p text:style-name="P310"><text:soft-page-break/>View the deployments in your cluster:</text:p>
      <text:p text:style-name="P288">root@andrewjobson1c:~#<text:span text:style-name="T1"> kubectl get deployments</text:span></text:p>
      <text:p text:style-name="P288">NAME <text:s text:c="8"/>READY <text:s text:c="2"/>UP-TO-DATE <text:s text:c="2"/>AVAILABLE <text:s text:c="2"/>AGE</text:p>
      <text:p text:style-name="P288">busybox <text:s text:c="6"/>1/1 <text:s text:c="2"/><text:tab/> <text:s/>1 <text:s text:c="10"/><text:tab/><text:tab/> 1 <text:s text:c="14"/>33h</text:p>
      <text:p text:style-name="P288">nginx <text:s text:c="11"/>1/1 <text:s/><text:tab/> <text:s text:c="2"/>1 <text:s text:c="6"/><text:tab/><text:tab/> 1 <text:s text:c="14"/>31s</text:p>
      <text:p text:style-name="P288">node-hello <text:s text:c="3"/>1/1 <text:s text:c="3"/><text:tab/> <text:s/>1 <text:s text:c="4"/><text:tab/><text:tab/> <text:s text:c="11"/>1 <text:s text:c="14"/>33h</text:p>
      <text:p text:style-name="P288"/>
      <text:p text:style-name="P310">View the pods in the cluster:</text:p>
      <text:p text:style-name="P288">kubectl get pods</text:p>
      <text:p text:style-name="P288">kubectl get pods --all-namespaces</text:p>
      <text:p text:style-name="P288"/>
      <text:p text:style-name="P288"/>
      <text:p text:style-name="P322">Use port forwarding to access a pod directly:</text:p>
      <text:p text:style-name="P288">root@andrewjobson1c:~# <text:span text:style-name="T1">kubectl port-forward nginx-7cdbd8cdc9-q9x78 8081:80</text:span></text:p>
      <text:p text:style-name="P288">Forwarding from 127.0.0.1:8081 -&gt; 80</text:p>
      <text:p text:style-name="P288">Forwarding from [::1]:8081 -&gt; 80</text:p>
      <text:p text:style-name="P288"/>
      <text:p text:style-name="P288"/>
      <text:p text:style-name="P288"/>
      <text:p text:style-name="P288">root@andrewjobson1c:~# <text:span text:style-name="T1">curl --head http://127.0.0.1:8081</text:span></text:p>
      <text:p text:style-name="P327">HTTP/1.1 200 OK</text:p>
      <text:p text:style-name="P327">Server: nginx/1.17.2</text:p>
      <text:p text:style-name="P327">Date: Wed, 24 Jul 2019 22:17:23 GMT</text:p>
      <text:p text:style-name="P327">Content-Type: text/html</text:p>
      <text:p text:style-name="P327">Content-Length: 612</text:p>
      <text:p text:style-name="P327">Last-Modified: Tue, 23 Jul 2019 11:45:37 GMT</text:p>
      <text:p text:style-name="P327">Connection: keep-alive</text:p>
      <text:p text:style-name="P327">ETag: "5d36f361-264"</text:p>
      <text:p text:style-name="P327">Accept-Ranges: bytes</text:p>
      <text:p text:style-name="P311">Get Logs from a pod:</text:p>
      <text:p text:style-name="P290">^Croot@andrewjobson1c:~#<text:span text:style-name="T1"> kubectl logs pod/nginx-7cdbd8cdc9-q9x78</text:span></text:p>
      <text:p text:style-name="P290">127.0.0.1 - - [24/Jul/2019:22:17:23 +0000] "HEAD / HTTP/1.1" 200 0 "-" "curl/7.47.0" "-"</text:p>
      <text:p text:style-name="P288"/>
      <text:p text:style-name="P288"/>
      <text:p text:style-name="P288"/>
      <text:p text:style-name="Horizontal_20_Line"/>
      <text:p text:style-name="P292"><text:span text:style-name="T41">ReplicaSets:</text:span> Set of pods that all share the same label<text:span text:style-name="T187">s.</text:span></text:p>
      <text:p text:style-name="P292"/>
      <text:p text:style-name="P298">Are missing some of the features that we need to truly have HA and <text:span text:style-name="T210">e</text:span>scalability. To do so we should use Deployments. </text:p>
      <text:p text:style-name="P298"/>
      <text:p text:style-name="P328">apiVersion: apps/v1</text:p>
      <text:p text:style-name="P329">kind: ReplicaSet</text:p>
      <text:p text:style-name="P328">metadata:</text:p>
      <text:p text:style-name="P328"><text:s/><text:span text:style-name="T1"><text:s/>name: frontend</text:span></text:p>
      <text:p text:style-name="P328"><text:s text:c="2"/>labels:</text:p>
      <text:p text:style-name="P328"><text:s text:c="4"/><text:span text:style-name="T1">app: nginx</text:span></text:p>
      <text:p text:style-name="P328"><text:s text:c="4"/><text:span text:style-name="T1">tier: frontend</text:span></text:p>
      <text:p text:style-name="P328">spec:</text:p>
      <text:p text:style-name="P329"><text:s text:c="2"/>replicas: 2</text:p>
      <text:p text:style-name="P328"><text:s text:c="2"/>selector:</text:p>
      <text:p text:style-name="P328"><text:s text:c="4"/>matchLabels:</text:p>
      <text:p text:style-name="P329"><text:soft-page-break/><text:s text:c="6"/>tier: frontend</text:p>
      <text:p text:style-name="P328"><text:s text:c="4"/>matchExpressions:</text:p>
      <text:p text:style-name="P328"><text:s text:c="6"/>- {key: tier, operator: In, values: [frontend]}</text:p>
      <text:p text:style-name="P328"><text:s text:c="2"/>template:</text:p>
      <text:p text:style-name="P328"><text:s text:c="4"/>metadata:</text:p>
      <text:p text:style-name="P328"><text:s text:c="6"/>labels:</text:p>
      <text:p text:style-name="P328"><text:s text:c="8"/>app: nginx</text:p>
      <text:p text:style-name="P328"><text:s text:c="8"/>tier: frontend</text:p>
      <text:p text:style-name="P328"><text:s text:c="4"/>spec:</text:p>
      <text:p text:style-name="P328"><text:s text:c="6"/>containers:</text:p>
      <text:p text:style-name="P329"><text:s text:c="6"/>- name: nginx</text:p>
      <text:p text:style-name="P328"><text:s text:c="7"/><text:span text:style-name="T1"><text:s/>image: darealmc/nginx-k8s:v1</text:span></text:p>
      <text:p text:style-name="P328"><text:s text:c="8"/>ports:</text:p>
      <text:p text:style-name="P328"><text:s text:c="8"/>- containerPort: 80</text:p>
      <text:p text:style-name="P291"/>
      <text:p text:style-name="P293"><text:span text:style-name="T1">Create one: <text:s/></text:span>kubectl create -f replicas-example.yml</text:p>
      <text:p text:style-name="P293"/>
      <text:p text:style-name="P293"><text:span text:style-name="T1">See the info or the replica pods:</text:span> <text:s/>kubectl describe <text:span text:style-name="T1">rs/</text:span>frontend</text:p>
      <text:p text:style-name="P297"/>
      <text:p text:style-name="P297"/>
      <text:p text:style-name="P312">See the IP of one <text:span text:style-name="T188">pod</text:span>: </text:p>
      <text:p text:style-name="P294">kubectl get pods</text:p>
      <text:p text:style-name="P294">kubectl describe pod frontend-9jrcw</text:p>
      <text:p text:style-name="P330">[…]</text:p>
      <text:p text:style-name="P333">IP: <text:s text:c="16"/>10.244.2.15</text:p>
      <text:p text:style-name="P333">Controlled By: <text:s text:c="5"/>ReplicaSet/frontend</text:p>
      <text:p text:style-name="P330">[...]</text:p>
      <text:p text:style-name="P294"/>
      <text:p text:style-name="P313">Check if nginx is running:</text:p>
      <text:p text:style-name="P313"/>
      <text:p text:style-name="P334">curl 10.244.2.15</text:p>
      <text:p text:style-name="P331">&lt;head&gt;</text:p>
      <text:p text:style-name="P331"><text:s text:c="2"/>&lt;h1&gt; This is the Correct container! Congratulations!&lt;/h1&gt;</text:p>
      <text:p text:style-name="P331">&lt;/head&gt;</text:p>
      <text:p text:style-name="P331">&lt;body&gt;</text:p>
      <text:p text:style-name="P331"><text:s text:c="2"/>&lt;img src='k8slogo.png' height="550" width="550"&gt;</text:p>
      <text:p text:style-name="P331">&lt;/body&gt;</text:p>
      <text:p text:style-name="P295"/>
      <text:p text:style-name="P289"/>
      <text:p text:style-name="P335">curl --head 10.244.2.15</text:p>
      <text:p text:style-name="P332">HTTP/1.1 200 OK</text:p>
      <text:p text:style-name="P332">Server: nginx/1.15.7</text:p>
      <text:p text:style-name="P332">Date: Wed, 31 Jul 2019 13:25:47 GMT</text:p>
      <text:p text:style-name="P332">Content-Type: text/html</text:p>
      <text:p text:style-name="P332">Content-Length: 141</text:p>
      <text:p text:style-name="P332">Last-Modified: Sat, 15 Dec 2018 04:13:27 GMT</text:p>
      <text:p text:style-name="P332">Connection: keep-alive</text:p>
      <text:p text:style-name="P332">ETag: "5c147f67-8d"</text:p>
      <text:p text:style-name="P332">Accept-Ranges: bytes</text:p>
      <text:p text:style-name="P288"/>
      <text:p text:style-name="P314">Scale to 4 replicas:</text:p>
      <text:p text:style-name="P296">root@andrewjobson1c:~# <text:span text:style-name="T1">kubectl scale rs/frontend --replicas=4</text:span></text:p>
      <text:p text:style-name="P296">replicaset.extensions/frontend scaled</text:p>
      <text:p text:style-name="P288"/>
      <text:p text:style-name="P310">Reduce to 1 replica:</text:p>
      <text:p text:style-name="P288">root@andrewjobson1c:~# <text:span text:style-name="T1">kubectl scale rs/frontend --replicas=1</text:span></text:p>
      <text:p text:style-name="P288">replicaset.extensions/frontend scaled</text:p>
      <text:p text:style-name="P288"/>
      <text:p text:style-name="P315">Delete the ReplicaSet:</text:p>
      <text:p text:style-name="P299"><text:soft-page-break/>root@andrewjobson1c:~# <text:span text:style-name="T1">kubectl delete rs/frontend</text:span></text:p>
      <text:p text:style-name="P299">replicaset.extensions "frontend" deleted</text:p>
      <text:p text:style-name="P299"/>
      <text:p text:style-name="P288"/>
      <text:p text:style-name="Horizontal_20_Line"/>
      <text:p text:style-name="P325">Logs:</text:p>
      <text:p text:style-name="P300"/>
      <text:p text:style-name="P300"/>
      <text:p text:style-name="P300"/>
      <text:p text:style-name="P316"><text:span text:style-name="T197">1 - </text:span>Clone the metrics server:</text:p>
      <text:p text:style-name="P301">git clone https://github.com/linuxacademy/metrics-server</text:p>
      <text:p text:style-name="P288"/>
      <text:p text:style-name="P317">2 – <text:span text:style-name="T197">Deploy the directory of the repository: </text:span></text:p>
      <text:p text:style-name="P302">kubectl apply -f ~/metrics-server/deploy/1.8+/</text:p>
      <text:p text:style-name="P302"/>
      <text:p text:style-name="P318">3 - <text:s/>Access the metrics API: <text:span text:style-name="T81">Makes sure that the API is responding</text:span></text:p>
      <text:p text:style-name="P303">kubectl get --raw /apis/metrics.k8s.io/</text:p>
      <text:p text:style-name="P303"/>
      <text:p text:style-name="P319">4 – Check status nodes and pods:</text:p>
      <text:p text:style-name="P304">kubectl top nodes</text:p>
      <text:p text:style-name="P304">kubectl top pods --all-namespaces</text:p>
      <text:p text:style-name="P304"/>
      <text:p text:style-name="P320">Get the CPU and memory of pods with a label selector:</text:p>
      <text:p text:style-name="P305">kubectl top pod -l run=<text:span text:style-name="T198">&lt;pod_name&gt;</text:span> </text:p>
      <text:p text:style-name="P305"/>
      <text:p text:style-name="P320">Get the CPU and memory of a specific pod:</text:p>
      <text:p text:style-name="P306">kubectl top pod <text:span text:style-name="T198">&lt;pod_name&gt;</text:span></text:p>
      <text:p text:style-name="P305"/>
      <text:p text:style-name="P320">Get the CPU and memory of the containers inside the pod:</text:p>
      <text:p text:style-name="P307">kubectl top pods <text:span text:style-name="T198">&lt;pod_name&gt;</text:span> --containers</text:p>
      <text:p text:style-name="P307"/>
      <text:p text:style-name="Horizontal_20_Line"/>
      <text:p text:style-name="P352">Upgrading the Kubernetes Cluster</text:p>
      <text:p text:style-name="Standard"/>
      <text:p text:style-name="P26">The CKA curriculum refers to the API Server version, v1.14.1.</text:p>
      <text:p text:style-name="P362"><text:span text:style-name="T83">S</text:span><text:span text:style-name="T67">o you have to look for the kubelet version (server version), 1.13.8 in this example. </text:span></text:p>
      <text:p text:style-name="P38">kubectl version --short</text:p>
      <text:p text:style-name="P26"/>
      <text:p text:style-name="P361"><text:span text:style-name="T83">T</text:span><text:span text:style-name="T67">he process creates new images </text:span><text:span text:style-name="T84">for the </text:span><text:span text:style-name="T85">components: <text:s text:c="4"/>kube-apiserver, kube-controller-manager, kube-scheduler, etcd</text:span></text:p>
      <text:p text:style-name="P39"/>
      <text:p text:style-name="P361"><text:span text:style-name="T85">A</text:span><text:span text:style-name="T67">nd </text:span><text:span text:style-name="T85">will</text:span><text:span text:style-name="T67"> swap to them once are working to minimize the downtime.</text:span></text:p>
      <text:p text:style-name="P25"/>
      <text:p text:style-name="P260">Check versions:</text:p>
      <text:p text:style-name="Standard"/>
      <text:p text:style-name="P228">Kubectl version:<text:tab/> <text:span text:style-name="T199">We need to know the Server Version</text:span></text:p>
      <text:p text:style-name="P356">root@andrewjobson1c:~# <text:span text:style-name="T1">kubectl version --short</text:span></text:p>
      <text:p text:style-name="P356">Client Version: <text:span text:style-name="T1">v1.13.5</text:span></text:p>
      <text:p text:style-name="P356"><text:soft-page-break/>Server Version: <text:span text:style-name="T1">v1.13.8 →</text:span><text:span text:style-name="T18"> API server </text:span><text:span text:style-name="T19">that we need to upgrade</text:span></text:p>
      <text:p text:style-name="Standard"/>
      <text:p text:style-name="P229">Kubelet version:</text:p>
      <text:p text:style-name="P354">root@andrewjobson1c:~# <text:span text:style-name="T1">kubectl get nodes</text:span></text:p>
      <text:p text:style-name="P354">NAME <text:s text:c="28"/>STATUS <text:s text:c="2"/>ROLES <text:s text:c="3"/>AGE <text:s text:c="10"/><text:span text:style-name="T1">VERSION</text:span></text:p>
      <text:p text:style-name="P354">andrewjobson1c.mylabserver.com <text:s text:c="2"/>Ready <text:s text:c="3"/>master <text:s text:c="3"/>10d <text:s/><text:span text:style-name="T1"><text:s/>v1.13.5</text:span></text:p>
      <text:p text:style-name="P354">andrewjobson2c.mylabserver.com <text:s text:c="2"/>Ready <text:s text:c="3"/>&lt;none&gt; <text:s text:c="2"/>10d <text:s text:c="2"/><text:span text:style-name="T1">v1.13.5</text:span></text:p>
      <text:p text:style-name="P354">andrewjobson3c.mylabserver.com <text:s text:c="2"/>Ready <text:s text:c="3"/>&lt;none&gt; <text:s text:c="2"/>10d <text:s text:c="2"/><text:span text:style-name="T1">v1.13.5</text:span></text:p>
      <text:p text:style-name="P23"/>
      <text:p text:style-name="P230">All versions on all servers on the cluster:</text:p>
      <text:p text:style-name="P357">root@andrewjobson1c:~# <text:span text:style-name="T1">kubectl describe nodes |grep -i version</text:span></text:p>
      <text:p text:style-name="P357"><text:s/>Kernel Version: <text:s text:c="12"/>4.4.0-1088-aws</text:p>
      <text:p text:style-name="P357"><text:s/>Container Runtime Version: <text:s/>docker://18.6.1</text:p>
      <text:p text:style-name="P357"><text:s/>Kubelet Version: <text:s text:c="11"/>v1.13.5</text:p>
      <text:p text:style-name="P357"><text:s/>Kube-Proxy Version: <text:s text:c="8"/>v1.13.5</text:p>
      <text:p text:style-name="P357"><text:s/>Kernel Version: <text:s text:c="12"/>4.4.0-1088-aws</text:p>
      <text:p text:style-name="P357"><text:s/>Container Runtime Version: <text:s/>docker://18.6.1</text:p>
      <text:p text:style-name="P357"><text:s/>Kubelet Version: <text:s text:c="11"/>v1.13.5</text:p>
      <text:p text:style-name="P357"><text:s/>Kube-Proxy Version: <text:s text:c="8"/>v1.13.5</text:p>
      <text:p text:style-name="P357"><text:s/>Kernel Version: <text:s text:c="12"/>4.4.0-1088-aws</text:p>
      <text:p text:style-name="P357"><text:s/>Container Runtime Version: <text:s/>docker://18.6.1</text:p>
      <text:p text:style-name="P357"><text:s/>Kubelet Version: <text:s text:c="11"/>v1.13.5</text:p>
      <text:p text:style-name="P357"><text:s/>Kube-Proxy Version: <text:s text:c="8"/>v1.13.5</text:p>
      <text:p text:style-name="P355"/>
      <text:p text:style-name="P20"/>
      <text:p text:style-name="P230">Controller-Manager version:</text:p>
      <text:p text:style-name="P24">kubectl get pods <text:s/>-n kube-system kube-controller-manager-andrewjobson1c.mylabserver.com -o yaml</text:p>
      <text:p text:style-name="P24"/>
      <text:p text:style-name="P24">[…]</text:p>
      <text:p text:style-name="P24">image: k8s.gcr.io/kube-controller-manager<text:span text:style-name="T1">:v1.13.8</text:span></text:p>
      <text:p text:style-name="P24">[…]</text:p>
      <text:p text:style-name="P24"/>
      <text:p text:style-name="P24"/>
      <text:p text:style-name="P261">Upgrade versions:</text:p>
      <text:p text:style-name="P24"/>
      <text:p text:style-name="P232">On the Master node:</text:p>
      <text:p text:style-name="P27"><text:span text:style-name="T1">1 – Unhold kubeadm </text:span>→ to allow the update</text:p>
      <text:p text:style-name="P27">dpkg --get-selections |grep kube <text:s text:c="2"/>→ to see what is holded</text:p>
      <text:p text:style-name="P27">kubeadm<text:tab/><text:tab/><text:tab/><text:tab/><text:tab/><text:tab/>hold</text:p>
      <text:p text:style-name="P27"/>
      <text:p text:style-name="P27">root@andrewjobson1c:~#<text:span text:style-name="T1"> sudo apt-mark unhold kubeadm</text:span></text:p>
      <text:p text:style-name="P27">Canceled hold on kubeadm.</text:p>
      <text:p text:style-name="P27"/>
      <text:p text:style-name="P231">dpkg --get-selections |grep kube</text:p>
      <text:p text:style-name="P27">kubeadm<text:tab/><text:tab/><text:tab/><text:tab/><text:tab/><text:tab/>install</text:p>
      <text:p text:style-name="P27"/>
      <text:p text:style-name="P231">2 – Install kubeadm:</text:p>
      <text:p text:style-name="P27">sudo apt install -y kubeadm=1.14.1-00</text:p>
      <text:p text:style-name="P21"/>
      <text:p text:style-name="P231">3 – Hold kubeadm again:</text:p>
      <text:p text:style-name="P27">root@andrewjobson1c:~# <text:span text:style-name="T1">apt-mark hold kubeadm</text:span></text:p>
      <text:p text:style-name="P27">kubeadm set on hold.</text:p>
      <text:p text:style-name="P27"/>
      <text:p text:style-name="P233">4 – Confirm the new version:</text:p>
      <text:p text:style-name="P28">root@andrewjobson1c:~#<text:span text:style-name="T1"> kubeadm version</text:span></text:p>
      <text:p text:style-name="P358"><text:soft-page-break/>kubeadm version: &amp;version.Info{Major:"1", Minor:"14", <text:span text:style-name="T1">GitVersion:"v1.14.1"</text:span>, GitCommit:"b7394102d6ef778017f2ca4046abbaa23b88c290", GitTreeState:"clean", BuildDate:"2019-04-08T17:08:49Z", GoVersion:"go1.12.1", Compiler:"gc", Platform:"linux/amd64"}</text:p>
      <text:p text:style-name="P20"/>
      <text:p text:style-name="P20"/>
      <text:p text:style-name="P29"><text:span text:style-name="T1">5 – Upgrade the rest of the components: </text:span>Will show you what can we upgrade without doing anything else:</text:p>
      <text:p text:style-name="P29"/>
      <text:p text:style-name="P234">sudo kubeadm upgrade plan</text:p>
      <text:p text:style-name="P359">[…]</text:p>
      <text:p text:style-name="P359">COMPONENT <text:s text:c="7"/>CURRENT <text:s text:c="2"/>AVAILABLE</text:p>
      <text:p text:style-name="P359">API Server <text:s text:c="8"/><text:tab/> <text:s/>v1.13.8 <text:s text:c="2"/>v1.14.4</text:p>
      <text:p text:style-name="P359">Controller Manager <text:s text:c="4"/>v1.13.8 <text:s text:c="2"/>v1.14.4</text:p>
      <text:p text:style-name="P359">Scheduler <text:s text:c="11"/><text:tab/> v1.13.8 <text:s text:c="2"/>v1.14.4</text:p>
      <text:p text:style-name="P359">Kube Proxy <text:s text:c="16"/>v1.13.8 <text:s text:c="2"/>v1.14.4</text:p>
      <text:p text:style-name="P359">CoreDNS <text:s text:c="10"/><text:tab/> 1.2.6 <text:s text:c="4"/>1.3.1</text:p>
      <text:p text:style-name="P359">Etcd <text:s text:c="28"/>3.2.24 <text:s text:c="3"/>3.3.10</text:p>
      <text:p text:style-name="P359"/>
      <text:p text:style-name="P359">You can now apply the upgrade by executing the following command:</text:p>
      <text:p text:style-name="P359"><text:tab/>kubeadm upgrade apply v1.14.4</text:p>
      <text:p text:style-name="P20"/>
      <text:p text:style-name="P22"/>
      <text:p text:style-name="P20">root@andrewjobson1c:~#<text:span text:style-name="T1"> kubeadm upgrade apply v1.14.1</text:span></text:p>
      <text:p text:style-name="P355">[preflight] Running pre-flight checks.</text:p>
      <text:p text:style-name="P355">[upgrade] Making sure the cluster is healthy:</text:p>
      <text:p text:style-name="P355">[upgrade/config] Making sure the configuration is correct:</text:p>
      <text:p text:style-name="P355">[upgrade/config] Reading configuration from the cluster...</text:p>
      <text:p text:style-name="P355">[upgrade/config] FYI: You can look at this config file with 'kubectl -n kube-system get cm kubeadm-config -oyaml'</text:p>
      <text:p text:style-name="P355">[upgrade/version] <text:span text:style-name="T1">You have chosen to change the cluster version to "v1.14.1"</text:span></text:p>
      <text:p text:style-name="P355">[upgrade/versions] Cluster version: v1.13.8</text:p>
      <text:p text:style-name="P355">[upgrade/versions] kubeadm version: v1.14.1</text:p>
      <text:p text:style-name="P355">[upgrade/confirm] <text:span text:style-name="T1">Are you sure you want to proceed with the upgrade? [y/N]: </text:span></text:p>
      <text:p text:style-name="P20"/>
      <text:p text:style-name="P30">[…]</text:p>
      <text:p text:style-name="P360">[upgrade/successful] SUCCESS! Your cluster was upgraded to "v1.14.1". Enjoy!</text:p>
      <text:p text:style-name="P20"/>
      <text:p text:style-name="P20"/>
      <text:p text:style-name="P235">6 – Done, check versions:</text:p>
      <text:p text:style-name="P31">root@andrewjobson1c:~# <text:span text:style-name="T1">kubectl version --short</text:span></text:p>
      <text:p text:style-name="P31">Client Version: v1.13.5</text:p>
      <text:p text:style-name="P31">Server Version: <text:span text:style-name="T1">v1.14.1</text:span></text:p>
      <text:p text:style-name="P31"/>
      <text:p text:style-name="P20"/>
      <text:p text:style-name="P236">7 – Unhold , Upgrade <text:s/><text:span text:style-name="T200">and hold back </text:span>kubectl:</text:p>
      <text:p text:style-name="P32">apt-mark unhold kubectl</text:p>
      <text:p text:style-name="P32">apt install -y kubectl=1.14.1-00</text:p>
      <text:p text:style-name="P32">apt-mark hold kubectl</text:p>
      <text:p text:style-name="P32"/>
      <text:p text:style-name="P237">Now client and server have the same version:</text:p>
      <text:p text:style-name="P32">root@andrewjobson1c:~# <text:span text:style-name="T1">kubectl version --short</text:span></text:p>
      <text:p text:style-name="P32">Client Version: v1.14.1</text:p>
      <text:p text:style-name="P32">Server Version: v1.14.1</text:p>
      <text:p text:style-name="P32"/>
      <text:p text:style-name="P238">8 – Kubelet now:</text:p>
      <text:p text:style-name="P33">apt-mark unhold kubelet</text:p>
      <text:p text:style-name="P33">apt install -y kubelet=1.14.1-00</text:p>
      <text:p text:style-name="P33">apt-mark hold kubelet</text:p>
      <text:p text:style-name="P33"><text:soft-page-break/></text:p>
      <text:p text:style-name="P239">Now we have the master node updated:</text:p>
      <text:p text:style-name="P33">root@andrewjobson1c:~# <text:span text:style-name="T1">kubectl get nodes</text:span></text:p>
      <text:p text:style-name="P33">NAME <text:s text:c="40"/>STATUS <text:s text:c="2"/>ROLES <text:s text:c="3"/>AGE <text:s text:c="2"/>VERSION</text:p>
      <text:p text:style-name="P33">andrewjobson1c.mylabserver.com <text:s text:c="2"/>Ready <text:s text:c="3"/>master <text:s text:c="3"/>10d <text:s text:c="4"/><text:span text:style-name="T1"><text:s/>v1.14.1</text:span></text:p>
      <text:p text:style-name="P33">andrewjobson2c.mylabserver.com <text:s text:c="2"/>Ready <text:s text:c="3"/>&lt;none&gt; <text:s text:c="2"/>10d <text:s text:c="4"/>v1.13.5</text:p>
      <text:p text:style-name="P33">andrewjobson3c.mylabserver.com <text:s text:c="2"/>Ready <text:s text:c="3"/>&lt;none&gt; <text:s text:c="2"/>10d <text:s text:c="4"/>v1.13.5</text:p>
      <text:p text:style-name="P33"/>
      <text:p text:style-name="P240">9 – Now do the same to the worker nodes</text:p>
      <text:p text:style-name="P34">Skip the master server parts, points 5 and 6.</text:p>
      <text:p text:style-name="P240"/>
      <text:p text:style-name="P240"/>
      <text:p text:style-name="Horizontal_20_Line"/>
      <text:p text:style-name="P352">Operating System Upgrades within a Kubernetes Cluster:</text:p>
      <text:p text:style-name="Standard"/>
      <text:p text:style-name="P249">Remove a worker node for Maintenance:</text:p>
      <text:p text:style-name="Standard"/>
      <text:p text:style-name="P216">1- Remove the pods of the node avoiding new ones to <text:span text:style-name="T201">be scheduled there:</text:span></text:p>
      <text:p text:style-name="P363">kubectl draing &lt;node_name&gt; --ignore-daemonsets</text:p>
      <text:p text:style-name="P241"/>
      <text:p text:style-name="P241">2- Watch as the node change status:</text:p>
      <text:p text:style-name="P365">kubectl get nodes -w</text:p>
      <text:p text:style-name="P365">You will see the node status as Ready,<text:span text:style-name="T1"> SchedulingDisabled</text:span></text:p>
      <text:p text:style-name="P365"/>
      <text:p text:style-name="P241">3- Schedule pods to the node after the maintenance: </text:p>
      <text:p text:style-name="P365">kubectl uncordon &lt;node_name&gt;</text:p>
      <text:p text:style-name="P365"/>
      <text:p text:style-name="Standard"/>
      <text:p text:style-name="P250">Totally decommission a node:</text:p>
      <text:p text:style-name="Standard"/>
      <text:p text:style-name="P242">1- Drain the node:</text:p>
      <text:p text:style-name="P364">kubectl draing &lt;node_name&gt; --ignore-daemonsets</text:p>
      <text:p text:style-name="Standard"/>
      <text:p text:style-name="P243">2- Delete the node from the cluster:</text:p>
      <text:p text:style-name="P366">kubectl delete node &lt;node_name&gt;</text:p>
      <text:p text:style-name="P366"/>
      <text:p text:style-name="P244">3- Install a new server:</text:p>
      <text:p text:style-name="P367">Install everything, docker,kubeadm,kubectl and kubelet</text:p>
      <text:p text:style-name="P367"/>
      <text:p text:style-name="P244">4- Join it to the cluster:</text:p>
      <text:p text:style-name="P368"><text:span text:style-name="T57">On the master server</text:span>, generate the token: <text:s text:c="2"/>sudo kubeadm token generate</text:p>
      <text:p text:style-name="P368"/>
      <text:p text:style-name="P368"><text:span text:style-name="T57">On the master server, </text:span>generate the join command:</text:p>
      <text:p text:style-name="P368">sudo kubeadm token create &lt;paste the output of the previous command&gt; --<text:span text:style-name="T202">ttl 2h --print-join-command</text:span></text:p>
      <text:p text:style-name="P368"/>
      <text:p text:style-name="P369"><text:span text:style-name="T57">On the new worker node</text:span>, copy the string created on the previous command and paste it on the <text:s text:c="2"/>new worker node.</text:p>
      <text:p text:style-name="P368"/>
      <text:p text:style-name="P370"><text:soft-page-break/><text:span text:style-name="T1">5- Verify that the node has been added correctly: </text:span><text:s/>kubectl get nodes</text:p>
      <text:p text:style-name="Standard"/>
      <text:p text:style-name="Horizontal_20_Line"/>
      <text:p text:style-name="P352">Backing Up and Restoring a Kubernetes Cluster:</text:p>
      <text:p text:style-name="Standard"><text:a xlink:type="simple" xlink:href="https://kubernetes.io/docs/tasks/administer-cluster/configure-upgrade-etcd/#backing-up-an-etcd-cluster" text:style-name="Internet_20_link" text:visited-style-name="Visited_20_Internet_20_Link"/></text:p>
      <text:p text:style-name="Standard"><text:a xlink:type="simple" xlink:href="https://kubernetes.io/docs/tasks/administer-cluster/configure-upgrade-etcd/#backing-up-an-etcd-cluster" text:style-name="Internet_20_link" text:visited-style-name="Visited_20_Internet_20_Link"><text:span text:style-name="T203">Backing up the etcd Store</text:span></text:a></text:p>
      <text:p text:style-name="Standard"><text:a xlink:type="simple" xlink:href="https://github.com/etcd-io/etcd/blob/master/Documentation/op-guide/recovery.md" text:style-name="Internet_20_link" text:visited-style-name="Visited_20_Internet_20_Link"><text:span text:style-name="T203">etcd Disaster Recovery Examples</text:span></text:a></text:p>
      <text:p text:style-name="Standard"/>
      <text:p text:style-name="P245"><text:span text:style-name="T204">1- </text:span>Get the etcd binaries:</text:p>
      <text:p text:style-name="P371">wget https://github.com/etcd-io/etcd/releases/download/v3.3.12/etcd-v3.3.12-linux-amd64.tar.gz</text:p>
      <text:p text:style-name="P371"/>
      <text:p text:style-name="P245"><text:span text:style-name="T204">2- </text:span>Unzip the compressed binaries:</text:p>
      <text:p text:style-name="P371">tar xvf etcd-v3.3.12-linux-amd64.tar.gz</text:p>
      <text:p text:style-name="P371"/>
      <text:p text:style-name="P245"><text:span text:style-name="T204">3- </text:span>Move the files into /usr/local/bin:</text:p>
      <text:p text:style-name="P371">sudo mv etcd-v3.3.12-linux-amd64/etcd* /usr/local/bin</text:p>
      <text:p text:style-name="P371"/>
      <text:p text:style-name="P245"><text:span text:style-name="T204">4- </text:span>Take a snapshot of the etcd datastore using etcdctl:</text:p>
      <text:p text:style-name="P371">root@andrewjobson1c:~# sudo ETCDCTL_API=3 etcdctl snapshot save snapshot.db --cacert /etc/kubernetes/pki/etcd/server.crt --cert /etc/kubernetes/pki/etcd/ca.crt --key /etc/kubernetes/pki/etcd/ca.key</text:p>
      <text:p text:style-name="P371">Snapshot saved at snapshot.db</text:p>
      <text:p text:style-name="P371"/>
      <text:p text:style-name="P245"><text:span text:style-name="T204">5- </text:span>View the help page for etcdctl:</text:p>
      <text:p text:style-name="P371">ETCDCTL_API=3 etcdctl --help</text:p>
      <text:p text:style-name="P371"/>
      <text:p text:style-name="P245"><text:span text:style-name="T204">6- </text:span>View that the snapshot was successful:</text:p>
      <text:p text:style-name="P371">root@andrewjobson1c:~# ETCDCTL_API=3 etcdctl --write-out=table snapshot status snapshot.db</text:p>
      <text:p text:style-name="P112">+----------+----------+------------+------------+</text:p>
      <text:p text:style-name="P112">| <text:s text:c="2"/>HASH <text:s text:c="2"/>| REVISION | TOTAL KEYS | TOTAL SIZE |</text:p>
      <text:p text:style-name="P112">+----------+----------+------------+-----------------------------+</text:p>
      <text:p text:style-name="P112">| 886df69b | <text:s text:c="6"/>518353 | <text:s text:c="10"/>1021 <text:s text:c="6"/>| <text:s text:c="4"/>4.1 MB <text:tab/> <text:s text:c="5"/>|</text:p>
      <text:p text:style-name="P112">+----------+----------+------------+-----------------------------+</text:p>
      <text:p text:style-name="P371"/>
      <text:p text:style-name="P371"><text:span text:style-name="T20">7- </text:span><text:span text:style-name="T1">Store the snapshot on the certificates folder and do a backup:</text:span></text:p>
      <text:p text:style-name="P371">/etc/kubernetes/pki/etcd/</text:p>
      <text:p text:style-name="P371">sudo tar -zcvf etcd.tar.gz etcd</text:p>
      <text:p text:style-name="P371"/>
      <text:p text:style-name="P371"/>
      <text:p text:style-name="P245"><text:span text:style-name="T204">8- </text:span>Copy the etcd directory outside of the server</text:p>
      <text:p text:style-name="P245"/>
      <text:p text:style-name="P245"/>
      <text:p text:style-name="P246">Restore:</text:p>
      <text:p text:style-name="P35">To do the restore operation you need the datastore snapshot and all the certificates files.</text:p>
      <text:p text:style-name="P35"/>
      <text:p text:style-name="P35">When you do the restore <text:span text:style-name="T205">it creates and entirely new etc directory.</text:span></text:p>
      <text:p text:style-name="P35"/>
      <text:p text:style-name="P37">No matter how many nodes do you have in your cluster you must restore always the same snapshot.</text:p>
      <text:p text:style-name="P35"/>
      <text:p text:style-name="P36"><text:soft-page-break/>The restore operation overwrites the memory ID and the cluster ID <text:span text:style-name="T205">so no longer identify with the original cluster at all. The restore operation create a new entire cluster and replaces the etc keyspaces from that backup. You totally wipe and way the previous cluster.</text:span></text:p>
      <text:p text:style-name="P36"/>
      <text:p text:style-name="P40">If the node that is down is completely lost, the new node will need to have the same IP as the original.</text:p>
      <text:p text:style-name="P40"/>
      <text:p text:style-name="P40"/>
      <text:p text:style-name="Horizontal_20_Line"/>
      <text:p text:style-name="P373"><text:span text:style-name="T86">Security: </text:span><text:a xlink:type="simple" xlink:href="https://github.com/kabachook/k8s-security?utm_sq=g7fg3gt0uh" text:style-name="Internet_20_link" text:visited-style-name="Visited_20_Internet_20_Link">https://github.com/kabachook/k8s-security?utm_sq=g7fg3gt0uh</text:a></text:p>
      <text:p text:style-name="P373"/>
      <text:p text:style-name="Horizontal_20_Line"/>
      <text:p text:style-name="P353">Cluster Communications:</text:p>
      <text:p text:style-name="P376"/>
      <text:p text:style-name="P375"><text:span text:style-name="T21">Pods and Node Networking: </text:span><text:span text:style-name="T211"><text:s/></text:span><text:a xlink:type="simple" xlink:href="https://linuxacademy.com/cp/courses/lesson/course/4018/lesson/1/module/327" text:style-name="Internet_20_link" text:visited-style-name="Visited_20_Internet_20_Link">https://linuxacademy.com/cp/courses/lesson/course/4018/lesson/1/module/327</text:a></text:p>
      <text:p text:style-name="P374"/>
      <text:p text:style-name="P381"/>
      <text:p text:style-name="P377">Networking on k8s uses the old <text:a xlink:type="simple" xlink:href="https://blog.scottlowe.org/2013/09/04/introducing-linux-network-namespaces/" text:style-name="Internet_20_link" text:visited-style-name="Visited_20_Internet_20_Link">linux </text:a><text:a xlink:type="simple" xlink:href="https://blog.scottlowe.org/2013/09/04/introducing-linux-network-namespaces/" text:style-name="Internet_20_link" text:visited-style-name="Visited_20_Internet_20_Link"><text:span text:style-name="T212">network</text:span></text:a><text:a xlink:type="simple" xlink:href="https://blog.scottlowe.org/2013/09/04/introducing-linux-network-namespaces/" text:style-name="Internet_20_link" text:visited-style-name="Visited_20_Internet_20_Link"> namespaces.</text:a> <text:a xlink:type="simple" xlink:href="https://blogs.igalia.com/dpino/2016/04/10/network-namespaces/" text:style-name="Internet_20_link" text:visited-style-name="Visited_20_Internet_20_Link"><text:span text:style-name="T214">Another (better) explanation.</text:span></text:a></text:p>
      <text:p text:style-name="P207"/>
      <text:p text:style-name="P207"><text:span text:style-name="T1">Namespaces:</text:span> <text:s/>Cgroups are a metering and limiting mechanism, they control how much resou<text:span text:style-name="T218">r</text:span>ces (CPU, memory) you can use. Namespaces limit what you can see.</text:p>
      <text:p text:style-name="P207"/>
      <text:p text:style-name="P207">Linux kernel provides 6 types of namespaces: <text:span text:style-name="T216">pid, net, mnt, uts,ipc and user.</text:span></text:p>
      <text:p text:style-name="P208"/>
      <text:p text:style-name="P208">For instance, a process inside a pid namespace only sees processes in the same namespace. Thanks to the mnt namespace it’s possible to attach a process to it’s own filesystem.</text:p>
      <text:p text:style-name="P208"/>
      <text:p text:style-name="P208">So network (net) namespaces provide a brand-new network stack for all processes within the namespace.</text:p>
      <text:p text:style-name="P210"/>
      <text:p text:style-name="P211"><text:span text:style-name="T1">Network namespaces: <text:s/></text:span><text:span text:style-name="T217">Contains its own network resources: interfaces, routing tables, etc.</text:span></text:p>
      <text:p text:style-name="P212"/>
      <text:p text:style-name="P213">Creates 2 interfaces, one on the node side (veth) and another in the POD side (will be renamed as eth0).</text:p>
      <text:p text:style-name="P448"/>
      <text:p text:style-name="P382"><text:span text:style-name="T52">Networking within a Node:</text:span><text:span text:style-name="T41"> <text:s/></text:span><text:a xlink:type="simple" xlink:href="https://app.lucidchart.com/documents/view/b1b62a6e-1266-41dd-b48d-3c44252fb88f/XmKXOJEA6k1j" text:style-name="Internet_20_link" text:visited-style-name="Visited_20_Internet_20_Link"><text:span text:style-name="T22">Minerva diagram</text:span></text:a><text:span text:style-name="T1">.</text:span></text:p>
      <text:p text:style-name="P455"><draw:frame draw:style-name="fr1" draw:name="Image5" text:anchor-type="paragraph" svg:x="3.93cm" svg:y="0.423cm" svg:width="8.087cm" svg:height="5.971cm" draw:z-index="4"><draw:image xlink:href="Pictures/100002010000020F00000185A971DCC6738208DA.png" xlink:type="simple" xlink:show="embed" xlink:actuate="onLoad" loext:mime-type="image/png"/></draw:frame></text:p>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383"><text:soft-page-break/><text:span text:style-name="T67">Each P</text:span><text:span text:style-name="T88">OD</text:span><text:span text:style-name="T67"> has an IP address associated with it. It receives this IP address from the virtual ethernet (veth) interface pair. One of this veth is given to the </text:span><text:span text:style-name="T88">POD</text:span><text:span text:style-name="T67"> and renamed as eth0.</text:span></text:p>
      <text:p text:style-name="P455"/>
      <text:p text:style-name="P380"><text:span text:style-name="T1">Bridge:</text:span> Common linux ethernet bridge. It discovers the destination using an ARP request. <text:span text:style-name="T215">Used to communicate on other veth network on the same node.</text:span></text:p>
      <text:p text:style-name="P380"/>
      <text:p text:style-name="P456">Commands:</text:p>
      <text:p text:style-name="P384"><text:span text:style-name="T1"><text:tab/>View which node is running on: <text:s/></text:span><text:span text:style-name="T67">kubectl get pods -o wide</text:span></text:p>
      <text:p text:style-name="P384"><text:span text:style-name="T67"><text:tab/></text:span><text:span text:style-name="T23">See the running containers in that node:</text:span><text:span text:style-name="T89"> <text:s text:c="2"/>sudo docker ps <text:s text:c="3"/>(pick the </text:span><text:span text:style-name="T101">container id</text:span><text:span text:style-name="T89"> needed)</text:span></text:p>
      <text:p text:style-name="P379"><text:tab/><text:span text:style-name="T24">Get the container </text:span><text:span text:style-name="T25">PID</text:span><text:span text:style-name="T24">: <text:s text:c="9"/></text:span><text:span text:style-name="T219">sudo docker inspect --format ‘{{ .State.Pid }}’ <text:s/>(</text:span><text:span text:style-name="T178">container id</text:span><text:span text:style-name="T219">)</text:span></text:p>
      <text:p text:style-name="P378"/>
      <text:p text:style-name="P378"><text:tab/><text:span text:style-name="T25">Get the IP address</text:span><text:span text:style-name="T220">: <text:s/>nsenter -r (container PID) <text:s text:c="2"/>→ you will see eth0@if6 or something similar.</text:span></text:p>
      <text:p text:style-name="P386">In this example if6 is the interface 6 of the pod, so to know which one is do an ifconfig on the <text:span text:style-name="T233">node</text:span> and count until the 6<text:span text:style-name="T221">th</text:span> one, you will see that is a veth interface seeing how are they linked.</text:p>
      <text:p text:style-name="P378"><text:tab/></text:p>
      <text:p text:style-name="P378"/>
      <text:p text:style-name="P247"><text:span text:style-name="T55">Networking Outside of the Node </text:span><text:span text:style-name="T56">and CNI</text:span><text:span text:style-name="T55">:</text:span> <text:a xlink:type="simple" xlink:href="https://app.lucidchart.com/documents/view/b1b62a6e-1266-41dd-b48d-3c44252fb88f/XmKXOJEA6k1j%60" text:style-name="Internet_20_link" text:visited-style-name="Visited_20_Internet_20_Link"><text:span text:style-name="T67">Minerva diagram.</text:span></text:a></text:p>
      <text:p text:style-name="P378"><text:a xlink:type="simple" xlink:href="https://linuxacademy.com/cp/courses/lesson/course/4018/lesson/2/module/327" text:style-name="Internet_20_link" text:visited-style-name="Visited_20_Internet_20_Link">https://linuxacademy.com/cp/courses/lesson/course/4018/lesson/2/module/327</text:a></text:p>
      <text:p text:style-name="P378"/>
      <text:p text:style-name="P387">The CNI is managing the communications between nodes.</text:p>
      <text:p text:style-name="P378"/>
      <text:p text:style-name="P378"><draw:frame draw:style-name="fr1" draw:name="Image6" text:anchor-type="paragraph" svg:x="-0.624cm" svg:y="0.462cm" svg:width="9.342cm" svg:height="5.535cm" draw:z-index="5"><draw:image xlink:href="Pictures/10000201000002990000018A81B4E8C43592F32B.png" xlink:type="simple" xlink:show="embed" xlink:actuate="onLoad" loext:mime-type="image/png"/></draw:frame><draw:frame draw:style-name="fr1" draw:name="Image7" text:anchor-type="paragraph" svg:x="9.343cm" svg:y="0.249cm" svg:width="8.701cm" svg:height="6.024cm" draw:z-index="6"><draw:image xlink:href="Pictures/100002010000029A000001CD31B1BA971389D1FD.png" xlink:type="simple" xlink:show="embed" xlink:actuate="onLoad" loext:mime-type="image/png"/></draw:frame></text:p>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88">Once the CNI is installed it installs a network agent <text:span text:style-name="T222">o</text:span>n each node, which ties the CNI interface.</text:p>
      <text:p text:style-name="P389">Encapsulates the packets changing the source and destination from one node to another.</text:p>
      <text:p text:style-name="P389"/>
      <text:p text:style-name="P389">There is a mapping in the userspace where <text:span text:style-name="T223">you can program all the POD IP addresses to the node IP addresses and when the packet reaches the other node is decapsulated and when reaches the bridge is moved to the proper POD.</text:span></text:p>
      <text:p text:style-name="P378"/>
      <text:p text:style-name="P390">The CNI is installed via plugin, is not a native k8s solution, like Flannel as CNI for instance.</text:p>
      <text:p text:style-name="P378"/>
      <text:p text:style-name="P391">When you run the below command you will install flannel as CNI: <text:s text:c="2"/></text:p>
      <text:p text:style-name="P391"><text:span text:style-name="T213">kubectl apply -f </text:span><text:a xlink:type="simple" xlink:href="https://raw.githubusercontent.com/coreos/flannel/master/Documentation/kube-flannel.yml" text:style-name="Internet_20_link" text:visited-style-name="Visited_20_Internet_20_Link"><text:span text:style-name="T213">https://raw.githubusercontent.com/coreos/flannel/master/Documentation/kube-flannel.yml</text:span></text:a></text:p>
      <text:p text:style-name="P391"/>
      <text:p text:style-name="P391"><text:soft-page-break/>If you take a look to the yml you will see that is installing a lot of stuff, like cluster roles, cluster role binding, services, etc, etc. <text:span text:style-name="T224">This kind of yml is called </text:span><text:span text:style-name="T59">multi resouce yml.</text:span></text:p>
      <text:p text:style-name="P93">To use the CNI you must notify the kubelet. Kubelet needs to know that the CNI is being used by setting the network plugging flag equal to the CNI.</text:p>
      <text:p text:style-name="P391"/>
      <text:p text:style-name="P392">We do that when we install the k8s cluster. Each CNI have a different command, flannel has this one:</text:p>
      <text:p text:style-name="P392"><text:tab/>sudo kubeadm init –pod-network-cidr=10.244.0.0/16</text:p>
      <text:p text:style-name="P392"/>
      <text:p text:style-name="P393"/>
      <text:p text:style-name="P393"><text:span text:style-name="T52">Service Networking:</text:span> <text:a xlink:type="simple" xlink:href="https://linuxacademy.com/cp/courses/lesson/course/4018/lesson/3/module/327" text:style-name="Internet_20_link" text:visited-style-name="Visited_20_Internet_20_Link">Linux academy.</text:a> <text:a xlink:type="simple" xlink:href="https://app.lucidchart.com/documents/view/b1b62a6e-1266-41dd-b48d-3c44252fb88f/XmKXOJEA6k1j" text:style-name="Internet_20_link" text:visited-style-name="Visited_20_Internet_20_Link">Minerva</text:a></text:p>
      <text:p text:style-name="P393"/>
      <text:p text:style-name="P394">Communicate outside of the cluster. <text:span text:style-name="T225">When someone is trying to interact with your application or the app is trying to reach something outside of the cluster.</text:span></text:p>
      <text:p text:style-name="P394"/>
      <text:p text:style-name="P395">Pods are coming and going, or you can have problems with a single pod, then is easy to remove this failing one and change it for a brand new.</text:p>
      <text:p text:style-name="P395"/>
      <text:p text:style-name="P396">The cluster keep track of all this and determine where to send traffic coming in using services. </text:p>
      <text:p text:style-name="P397">Avoiding to have a down time because a pod have been moved or deleted <text:span text:style-name="T226">because have a new IP address or so.</text:span></text:p>
      <text:p text:style-name="P397"/>
      <text:p text:style-name="P398">A service provides just one virtual interface, behind the pods can be moved around, deleted, etc and from the outside everything is going to this virtual interface.</text:p>
      <text:p text:style-name="P398"/>
      <text:p text:style-name="P402">When a service is created in an API server, the API server notifies all kube-proxy agents <text:span text:style-name="T227">about it.</text:span></text:p>
      <text:p text:style-name="P403">Kube-proxy in this case is used to keep track of the endpoints and update IP tables <text:span text:style-name="T228">so the traffic can be routed accordingly.</text:span></text:p>
      <text:p text:style-name="P403"/>
      <text:p text:style-name="P404"><text:span text:style-name="T1">Endpoint: </text:span>Object in the API server created automatically with the service, keeps a ca<text:span text:style-name="T234">che</text:span> of the IP addresses of the pods in that service. <text:s/>Is a correlation between IP address plus port.</text:p>
      <text:p text:style-name="P398"/>
      <text:p text:style-name="P457">Commands:</text:p>
      <text:p text:style-name="P385"><text:span text:style-name="T1"><text:tab/><text:tab/></text:span><text:span text:style-name="T26">View the spec of the services: <text:s/></text:span><text:span text:style-name="T90">kubectl get services -o yaml <text:s/></text:span><text:span text:style-name="T91">(you can see the cluster IP)</text:span></text:p>
      <text:p text:style-name="P399"><text:span text:style-name="T67"><text:tab/><text:tab/></text:span><text:span text:style-name="T92">If you ping the cluster IP won’t work because a service is a </text:span><text:span text:style-name="T93">logical grouping of IP and <text:tab/><text:tab/><text:tab/>port pair.</text:span></text:p>
      <text:p text:style-name="P451"/>
      <text:p text:style-name="P399"><text:span text:style-name="T92"><text:tab/><text:tab/></text:span><text:span text:style-name="T27">View the services in the cluster: <text:s/></text:span><text:span text:style-name="T92">kubectl get services </text:span></text:p>
      <text:p text:style-name="P451"/>
      <text:p text:style-name="P399"><text:span text:style-name="T92"><text:tab/></text:span><text:span text:style-name="T27"><text:tab/></text:span><text:span text:style-name="T28">View IP tables rules: </text:span><text:span text:style-name="T94"><text:tab/> <text:s text:c="8"/>sudo iptables-save |grep KUBE |grep nginx</text:span></text:p>
      <text:p text:style-name="P405"><text:span text:style-name="T65">O</text:span><text:span text:style-name="T63">utput example: </text:span><text:span text:style-name="T67"><text:s/></text:span></text:p>
      <text:p text:style-name="P452">-A KUBE-SERVICES ! -s 10.244.0.0/16 -d 10.109.185.62/32 -p tcp -m comment --comment “default/nginx: cluster IP” -m tcp --dport 80 -j KUBE-MARK-MASQ</text:p>
      <text:p text:style-name="P405"/>
      <text:p text:style-name="P401"><text:span text:style-name="T94">-</text:span><text:span text:style-name="T96">s 10.244.0.0/16 : source, take anything from that range</text:span></text:p>
      <text:p text:style-name="P400"><text:span text:style-name="T96">-</text:span><text:span text:style-name="T97">d 10.109.185.62/32: destination, send it to the IP of the service. </text:span></text:p>
      <text:p text:style-name="P452"/>
      <text:p text:style-name="P399"><text:span text:style-name="T94"><text:tab/><text:tab/></text:span><text:span text:style-name="T29">Get endpoints</text:span><text:span text:style-name="T95">: <text:s text:c="13"/>kubetcl get endpoints</text:span></text:p>
      <text:p text:style-name="P453"/>
      <text:p text:style-name="P453"/>
      <text:p text:style-name="P453"><text:soft-page-break/></text:p>
      <text:p text:style-name="P406"><text:span text:style-name="T53">L</text:span><text:span text:style-name="T54">oad Balancer and Ingress Rules:</text:span><text:span text:style-name="T98"> <text:s/></text:span><text:a xlink:type="simple" xlink:href="https://linuxacademy.com/cp/courses/lesson/course/4018/lesson/4/module/327" text:style-name="Internet_20_link" text:visited-style-name="Visited_20_Internet_20_Link"><text:span text:style-name="T98">Linux Academy</text:span></text:a> <text:a xlink:type="simple" xlink:href="https://app.lucidchart.com/documents/view/b1b62a6e-1266-41dd-b48d-3c44252fb88f/XmKXOJEA6k1j" text:style-name="Internet_20_link" text:visited-style-name="Visited_20_Internet_20_Link"><text:span text:style-name="T229">Minerva</text:span></text:a></text:p>
      <text:p text:style-name="P406"/>
      <text:p text:style-name="P407"><text:span text:style-name="T30">Load Balancer:</text:span><text:span text:style-name="T230"> </text:span>Extension of the <text:span text:style-name="T232">N</text:span>ode<text:span text:style-name="T232">P</text:span>ort type of service.</text:p>
      <text:p text:style-name="P408">It’s balancing the external access to the app through all the nodes that contain it. You need a public IP.</text:p>
      <text:p text:style-name="P408"/>
      <text:p text:style-name="P408">You can create it as a <text:span text:style-name="T231">S</text:span>ervice, you have to specify on “spec” the “type” LoadBalancer instead of a node type port service. <text:span text:style-name="T231">We don’t specify a node port, k8s will choose this for us.</text:span></text:p>
      <text:p text:style-name="P408"/>
      <text:p text:style-name="P248">Ingress Rules: <text:span text:style-name="T99">Like a load balancer but you can access multiple services with just a single IP address, </text:span><text:span text:style-name="T100">with the lb you have only one external IP for each service.</text:span></text:p>
      <text:p text:style-name="P409"/>
      <text:p text:style-name="P409"/>
      <text:p text:style-name="P462"><text:span text:style-name="T52">DNS:</text:span> <text:a xlink:type="simple" xlink:href="https://app.lucidchart.com/documents/view/b1b62a6e-1266-41dd-b48d-3c44252fb88f/XmKXOJEA6k1j" text:style-name="Internet_20_link" text:visited-style-name="Visited_20_Internet_20_Link">Minerva.</text:a> <text:a xlink:type="simple" xlink:href="https://linuxacademy.com/cp/courses/lesson/course/4018/lesson/5/module/327" text:style-name="Internet_20_link" text:visited-style-name="Visited_20_Internet_20_Link"><text:span text:style-name="T67">Linux academy.</text:span></text:a></text:p>
      <text:p text:style-name="P462"><text:span text:style-name="T67"/></text:p>
      <text:p text:style-name="P462"><text:span text:style-name="T6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22:35:19.253000000</meta:creation-date>
    <dc:date>2020-08-26T22:42:00.439354173</dc:date>
    <meta:editing-duration>P6DT5H27M26S</meta:editing-duration>
    <meta:editing-cycles>682</meta:editing-cycles>
    <meta:generator>LibreOffice/6.0.7.3$Linux_X86_64 LibreOffice_project/00m0$Build-3</meta:generator>
    <meta:document-statistic meta:table-count="1" meta:image-count="7" meta:object-count="0" meta:page-count="31" meta:paragraph-count="863" meta:word-count="6459" meta:character-count="45540" meta:non-whitespace-character-count="37929"/>
  </office:meta>
</office:document-meta>
</file>